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styles.xml"/>
  <manifest:file-entry manifest:media-type="text/xml" manifest:full-path="Object 10/meta.xml"/>
  <manifest:file-entry manifest:media-type="text/xml" manifest:full-path="Object 10/content.xml"/>
  <manifest:file-entry manifest:media-type="text/xml" manifest:full-path="Object 10/styles.xml"/>
  <manifest:file-entry manifest:media-type="application/vnd.oasis.opendocument.chart" manifest:full-path="Object 10/"/>
  <manifest:file-entry manifest:media-type="text/xml" manifest:full-path="content.xml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0"/>
  <manifest:file-entry manifest:media-type="text/xml" manifest:full-path="meta.xml"/>
  <manifest:file-entry manifest:media-type="image/png" manifest:full-path="Thumbnails/thumbnail.png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settings.xml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3/meta.xml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text/xml" manifest:full-path="Object 4/meta.xml"/>
  <manifest:file-entry manifest:media-type="text/xml" manifest:full-path="Object 4/content.xml"/>
  <manifest:file-entry manifest:media-type="text/xml" manifest:full-path="Object 4/styles.xml"/>
  <manifest:file-entry manifest:media-type="application/vnd.oasis.opendocument.chart" manifest:full-path="Object 4/"/>
  <manifest:file-entry manifest:media-type="text/xml" manifest:full-path="Object 5/meta.xml"/>
  <manifest:file-entry manifest:media-type="text/xml" manifest:full-path="Object 5/content.xml"/>
  <manifest:file-entry manifest:media-type="text/xml" manifest:full-path="Object 5/styles.xml"/>
  <manifest:file-entry manifest:media-type="application/vnd.oasis.opendocument.chart" manifest:full-path="Object 5/"/>
  <manifest:file-entry manifest:media-type="text/xml" manifest:full-path="Object 6/meta.xml"/>
  <manifest:file-entry manifest:media-type="text/xml" manifest:full-path="Object 6/content.xml"/>
  <manifest:file-entry manifest:media-type="text/xml" manifest:full-path="Object 6/styles.xml"/>
  <manifest:file-entry manifest:media-type="application/vnd.oasis.opendocument.chart" manifest:full-path="Object 6/"/>
  <manifest:file-entry manifest:media-type="text/xml" manifest:full-path="Object 7/meta.xml"/>
  <manifest:file-entry manifest:media-type="text/xml" manifest:full-path="Object 7/content.xml"/>
  <manifest:file-entry manifest:media-type="text/xml" manifest:full-path="Object 7/styles.xml"/>
  <manifest:file-entry manifest:media-type="application/vnd.oasis.opendocument.chart" manifest:full-path="Object 7/"/>
  <manifest:file-entry manifest:media-type="text/xml" manifest:full-path="Object 8/meta.xml"/>
  <manifest:file-entry manifest:media-type="text/xml" manifest:full-path="Object 8/content.xml"/>
  <manifest:file-entry manifest:media-type="text/xml" manifest:full-path="Object 8/styles.xml"/>
  <manifest:file-entry manifest:media-type="application/vnd.oasis.opendocument.chart" manifest:full-path="Object 8/"/>
  <manifest:file-entry manifest:media-type="text/xml" manifest:full-path="Object 9/meta.xml"/>
  <manifest:file-entry manifest:media-type="text/xml" manifest:full-path="Object 9/content.xml"/>
  <manifest:file-entry manifest:media-type="text/xml" manifest:full-path="Object 9/styles.xml"/>
  <manifest:file-entry manifest:media-type="application/vnd.oasis.opendocument.chart" manifest:full-path="Object 9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4071in"/>
    </style:style>
    <style:style style:name="co3" style:family="table-column">
      <style:table-column-properties fo:break-before="auto" style:column-width="1.1425in"/>
    </style:style>
    <style:style style:name="co4" style:family="table-column">
      <style:table-column-properties fo:break-before="auto" style:column-width="0.7008in"/>
    </style:style>
    <style:style style:name="co5" style:family="table-column">
      <style:table-column-properties fo:break-before="auto" style:column-width="0.8992in"/>
    </style:style>
    <style:style style:name="co6" style:family="table-column">
      <style:table-column-properties fo:break-before="auto" style:column-width="1.0382in"/>
    </style:style>
    <style:style style:name="co7" style:family="table-column">
      <style:table-column-properties fo:break-before="auto" style:column-width="0.9953in"/>
    </style:style>
    <style:style style:name="co8" style:family="table-column">
      <style:table-column-properties fo:break-before="auto" style:column-width="1.0472in"/>
    </style:style>
    <style:style style:name="co9" style:family="table-column">
      <style:table-column-properties fo:break-before="auto" style:column-width="1.0728in"/>
    </style:style>
    <style:style style:name="co10" style:family="table-column">
      <style:table-column-properties fo:break-before="auto" style:column-width="0.9693in"/>
    </style:style>
    <style:style style:name="co11" style:family="table-column">
      <style:table-column-properties fo:break-before="auto" style:column-width="0.6492in"/>
    </style:style>
    <style:style style:name="co12" style:family="table-column">
      <style:table-column-properties fo:break-before="auto" style:column-width="1.1161in"/>
    </style:style>
    <style:style style:name="co13" style:family="table-column">
      <style:table-column-properties fo:break-before="auto" style:column-width="0.9866in"/>
    </style:style>
    <style:style style:name="co14" style:family="table-column">
      <style:table-column-properties fo:break-before="auto" style:column-width="0.9429in"/>
    </style:style>
    <style:style style:name="co15" style:family="table-column">
      <style:table-column-properties fo:break-before="auto" style:column-width="1.0465in"/>
    </style:style>
    <style:style style:name="co16" style:family="table-column">
      <style:table-column-properties fo:break-before="auto" style:column-width="1.0209in"/>
    </style:style>
    <style:style style:name="co17" style:family="table-column">
      <style:table-column-properties fo:break-before="auto" style:column-width="0.8398in"/>
    </style:style>
    <style:style style:name="ro1" style:family="table-row">
      <style:table-row-properties style:row-height="0.1925in" fo:break-before="auto" style:use-optimal-row-height="true"/>
    </style:style>
    <style:style style:name="ro2" style:family="table-row">
      <style:table-row-properties style:row-height="0.18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instances" table:style-name="ta1">
        <table:shapes>
          <draw:frame draw:z-index="0" draw:style-name="gr1" svg:width="6.2988in" svg:height="3.5429in" svg:x="8.1559in" svg:y="2.4469in">
            <draw:object draw:notify-on-update-of-ranges="instances.A2:instances.A12 instances.B1:instances.B1 instances.B2:instances.B12 instances.C1:instances.C1 instances.C2:instances.C12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svg:width="6.2988in" svg:height="3.5429in" svg:x="1.602in" svg:y="2.4811in">
            <draw:object draw:notify-on-update-of-ranges="instances.A2:instances.A12 instances.D1:instances.D1 instances.D2:instances.D12 instances.E1:instances.E1 instances.E2:instances.E12 instances.F1:instances.F1 instances.F2:instances.F12 instances.I1:instances.I1 instances.I2:instances.I12 instances.H1:instances.H1 instances.H2:instances.H12 instances.J1:instances.J1 instances.J2:instances.J12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 office:value-type="string">
            <text:p>Args</text:p>
          </table:table-cell>
          <table:table-cell office:value-type="string">
            <text:p>Defeats</text:p>
          </table:table-cell>
          <table:table-cell office:value-type="string">
            <text:p>Set size</text:p>
          </table:table-cell>
          <table:table-cell office:value-type="string">
            <text:p>CF</text:p>
          </table:table-cell>
          <table:table-cell office:value-type="string">
            <text:p>Admissible</text:p>
          </table:table-cell>
          <table:table-cell office:value-type="string">
            <text:p>Complete</text:p>
          </table:table-cell>
          <table:table-cell office:value-type="string">
            <text:p>Preferred</text:p>
          </table:table-cell>
          <table:table-cell office:value-type="string">
            <text:p>Grounded</text:p>
          </table:table-cell>
          <table:table-cell office:value-type="string">
            <text:p>Complete|CF</text:p>
          </table:table-cell>
          <table:table-cell office:value-type="string">
            <text:p>Grounded|CF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0.69255">
            <text:p>0.69255</text:p>
          </table:table-cell>
          <table:table-cell office:value-type="float" office:value="0.602617562352">
            <text:p>0.6026175624</text:p>
          </table:table-cell>
          <table:table-cell office:value-type="float" office:value="0.547436721821756">
            <text:p>0.5474367218</text:p>
          </table:table-cell>
          <table:table-cell office:value-type="float" office:value="0.549007431874484">
            <text:p>0.5490074319</text:p>
          </table:table-cell>
          <table:table-cell office:value-type="float" office:value="0.512441093716945">
            <text:p>0.5124410937</text:p>
          </table:table-cell>
          <table:table-cell table:formula="of:=[.F2]/[.D2]" office:value-type="float" office:value="0.790465268676278">
            <text:p>0.7904652687</text:p>
          </table:table-cell>
          <table:table-cell table:formula="of:=[.H2]/[.D2]" office:value-type="float" office:value="0.739933714124532">
            <text:p>0.7399337141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0.6579225">
            <text:p>0.6579225</text:p>
          </table:table-cell>
          <table:table-cell office:value-type="float" office:value="0.5724866842344">
            <text:p>0.5724866842</text:p>
          </table:table-cell>
          <table:table-cell office:value-type="float" office:value="0.522087885850615">
            <text:p>0.5220878859</text:p>
          </table:table-cell>
          <table:table-cell office:value-type="float" office:value="0.522478542892608">
            <text:p>0.5224785429</text:p>
          </table:table-cell>
          <table:table-cell office:value-type="float" office:value="0.48955875562574">
            <text:p>0.4895587556</text:p>
          </table:table-cell>
          <table:table-cell table:formula="of:=[.F3]/[.D3]" office:value-type="float" office:value="0.793540099100753">
            <text:p>0.7935400991</text:p>
          </table:table-cell>
          <table:table-cell table:formula="of:=[.H3]/[.D3]" office:value-type="float" office:value="0.744097907619423">
            <text:p>0.7440979076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0.6579225">
            <text:p>0.6579225</text:p>
          </table:table-cell>
          <table:table-cell office:value-type="float" office:value="0.634824123184368">
            <text:p>0.6348241232</text:p>
          </table:table-cell>
          <table:table-cell office:value-type="float" office:value="0.561152967121811">
            <text:p>0.5611529671</text:p>
          </table:table-cell>
          <table:table-cell office:value-type="float" office:value="0.559141154321715">
            <text:p>0.5591411543</text:p>
          </table:table-cell>
          <table:table-cell office:value-type="float" office:value="0.521195727720964">
            <text:p>0.5211957277</text:p>
          </table:table-cell>
          <table:table-cell table:formula="of:=[.F4]/[.D4]" office:value-type="float" office:value="0.852916516948138">
            <text:p>0.8529165169</text:p>
          </table:table-cell>
          <table:table-cell table:formula="of:=[.H4]/[.D4]" office:value-type="float" office:value="0.792184075967859">
            <text:p>0.792184076</text:p>
          </table:table-cell>
        </table:table-row>
        <table:table-row table:style-name="ro2">
          <table:table-cell table:number-columns-repeated="2"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0.625026375">
            <text:p>0.625026375</text:p>
          </table:table-cell>
          <table:table-cell office:value-type="float" office:value="0.603082917025149">
            <text:p>0.603082917</text:p>
          </table:table-cell>
          <table:table-cell office:value-type="float" office:value="0.533934150270758">
            <text:p>0.5339341503</text:p>
          </table:table-cell>
          <table:table-cell office:value-type="float" office:value="0.533793224909856">
            <text:p>0.5337932249</text:p>
          </table:table-cell>
          <table:table-cell office:value-type="float" office:value="0.500255655920984">
            <text:p>0.5002556559</text:p>
          </table:table-cell>
          <table:table-cell table:formula="of:=[.F5]/[.D5]" office:value-type="float" office:value="0.854258590720684">
            <text:p>0.8542585907</text:p>
          </table:table-cell>
          <table:table-cell table:formula="of:=[.H5]/[.D5]" office:value-type="float" office:value="0.800375273637027">
            <text:p>0.8003752736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0.625026375">
            <text:p>0.625026375</text:p>
          </table:table-cell>
          <table:table-cell office:value-type="float" office:value="0.603082917025149">
            <text:p>0.603082917</text:p>
          </table:table-cell>
          <table:table-cell office:value-type="float" office:value="0.480794031144426">
            <text:p>0.4807940311</text:p>
          </table:table-cell>
          <table:table-cell office:value-type="float" office:value="0.476843830167173">
            <text:p>0.4768438302</text:p>
          </table:table-cell>
          <table:table-cell office:value-type="float" office:value="0.448487893742293">
            <text:p>0.4484878937</text:p>
          </table:table-cell>
          <table:table-cell table:formula="of:=[.F6]/[.D6]" office:value-type="float" office:value="0.769237987987989">
            <text:p>0.769237988</text:p>
          </table:table-cell>
          <table:table-cell table:formula="of:=[.H6]/[.D6]" office:value-type="float" office:value="0.717550349362926">
            <text:p>0.7175503494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0.625026375">
            <text:p>0.625026375</text:p>
          </table:table-cell>
          <table:table-cell office:value-type="float" office:value="0.603082917025149">
            <text:p>0.603082917</text:p>
          </table:table-cell>
          <table:table-cell office:value-type="float" office:value="0.360485486912156">
            <text:p>0.3604854869</text:p>
          </table:table-cell>
          <table:table-cell office:value-type="float" office:value="0.00423746694915254">
            <text:p>0.0042374669</text:p>
          </table:table-cell>
          <table:table-cell office:value-type="float" office:value="0.337436266173117">
            <text:p>0.3374362662</text:p>
          </table:table-cell>
          <table:table-cell table:formula="of:=[.F7]/[.D7]" office:value-type="float" office:value="0.576752440106477">
            <text:p>0.5767524401</text:p>
          </table:table-cell>
          <table:table-cell table:formula="of:=[.H7]/[.D7]" office:value-type="float" office:value="0.539875243141727">
            <text:p>0.5398752431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float" office:value="0.625026375">
            <text:p>0.625026375</text:p>
          </table:table-cell>
          <table:table-cell office:value-type="float" office:value="0.603082917025149">
            <text:p>0.603082917</text:p>
          </table:table-cell>
          <table:table-cell office:value-type="float" office:value="0.339244878172418">
            <text:p>0.3392448782</text:p>
          </table:table-cell>
          <table:table-cell office:value-type="float" office:value="0.00423746694915254">
            <text:p>0.0042374669</text:p>
          </table:table-cell>
          <table:table-cell office:value-type="float" office:value="0.322855230534427">
            <text:p>0.3228552305</text:p>
          </table:table-cell>
          <table:table-cell table:formula="of:=[.F8]/[.D8]" office:value-type="float" office:value="0.542768900228279">
            <text:p>0.5427689002</text:p>
          </table:table-cell>
          <table:table-cell table:formula="of:=[.H8]/[.D8]" office:value-type="float" office:value="0.516546570589804">
            <text:p>0.5165465706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8">
            <text:p>8</text:p>
          </table:table-cell>
          <table:table-cell office:value-type="float" office:value="0.625026375">
            <text:p>0.625026375</text:p>
          </table:table-cell>
          <table:table-cell office:value-type="float" office:value="0.603082917025149">
            <text:p>0.603082917</text:p>
          </table:table-cell>
          <table:table-cell office:value-type="float" office:value="0.340843292327464">
            <text:p>0.3408432923</text:p>
          </table:table-cell>
          <table:table-cell office:value-type="float" office:value="0.00604307268646409">
            <text:p>0.0060430727</text:p>
          </table:table-cell>
          <table:table-cell office:value-type="float" office:value="0.321309916763941">
            <text:p>0.3213099168</text:p>
          </table:table-cell>
          <table:table-cell table:formula="of:=[.F9]/[.D9]" office:value-type="float" office:value="0.545326254955983">
            <text:p>0.545326255</text:p>
          </table:table-cell>
          <table:table-cell table:formula="of:=[.H9]/[.D9]" office:value-type="float" office:value="0.51407417289221">
            <text:p>0.5140741729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office:value-type="float" office:value="0.625026375">
            <text:p>0.625026375</text:p>
          </table:table-cell>
          <table:table-cell office:value-type="float" office:value="0.603082917025149">
            <text:p>0.603082917</text:p>
          </table:table-cell>
          <table:table-cell office:value-type="float" office:value="0.316262845795561">
            <text:p>0.3162628458</text:p>
          </table:table-cell>
          <table:table-cell office:value-type="float" office:value="0.00423746694915254">
            <text:p>0.0042374669</text:p>
          </table:table-cell>
          <table:table-cell office:value-type="float" office:value="0.29890751186899">
            <text:p>0.2989075119</text:p>
          </table:table-cell>
          <table:table-cell table:formula="of:=[.F10]/[.D10]" office:value-type="float" office:value="0.505999200106653">
            <text:p>0.5059992001</text:p>
          </table:table-cell>
          <table:table-cell table:formula="of:=[.H10]/[.D10]" office:value-type="float" office:value="0.478231837606837">
            <text:p>0.4782318376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office:value-type="float" office:value="0.625026375">
            <text:p>0.625026375</text:p>
          </table:table-cell>
          <table:table-cell office:value-type="float" office:value="0.554233200746112">
            <text:p>0.5542332007</text:p>
          </table:table-cell>
          <table:table-cell office:value-type="float" office:value="0.285121844247431">
            <text:p>0.2851218442</text:p>
          </table:table-cell>
          <table:table-cell office:value-type="float" office:value="0.00604307268646409">
            <text:p>0.0060430727</text:p>
          </table:table-cell>
          <table:table-cell office:value-type="float" office:value="0.269566772289586">
            <text:p>0.2695667723</text:p>
          </table:table-cell>
          <table:table-cell table:formula="of:=[.F11]/[.D11]" office:value-type="float" office:value="0.456175700181342">
            <text:p>0.4561757002</text:p>
          </table:table-cell>
          <table:table-cell table:formula="of:=[.H11]/[.D11]" office:value-type="float" office:value="0.431288635282929">
            <text:p>0.4312886353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  <table:table-cell office:value-type="float" office:value="8">
            <text:p>8</text:p>
          </table:table-cell>
          <table:table-cell office:value-type="float" office:value="0.625026375">
            <text:p>0.625026375</text:p>
          </table:table-cell>
          <table:table-cell office:value-type="float" office:value="0.554233200746112">
            <text:p>0.5542332007</text:p>
          </table:table-cell>
          <table:table-cell office:value-type="float" office:value="0.234945288180882">
            <text:p>0.2349452882</text:p>
          </table:table-cell>
          <table:table-cell office:value-type="float" office:value="0">
            <text:p>0</text:p>
          </table:table-cell>
          <table:table-cell office:value-type="float" office:value="0.216874960560662">
            <text:p>0.2168749606</text:p>
          </table:table-cell>
          <table:table-cell table:formula="of:=[.F12]/[.D12]" office:value-type="float" office:value="0.375896598252965">
            <text:p>0.3758965983</text:p>
          </table:table-cell>
          <table:table-cell table:formula="of:=[.H12]/[.D12]" office:value-type="float" office:value="0.346985294117647">
            <text:p>0.3469852941</text:p>
          </table:table-cell>
        </table:table-row>
      </table:table>
      <table:table table:name="grounded_01" table:style-name="ta1">
        <table:shapes>
          <draw:frame draw:z-index="0" draw:style-name="gr1" svg:width="6.2988in" svg:height="3.5429in" svg:x="9.5181in" svg:y="2.6358in">
            <draw:object draw:notify-on-update-of-ranges="grounded_01.A2:grounded_01.A12 grounded_01.D15:grounded_01.D15 grounded_01.D16:grounded_01.D26 grounded_01.B15:grounded_01.B15 grounded_01.B16:grounded_01.B26 grounded_01.C15:grounded_01.C15 grounded_01.C16:grounded_01.C26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1" draw:style-name="gr1" svg:width="6.2988in" svg:height="3.5429in" svg:x="3.1591in" svg:y="2.6882in">
            <draw:object draw:notify-on-update-of-ranges="grounded_01.A2:grounded_01.A12 grounded_01.B1:grounded_01.B1 grounded_01.B2:grounded_01.B12 grounded_01.D1:grounded_01.D1 grounded_01.D2:grounded_01.D12 grounded_01.K1:grounded_01.K1 grounded_01.K2:grounded_01.K12 grounded_01.M1:grounded_01.M1 grounded_01.M2:grounded_01.M12"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number-columns-repeated="4" table:default-cell-style-name="Default"/>
        <table:table-row table:style-name="ro2">
          <table:table-cell office:value-type="string">
            <text:p>Args</text:p>
          </table:table-cell>
          <table:table-cell office:value-type="string">
            <text:p>Naive CPU time</text:p>
          </table:table-cell>
          <table:table-cell office:value-type="string">
            <text:p>Naive Successes</text:p>
          </table:table-cell>
          <table:table-cell office:value-type="string">
            <text:p>Naive Trials</text:p>
          </table:table-cell>
          <table:table-cell office:value-type="string">
            <text:p>Naive Mean Conditional</text:p>
          </table:table-cell>
          <table:table-cell office:value-type="string">
            <text:p>Naive Mean Value</text:p>
          </table:table-cell>
          <table:table-cell office:value-type="string">
            <text:p>Naive Abs Error</text:p>
          </table:table-cell>
          <table:table-cell office:value-type="string">
            <text:p>Naive Rel Error</text:p>
          </table:table-cell>
          <table:table-cell office:value-type="string">
            <text:p>Naive Min Value</text:p>
          </table:table-cell>
          <table:table-cell office:value-type="string">
            <text:p>Naive Max Value</text:p>
          </table:table-cell>
          <table:table-cell office:value-type="string">
            <text:p>Optim CPU time</text:p>
          </table:table-cell>
          <table:table-cell office:value-type="string">
            <text:p>Optim Successes</text:p>
          </table:table-cell>
          <table:table-cell office:value-type="string">
            <text:p>Optim Trials</text:p>
          </table:table-cell>
          <table:table-cell office:value-type="string">
            <text:p>Optim Mean Conditional</text:p>
          </table:table-cell>
          <table:table-cell office:value-type="string">
            <text:p>Optim Mean Value</text:p>
          </table:table-cell>
          <table:table-cell office:value-type="string">
            <text:p>Optim Abs Error</text:p>
          </table:table-cell>
          <table:table-cell office:value-type="string">
            <text:p>Optim Rel Error</text:p>
          </table:table-cell>
          <table:table-cell office:value-type="string">
            <text:p>Optim Min Value</text:p>
          </table:table-cell>
          <table:table-cell office:value-type="string">
            <text:p>Optim Max Value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48.7">
            <text:p>348.7</text:p>
          </table:table-cell>
          <table:table-cell office:value-type="float" office:value="4916.05">
            <text:p>4916.05</text:p>
          </table:table-cell>
          <table:table-cell office:value-type="float" office:value="9593.4">
            <text:p>9593.4</text:p>
          </table:table-cell>
          <table:table-cell table:number-columns-repeated="2" office:value-type="float" office:value="0.512443953470972">
            <text:p>0.5124439535</text:p>
          </table:table-cell>
          <table:table-cell office:value-type="float" office:value="0.0127621868232604">
            <text:p>0.0127621868</text:p>
          </table:table-cell>
          <table:table-cell office:value-type="float" office:value="0.0249045514866892">
            <text:p>0.0249045515</text:p>
          </table:table-cell>
          <table:table-cell office:value-type="float" office:value="0.498802208103323">
            <text:p>0.4988022081</text:p>
          </table:table-cell>
          <table:table-cell office:value-type="float" office:value="0.524326581749843">
            <text:p>0.5243265817</text:p>
          </table:table-cell>
          <table:table-cell office:value-type="float" office:value="175.7">
            <text:p>175.7</text:p>
          </table:table-cell>
          <table:table-cell office:value-type="float" office:value="2608.2">
            <text:p>2608.2</text:p>
          </table:table-cell>
          <table:table-cell office:value-type="float" office:value="3504.65">
            <text:p>3504.65</text:p>
          </table:table-cell>
          <table:table-cell office:value-type="float" office:value="0.744344044019782">
            <text:p>0.744344044</text:p>
          </table:table-cell>
          <table:table-cell office:value-type="float" office:value="0.5154954676859">
            <text:p>0.5154954677</text:p>
          </table:table-cell>
          <table:table-cell office:value-type="float" office:value="0.00779385759155277">
            <text:p>0.0077938576</text:p>
          </table:table-cell>
          <table:table-cell office:value-type="float" office:value="0.0151191583245921">
            <text:p>0.0151191583</text:p>
          </table:table-cell>
          <table:table-cell office:value-type="float" office:value="0.505947311086597">
            <text:p>0.5059473111</text:p>
          </table:table-cell>
          <table:table-cell office:value-type="float" office:value="0.521535026269702">
            <text:p>0.5215350263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30.15">
            <text:p>630.15</text:p>
          </table:table-cell>
          <table:table-cell office:value-type="float" office:value="4685.7">
            <text:p>4685.7</text:p>
          </table:table-cell>
          <table:table-cell office:value-type="float" office:value="9594.6">
            <text:p>9594.6</text:p>
          </table:table-cell>
          <table:table-cell table:number-columns-repeated="2" office:value-type="float" office:value="0.488366257865946">
            <text:p>0.4883662579</text:p>
          </table:table-cell>
          <table:table-cell office:value-type="float" office:value="0.0103835078485805">
            <text:p>0.0103835078</text:p>
          </table:table-cell>
          <table:table-cell office:value-type="float" office:value="0.0212617224907268">
            <text:p>0.0212617225</text:p>
          </table:table-cell>
          <table:table-cell office:value-type="float" office:value="0.478660127308776">
            <text:p>0.4786601273</text:p>
          </table:table-cell>
          <table:table-cell office:value-type="float" office:value="0.499427143005937">
            <text:p>0.499427143</text:p>
          </table:table-cell>
          <table:table-cell office:value-type="float" office:value="316.8">
            <text:p>316.8</text:p>
          </table:table-cell>
          <table:table-cell office:value-type="float" office:value="2353.85">
            <text:p>2353.85</text:p>
          </table:table-cell>
          <table:table-cell office:value-type="float" office:value="3164.6">
            <text:p>3164.6</text:p>
          </table:table-cell>
          <table:table-cell office:value-type="float" office:value="0.744048750221635">
            <text:p>0.7440487502</text:p>
          </table:table-cell>
          <table:table-cell office:value-type="float" office:value="0.489526413867694">
            <text:p>0.4895264139</text:p>
          </table:table-cell>
          <table:table-cell office:value-type="float" office:value="0.0128408146471146">
            <text:p>0.0128408146</text:p>
          </table:table-cell>
          <table:table-cell office:value-type="float" office:value="0.026231096593258">
            <text:p>0.0262310966</text:p>
          </table:table-cell>
          <table:table-cell office:value-type="float" office:value="0.476919386877828">
            <text:p>0.4769193869</text:p>
          </table:table-cell>
          <table:table-cell office:value-type="float" office:value="0.502601016172057">
            <text:p>0.5026010162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649.5">
            <text:p>649.5</text:p>
          </table:table-cell>
          <table:table-cell office:value-type="float" office:value="5014.75">
            <text:p>5014.75</text:p>
          </table:table-cell>
          <table:table-cell office:value-type="float" office:value="9578.8">
            <text:p>9578.8</text:p>
          </table:table-cell>
          <table:table-cell table:number-columns-repeated="2" office:value-type="float" office:value="0.523529277983153">
            <text:p>0.523529278</text:p>
          </table:table-cell>
          <table:table-cell office:value-type="float" office:value="0.00868529772922844">
            <text:p>0.0086852977</text:p>
          </table:table-cell>
          <table:table-cell office:value-type="float" office:value="0.0165898987783219">
            <text:p>0.0165898988</text:p>
          </table:table-cell>
          <table:table-cell office:value-type="float" office:value="0.51600458763424">
            <text:p>0.5160045876</text:p>
          </table:table-cell>
          <table:table-cell office:value-type="float" office:value="0.533375183092697">
            <text:p>0.5333751831</text:p>
          </table:table-cell>
          <table:table-cell office:value-type="float" office:value="282.9">
            <text:p>282.9</text:p>
          </table:table-cell>
          <table:table-cell office:value-type="float" office:value="2146.7">
            <text:p>2146.7</text:p>
          </table:table-cell>
          <table:table-cell office:value-type="float" office:value="2695.75">
            <text:p>2695.75</text:p>
          </table:table-cell>
          <table:table-cell office:value-type="float" office:value="0.796498548152621">
            <text:p>0.7964985482</text:p>
          </table:table-cell>
          <table:table-cell office:value-type="float" office:value="0.524034316046943">
            <text:p>0.524034316</text:p>
          </table:table-cell>
          <table:table-cell office:value-type="float" office:value="0.0084367513484826">
            <text:p>0.0084367513</text:p>
          </table:table-cell>
          <table:table-cell office:value-type="float" office:value="0.0160996161704167">
            <text:p>0.0160996162</text:p>
          </table:table-cell>
          <table:table-cell office:value-type="float" office:value="0.512637028301887">
            <text:p>0.5126370283</text:p>
          </table:table-cell>
          <table:table-cell office:value-type="float" office:value="0.529510530998852">
            <text:p>0.529510531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242.8">
            <text:p>1242.8</text:p>
          </table:table-cell>
          <table:table-cell office:value-type="float" office:value="4784.65">
            <text:p>4784.65</text:p>
          </table:table-cell>
          <table:table-cell office:value-type="float" office:value="9599.45">
            <text:p>9599.45</text:p>
          </table:table-cell>
          <table:table-cell table:number-columns-repeated="2" office:value-type="float" office:value="0.498428913108723">
            <text:p>0.4984289131</text:p>
          </table:table-cell>
          <table:table-cell office:value-type="float" office:value="0.0115425142321447">
            <text:p>0.0115425142</text:p>
          </table:table-cell>
          <table:table-cell office:value-type="float" office:value="0.0231577942783326">
            <text:p>0.0231577943</text:p>
          </table:table-cell>
          <table:table-cell office:value-type="float" office:value="0.485979359949963">
            <text:p>0.4859793599</text:p>
          </table:table-cell>
          <table:table-cell office:value-type="float" office:value="0.509064388414253">
            <text:p>0.5090643884</text:p>
          </table:table-cell>
          <table:table-cell office:value-type="float" office:value="516.85">
            <text:p>516.85</text:p>
          </table:table-cell>
          <table:table-cell office:value-type="float" office:value="1934.7">
            <text:p>1934.7</text:p>
          </table:table-cell>
          <table:table-cell office:value-type="float" office:value="2427.9">
            <text:p>2427.9</text:p>
          </table:table-cell>
          <table:table-cell office:value-type="float" office:value="0.797076023644573">
            <text:p>0.7970760236</text:p>
          </table:table-cell>
          <table:table-cell office:value-type="float" office:value="0.498193537657981">
            <text:p>0.4981935377</text:p>
          </table:table-cell>
          <table:table-cell office:value-type="float" office:value="0.00819386777297287">
            <text:p>0.0081938678</text:p>
          </table:table-cell>
          <table:table-cell office:value-type="float" office:value="0.016447157888664">
            <text:p>0.0164471579</text:p>
          </table:table-cell>
          <table:table-cell office:value-type="float" office:value="0.491446194141554">
            <text:p>0.4914461941</text:p>
          </table:table-cell>
          <table:table-cell office:value-type="float" office:value="0.5078339296875">
            <text:p>0.5078339297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207.2">
            <text:p>1207.2</text:p>
          </table:table-cell>
          <table:table-cell office:value-type="float" office:value="4243.25">
            <text:p>4243.25</text:p>
          </table:table-cell>
          <table:table-cell office:value-type="float" office:value="9492">
            <text:p>9492</text:p>
          </table:table-cell>
          <table:table-cell table:number-columns-repeated="2" office:value-type="float" office:value="0.447023526471277">
            <text:p>0.4470235265</text:p>
          </table:table-cell>
          <table:table-cell office:value-type="float" office:value="0.00895620483160695">
            <text:p>0.0089562048</text:p>
          </table:table-cell>
          <table:table-cell office:value-type="float" office:value="0.0200351979286316">
            <text:p>0.0200351979</text:p>
          </table:table-cell>
          <table:table-cell office:value-type="float" office:value="0.437625648079568">
            <text:p>0.4376256481</text:p>
          </table:table-cell>
          <table:table-cell office:value-type="float" office:value="0.455538057742782">
            <text:p>0.4555380577</text:p>
          </table:table-cell>
          <table:table-cell office:value-type="float" office:value="635.45">
            <text:p>635.45</text:p>
          </table:table-cell>
          <table:table-cell office:value-type="float" office:value="2178.35">
            <text:p>2178.35</text:p>
          </table:table-cell>
          <table:table-cell office:value-type="float" office:value="3031">
            <text:p>3031</text:p>
          </table:table-cell>
          <table:table-cell office:value-type="float" office:value="0.718834596720669">
            <text:p>0.7188345967</text:p>
          </table:table-cell>
          <table:table-cell office:value-type="float" office:value="0.449290582212907">
            <text:p>0.4492905822</text:p>
          </table:table-cell>
          <table:table-cell office:value-type="float" office:value="0.00980754739100937">
            <text:p>0.0098075474</text:p>
          </table:table-cell>
          <table:table-cell office:value-type="float" office:value="0.0218289627677124">
            <text:p>0.0218289628</text:p>
          </table:table-cell>
          <table:table-cell office:value-type="float" office:value="0.437240849262373">
            <text:p>0.4372408493</text:p>
          </table:table-cell>
          <table:table-cell office:value-type="float" office:value="0.456855944044392">
            <text:p>0.456855944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881.75">
            <text:p>881.75</text:p>
          </table:table-cell>
          <table:table-cell office:value-type="float" office:value="2914.6">
            <text:p>2914.6</text:p>
          </table:table-cell>
          <table:table-cell office:value-type="float" office:value="8602.7">
            <text:p>8602.7</text:p>
          </table:table-cell>
          <table:table-cell table:number-columns-repeated="2" office:value-type="float" office:value="0.338777134644895">
            <text:p>0.3387771346</text:p>
          </table:table-cell>
          <table:table-cell office:value-type="float" office:value="0.00622530377851785">
            <text:p>0.0062253038</text:p>
          </table:table-cell>
          <table:table-cell office:value-type="float" office:value="0.0183758085829588">
            <text:p>0.0183758086</text:p>
          </table:table-cell>
          <table:table-cell office:value-type="float" office:value="0.332786116322702">
            <text:p>0.3327861163</text:p>
          </table:table-cell>
          <table:table-cell office:value-type="float" office:value="0.345236723879737">
            <text:p>0.3452367239</text:p>
          </table:table-cell>
          <table:table-cell office:value-type="float" office:value="621.75">
            <text:p>621.75</text:p>
          </table:table-cell>
          <table:table-cell office:value-type="float" office:value="2011.2">
            <text:p>2011.2</text:p>
          </table:table-cell>
          <table:table-cell office:value-type="float" office:value="3723.9">
            <text:p>3723.9</text:p>
          </table:table-cell>
          <table:table-cell office:value-type="float" office:value="0.540091869152173">
            <text:p>0.5400918692</text:p>
          </table:table-cell>
          <table:table-cell office:value-type="float" office:value="0.337571663143157">
            <text:p>0.3375716631</text:p>
          </table:table-cell>
          <table:table-cell office:value-type="float" office:value="0.00782979425677052">
            <text:p>0.0078297943</text:p>
          </table:table-cell>
          <table:table-cell office:value-type="float" office:value="0.0231944653880799">
            <text:p>0.0231944654</text:p>
          </table:table-cell>
          <table:table-cell office:value-type="float" office:value="0.330246805206103">
            <text:p>0.3302468052</text:p>
          </table:table-cell>
          <table:table-cell office:value-type="float" office:value="0.345906393719644">
            <text:p>0.3459063937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856.6">
            <text:p>856.6</text:p>
          </table:table-cell>
          <table:table-cell office:value-type="float" office:value="2748.4">
            <text:p>2748.4</text:p>
          </table:table-cell>
          <table:table-cell office:value-type="float" office:value="8435.4">
            <text:p>8435.4</text:p>
          </table:table-cell>
          <table:table-cell table:number-columns-repeated="2" office:value-type="float" office:value="0.325789772661673">
            <text:p>0.3257897727</text:p>
          </table:table-cell>
          <table:table-cell office:value-type="float" office:value="0.00813106569409089">
            <text:p>0.0081310657</text:p>
          </table:table-cell>
          <table:table-cell office:value-type="float" office:value="0.0249580139599252">
            <text:p>0.024958014</text:p>
          </table:table-cell>
          <table:table-cell office:value-type="float" office:value="0.318007202881152">
            <text:p>0.3180072029</text:p>
          </table:table-cell>
          <table:table-cell office:value-type="float" office:value="0.334269334269334">
            <text:p>0.3342693343</text:p>
          </table:table-cell>
          <table:table-cell office:value-type="float" office:value="615.9">
            <text:p>615.9</text:p>
          </table:table-cell>
          <table:table-cell office:value-type="float" office:value="1948.1">
            <text:p>1948.1</text:p>
          </table:table-cell>
          <table:table-cell office:value-type="float" office:value="3741.15">
            <text:p>3741.15</text:p>
          </table:table-cell>
          <table:table-cell office:value-type="float" office:value="0.520732221668843">
            <text:p>0.5207322217</text:p>
          </table:table-cell>
          <table:table-cell office:value-type="float" office:value="0.325471372855373">
            <text:p>0.3254713729</text:p>
          </table:table-cell>
          <table:table-cell office:value-type="float" office:value="0.0100212093275572">
            <text:p>0.0100212093</text:p>
          </table:table-cell>
          <table:table-cell office:value-type="float" office:value="0.0307898333412266">
            <text:p>0.0307898333</text:p>
          </table:table-cell>
          <table:table-cell office:value-type="float" office:value="0.315014627101121">
            <text:p>0.3150146271</text:p>
          </table:table-cell>
          <table:table-cell office:value-type="float" office:value="0.335057045756235">
            <text:p>0.3350570458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877.65">
            <text:p>877.65</text:p>
          </table:table-cell>
          <table:table-cell office:value-type="float" office:value="2693.9">
            <text:p>2693.9</text:p>
          </table:table-cell>
          <table:table-cell office:value-type="float" office:value="8376.6">
            <text:p>8376.6</text:p>
          </table:table-cell>
          <table:table-cell table:number-columns-repeated="2" office:value-type="float" office:value="0.321524152782952">
            <text:p>0.3215241528</text:p>
          </table:table-cell>
          <table:table-cell office:value-type="float" office:value="0.0128346167950128">
            <text:p>0.0128346168</text:p>
          </table:table-cell>
          <table:table-cell office:value-type="float" office:value="0.0399180487186509">
            <text:p>0.0399180487</text:p>
          </table:table-cell>
          <table:table-cell office:value-type="float" office:value="0.307664099743308">
            <text:p>0.3076640997</text:p>
          </table:table-cell>
          <table:table-cell office:value-type="float" office:value="0.333333333333333">
            <text:p>0.3333333333</text:p>
          </table:table-cell>
          <table:table-cell office:value-type="float" office:value="631.45">
            <text:p>631.45</text:p>
          </table:table-cell>
          <table:table-cell office:value-type="float" office:value="1919.3">
            <text:p>1919.3</text:p>
          </table:table-cell>
          <table:table-cell office:value-type="float" office:value="3745.55">
            <text:p>3745.55</text:p>
          </table:table-cell>
          <table:table-cell office:value-type="float" office:value="0.512425541253578">
            <text:p>0.5124255413</text:p>
          </table:table-cell>
          <table:table-cell office:value-type="float" office:value="0.320279478507137">
            <text:p>0.3202794785</text:p>
          </table:table-cell>
          <table:table-cell office:value-type="float" office:value="0.00756144857159327">
            <text:p>0.0075614486</text:p>
          </table:table-cell>
          <table:table-cell office:value-type="float" office:value="0.0236089074668104">
            <text:p>0.0236089075</text:p>
          </table:table-cell>
          <table:table-cell office:value-type="float" office:value="0.311929673946386">
            <text:p>0.3119296739</text:p>
          </table:table-cell>
          <table:table-cell office:value-type="float" office:value="0.327052571089572">
            <text:p>0.3270525711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787.55">
            <text:p>787.55</text:p>
          </table:table-cell>
          <table:table-cell office:value-type="float" office:value="2381.1">
            <text:p>2381.1</text:p>
          </table:table-cell>
          <table:table-cell office:value-type="float" office:value="8017.5">
            <text:p>8017.5</text:p>
          </table:table-cell>
          <table:table-cell table:number-columns-repeated="2" office:value-type="float" office:value="0.296939882595856">
            <text:p>0.2969398826</text:p>
          </table:table-cell>
          <table:table-cell office:value-type="float" office:value="0.00949338314389522">
            <text:p>0.0094933831</text:p>
          </table:table-cell>
          <table:table-cell office:value-type="float" office:value="0.0319707243799782">
            <text:p>0.0319707244</text:p>
          </table:table-cell>
          <table:table-cell office:value-type="float" office:value="0.285841836734694">
            <text:p>0.2858418367</text:p>
          </table:table-cell>
          <table:table-cell office:value-type="float" office:value="0.304828603022484">
            <text:p>0.304828603</text:p>
          </table:table-cell>
          <table:table-cell office:value-type="float" office:value="591.05">
            <text:p>591.05</text:p>
          </table:table-cell>
          <table:table-cell office:value-type="float" office:value="1766.65">
            <text:p>1766.65</text:p>
          </table:table-cell>
          <table:table-cell office:value-type="float" office:value="3736.7">
            <text:p>3736.7</text:p>
          </table:table-cell>
          <table:table-cell office:value-type="float" office:value="0.47277264293584">
            <text:p>0.4727726429</text:p>
          </table:table-cell>
          <table:table-cell office:value-type="float" office:value="0.295495371213357">
            <text:p>0.2954953712</text:p>
          </table:table-cell>
          <table:table-cell office:value-type="float" office:value="0.00802734735397839">
            <text:p>0.0080273474</text:p>
          </table:table-cell>
          <table:table-cell office:value-type="float" office:value="0.0271657296052275">
            <text:p>0.0271657296</text:p>
          </table:table-cell>
          <table:table-cell office:value-type="float" office:value="0.288783315736517">
            <text:p>0.2887833157</text:p>
          </table:table-cell>
          <table:table-cell office:value-type="float" office:value="0.304838010444474">
            <text:p>0.3048380104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734.8">
            <text:p>734.8</text:p>
          </table:table-cell>
          <table:table-cell office:value-type="float" office:value="2014.95">
            <text:p>2014.95</text:p>
          </table:table-cell>
          <table:table-cell office:value-type="float" office:value="7527.25">
            <text:p>7527.25</text:p>
          </table:table-cell>
          <table:table-cell table:number-columns-repeated="2" office:value-type="float" office:value="0.267614308870104">
            <text:p>0.2676143089</text:p>
          </table:table-cell>
          <table:table-cell office:value-type="float" office:value="0.00979334618196021">
            <text:p>0.0097933462</text:p>
          </table:table-cell>
          <table:table-cell office:value-type="float" office:value="0.0365950020509321">
            <text:p>0.0365950021</text:p>
          </table:table-cell>
          <table:table-cell office:value-type="float" office:value="0.259284358904852">
            <text:p>0.2592843589</text:p>
          </table:table-cell>
          <table:table-cell office:value-type="float" office:value="0.278871051268773">
            <text:p>0.2788710513</text:p>
          </table:table-cell>
          <table:table-cell office:value-type="float" office:value="582.35">
            <text:p>582.35</text:p>
          </table:table-cell>
          <table:table-cell office:value-type="float" office:value="1584.75">
            <text:p>1584.75</text:p>
          </table:table-cell>
          <table:table-cell office:value-type="float" office:value="3676.1">
            <text:p>3676.1</text:p>
          </table:table-cell>
          <table:table-cell office:value-type="float" office:value="0.43104770202607">
            <text:p>0.431047702</text:p>
          </table:table-cell>
          <table:table-cell office:value-type="float" office:value="0.269416182649434">
            <text:p>0.2694161826</text:p>
          </table:table-cell>
          <table:table-cell office:value-type="float" office:value="0.00942778317914209">
            <text:p>0.0094277832</text:p>
          </table:table-cell>
          <table:table-cell office:value-type="float" office:value="0.0349933811934733">
            <text:p>0.0349933812</text:p>
          </table:table-cell>
          <table:table-cell office:value-type="float" office:value="0.261555295868731">
            <text:p>0.2615552959</text:p>
          </table:table-cell>
          <table:table-cell office:value-type="float" office:value="0.280410862227015">
            <text:p>0.2804108622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558">
            <text:p>558</text:p>
          </table:table-cell>
          <table:table-cell office:value-type="float" office:value="1454.7">
            <text:p>1454.7</text:p>
          </table:table-cell>
          <table:table-cell office:value-type="float" office:value="6599.85">
            <text:p>6599.85</text:p>
          </table:table-cell>
          <table:table-cell table:number-columns-repeated="2" office:value-type="float" office:value="0.220364214098914">
            <text:p>0.2203642141</text:p>
          </table:table-cell>
          <table:table-cell office:value-type="float" office:value="0.00687223562486627">
            <text:p>0.0068722356</text:p>
          </table:table-cell>
          <table:table-cell office:value-type="float" office:value="0.0311858059756543">
            <text:p>0.031185806</text:p>
          </table:table-cell>
          <table:table-cell office:value-type="float" office:value="0.211937042231572">
            <text:p>0.2119370422</text:p>
          </table:table-cell>
          <table:table-cell office:value-type="float" office:value="0.225681513481305">
            <text:p>0.2256815135</text:p>
          </table:table-cell>
          <table:table-cell office:value-type="float" office:value="465.2">
            <text:p>465.2</text:p>
          </table:table-cell>
          <table:table-cell office:value-type="float" office:value="1203.85">
            <text:p>1203.85</text:p>
          </table:table-cell>
          <table:table-cell office:value-type="float" office:value="3419.5">
            <text:p>3419.5</text:p>
          </table:table-cell>
          <table:table-cell office:value-type="float" office:value="0.35196586530662">
            <text:p>0.3519658653</text:p>
          </table:table-cell>
          <table:table-cell office:value-type="float" office:value="0.219987948916335">
            <text:p>0.2199879489</text:p>
          </table:table-cell>
          <table:table-cell office:value-type="float" office:value="0.0107129821265563">
            <text:p>0.0107129821</text:p>
          </table:table-cell>
          <table:table-cell office:value-type="float" office:value="0.0486980408669143">
            <text:p>0.0486980409</text:p>
          </table:table-cell>
          <table:table-cell office:value-type="float" office:value="0.210951060375671">
            <text:p>0.2109510604</text:p>
          </table:table-cell>
          <table:table-cell office:value-type="float" office:value="0.232377024628783">
            <text:p>0.2323770246</text:p>
          </table:table-cell>
        </table:table-row>
        <table:table-row table:style-name="ro2">
          <table:table-cell table:number-columns-repeated="19"/>
        </table:table-row>
        <table:table-row table:style-name="ro2">
          <table:table-cell/>
          <table:table-cell office:value-type="string">
            <text:p>Runs:</text:p>
          </table:table-cell>
          <table:table-cell office:value-type="float" office:value="20">
            <text:p>20</text:p>
          </table:table-cell>
          <table:table-cell table:number-columns-repeated="16"/>
        </table:table-row>
        <table:table-row table:style-name="ro2">
          <table:table-cell/>
          <table:table-cell office:value-type="string">
            <text:p>CPU time</text:p>
          </table:table-cell>
          <table:table-cell office:value-type="string">
            <text:p>Trials</text:p>
          </table:table-cell>
          <table:table-cell office:value-type="string">
            <text:p>Successes</text:p>
          </table:table-cell>
          <table:table-cell table:number-columns-repeated="15"/>
        </table:table-row>
        <table:table-row table:style-name="ro2">
          <table:table-cell/>
          <table:table-cell table:formula="of:=[.K2]/[.B2]" office:value-type="float" office:value="0.503871522798968">
            <text:p>0.5038715228</text:p>
          </table:table-cell>
          <table:table-cell table:formula="of:=[.M2]/[.D2]" office:value-type="float" office:value="0.365318865053057">
            <text:p>0.3653188651</text:p>
          </table:table-cell>
          <table:table-cell table:formula="of:=[.L2]/[.C2]" office:value-type="float" office:value="0.530547899228039">
            <text:p>0.5305478992</text:p>
          </table:table-cell>
          <table:table-cell table:number-columns-repeated="15"/>
        </table:table-row>
        <table:table-row table:style-name="ro2">
          <table:table-cell/>
          <table:table-cell table:formula="of:=[.K3]/[.B3]" office:value-type="float" office:value="0.502737443465841">
            <text:p>0.5027374435</text:p>
          </table:table-cell>
          <table:table-cell table:formula="of:=[.M3]/[.D3]" office:value-type="float" office:value="0.329831363475288">
            <text:p>0.3298313635</text:p>
          </table:table-cell>
          <table:table-cell table:formula="of:=[.L3]/[.C3]" office:value-type="float" office:value="0.50234756813283">
            <text:p>0.5023475681</text:p>
          </table:table-cell>
          <table:table-cell table:number-columns-repeated="15"/>
        </table:table-row>
        <table:table-row table:style-name="ro2">
          <table:table-cell/>
          <table:table-cell table:formula="of:=[.K4]/[.B4]" office:value-type="float" office:value="0.435565819861432">
            <text:p>0.4355658199</text:p>
          </table:table-cell>
          <table:table-cell table:formula="of:=[.M4]/[.D4]" office:value-type="float" office:value="0.281428780222992">
            <text:p>0.2814287802</text:p>
          </table:table-cell>
          <table:table-cell table:formula="of:=[.L4]/[.C4]" office:value-type="float" office:value="0.428077172341592">
            <text:p>0.4280771723</text:p>
          </table:table-cell>
          <table:table-cell table:number-columns-repeated="15"/>
        </table:table-row>
        <table:table-row table:style-name="ro2">
          <table:table-cell/>
          <table:table-cell table:formula="of:=[.K5]/[.B5]" office:value-type="float" office:value="0.415875442549083">
            <text:p>0.4158754425</text:p>
          </table:table-cell>
          <table:table-cell table:formula="of:=[.M5]/[.D5]" office:value-type="float" office:value="0.252920740250743">
            <text:p>0.2529207403</text:p>
          </table:table-cell>
          <table:table-cell table:formula="of:=[.L5]/[.C5]" office:value-type="float" office:value="0.404355595498103">
            <text:p>0.4043555955</text:p>
          </table:table-cell>
          <table:table-cell table:number-columns-repeated="15"/>
        </table:table-row>
        <table:table-row table:style-name="ro2">
          <table:table-cell/>
          <table:table-cell table:formula="of:=[.K6]/[.B6]" office:value-type="float" office:value="0.52638336646786">
            <text:p>0.5263833665</text:p>
          </table:table-cell>
          <table:table-cell table:formula="of:=[.M6]/[.D6]" office:value-type="float" office:value="0.319321533923304">
            <text:p>0.3193215339</text:p>
          </table:table-cell>
          <table:table-cell table:formula="of:=[.L6]/[.C6]" office:value-type="float" office:value="0.513368290814823">
            <text:p>0.5133682908</text:p>
          </table:table-cell>
          <table:table-cell table:number-columns-repeated="15"/>
        </table:table-row>
        <table:table-row table:style-name="ro2">
          <table:table-cell/>
          <table:table-cell table:formula="of:=[.K7]/[.B7]" office:value-type="float" office:value="0.705131840090729">
            <text:p>0.7051318401</text:p>
          </table:table-cell>
          <table:table-cell table:formula="of:=[.M7]/[.D7]" office:value-type="float" office:value="0.432875725063062">
            <text:p>0.4328757251</text:p>
          </table:table-cell>
          <table:table-cell table:formula="of:=[.L7]/[.C7]" office:value-type="float" office:value="0.690043230631991">
            <text:p>0.6900432306</text:p>
          </table:table-cell>
          <table:table-cell table:number-columns-repeated="15"/>
        </table:table-row>
        <table:table-row table:style-name="ro2">
          <table:table-cell/>
          <table:table-cell table:formula="of:=[.K8]/[.B8]" office:value-type="float" office:value="0.71900537006771">
            <text:p>0.7190053701</text:p>
          </table:table-cell>
          <table:table-cell table:formula="of:=[.M8]/[.D8]" office:value-type="float" office:value="0.443505939255993">
            <text:p>0.4435059393</text:p>
          </table:table-cell>
          <table:table-cell table:formula="of:=[.L8]/[.C8]" office:value-type="float" office:value="0.708812399941784">
            <text:p>0.7088123999</text:p>
          </table:table-cell>
          <table:table-cell table:number-columns-repeated="15"/>
        </table:table-row>
        <table:table-row table:style-name="ro2">
          <table:table-cell/>
          <table:table-cell table:formula="of:=[.K9]/[.B9]" office:value-type="float" office:value="0.719478151882869">
            <text:p>0.7194781519</text:p>
          </table:table-cell>
          <table:table-cell table:formula="of:=[.M9]/[.D9]" office:value-type="float" office:value="0.447144426139484">
            <text:p>0.4471444261</text:p>
          </table:table-cell>
          <table:table-cell table:formula="of:=[.L9]/[.C9]" office:value-type="float" office:value="0.712461487063365">
            <text:p>0.7124614871</text:p>
          </table:table-cell>
          <table:table-cell table:number-columns-repeated="15"/>
        </table:table-row>
        <table:table-row table:style-name="ro2">
          <table:table-cell/>
          <table:table-cell table:formula="of:=[.K10]/[.B10]" office:value-type="float" office:value="0.75049203225192">
            <text:p>0.7504920323</text:p>
          </table:table-cell>
          <table:table-cell table:formula="of:=[.M10]/[.D10]" office:value-type="float" office:value="0.46606797630184">
            <text:p>0.4660679763</text:p>
          </table:table-cell>
          <table:table-cell table:formula="of:=[.L10]/[.C10]" office:value-type="float" office:value="0.741946999286044">
            <text:p>0.7419469993</text:p>
          </table:table-cell>
          <table:table-cell table:number-columns-repeated="15"/>
        </table:table-row>
        <table:table-row table:style-name="ro2">
          <table:table-cell/>
          <table:table-cell table:formula="of:=[.K11]/[.B11]" office:value-type="float" office:value="0.792528579205226">
            <text:p>0.7925285792</text:p>
          </table:table-cell>
          <table:table-cell table:formula="of:=[.M11]/[.D11]" office:value-type="float" office:value="0.488372247500747">
            <text:p>0.4883722475</text:p>
          </table:table-cell>
          <table:table-cell table:formula="of:=[.L11]/[.C11]" office:value-type="float" office:value="0.786495942827365">
            <text:p>0.7864959428</text:p>
          </table:table-cell>
          <table:table-cell table:number-columns-repeated="15"/>
        </table:table-row>
        <table:table-row table:style-name="ro2">
          <table:table-cell/>
          <table:table-cell table:formula="of:=[.K12]/[.B12]" office:value-type="float" office:value="0.833691756272401">
            <text:p>0.8336917563</text:p>
          </table:table-cell>
          <table:table-cell table:formula="of:=[.M12]/[.D12]" office:value-type="float" office:value="0.518117836011424">
            <text:p>0.518117836</text:p>
          </table:table-cell>
          <table:table-cell table:formula="of:=[.L12]/[.C12]" office:value-type="float" office:value="0.827558946861896">
            <text:p>0.8275589469</text:p>
          </table:table-cell>
          <table:table-cell table:number-columns-repeated="15"/>
        </table:table-row>
      </table:table>
      <table:table table:name="complete_01" table:style-name="ta1">
        <table:shapes>
          <draw:frame draw:z-index="0" draw:style-name="gr1" svg:width="6.2988in" svg:height="3.5429in" svg:x="9.3539in" svg:y="2.6358in">
            <draw:object draw:notify-on-update-of-ranges="complete_01.A2:complete_01.A12 complete_01.D15:complete_01.D15 complete_01.D16:complete_01.D26 complete_01.B15:complete_01.B15 complete_01.B16:complete_01.B26 complete_01.C15:complete_01.C15 complete_01.C16:complete_01.C26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svg:width="6.2988in" svg:height="3.5429in" svg:x="3.1079in" svg:y="2.6531in">
            <draw:object draw:notify-on-update-of-ranges="complete_01.A2:complete_01.A12 complete_01.B1:complete_01.B1 complete_01.B2:complete_01.B12 complete_01.D1:complete_01.D1 complete_01.D2:complete_01.D12 complete_01.K1:complete_01.K1 complete_01.K2:complete_01.K12 complete_01.M1:complete_01.M1 complete_01.M2:complete_01.M12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6" table:default-cell-style-name="Default"/>
        <table:table-column table:style-name="co1" table:number-columns-repeated="4" table:default-cell-style-name="Default"/>
        <table:table-row table:style-name="ro2">
          <table:table-cell office:value-type="string">
            <text:p>Args</text:p>
          </table:table-cell>
          <table:table-cell office:value-type="string">
            <text:p>Naive CPU time</text:p>
          </table:table-cell>
          <table:table-cell office:value-type="string">
            <text:p>Naive Successes</text:p>
          </table:table-cell>
          <table:table-cell office:value-type="string">
            <text:p>Naive Trials</text:p>
          </table:table-cell>
          <table:table-cell office:value-type="string">
            <text:p>Naive Mean Conditional</text:p>
          </table:table-cell>
          <table:table-cell office:value-type="string">
            <text:p>Naive Mean Value</text:p>
          </table:table-cell>
          <table:table-cell office:value-type="string">
            <text:p>Naive Abs Error</text:p>
          </table:table-cell>
          <table:table-cell office:value-type="string">
            <text:p>Naive Rel Error</text:p>
          </table:table-cell>
          <table:table-cell office:value-type="string">
            <text:p>Naive Min Value</text:p>
          </table:table-cell>
          <table:table-cell office:value-type="string">
            <text:p>Naive Max Value</text:p>
          </table:table-cell>
          <table:table-cell office:value-type="string">
            <text:p>Optim CPU time</text:p>
          </table:table-cell>
          <table:table-cell office:value-type="string">
            <text:p>Optim Successes</text:p>
          </table:table-cell>
          <table:table-cell office:value-type="string">
            <text:p>Optim Trials</text:p>
          </table:table-cell>
          <table:table-cell office:value-type="string">
            <text:p>Optim Mean Conditional</text:p>
          </table:table-cell>
          <table:table-cell office:value-type="string">
            <text:p>Optim Mean Value</text:p>
          </table:table-cell>
          <table:table-cell office:value-type="string">
            <text:p>Optim Abs Error</text:p>
          </table:table-cell>
          <table:table-cell office:value-type="string">
            <text:p>Optim Rel Error</text:p>
          </table:table-cell>
          <table:table-cell office:value-type="string">
            <text:p>Optim Min Value</text:p>
          </table:table-cell>
          <table:table-cell office:value-type="string">
            <text:p>Optim Max Value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48.1">
            <text:p>248.1</text:p>
          </table:table-cell>
          <table:table-cell office:value-type="float" office:value="5213.3">
            <text:p>5213.3</text:p>
          </table:table-cell>
          <table:table-cell office:value-type="float" office:value="9510.65">
            <text:p>9510.65</text:p>
          </table:table-cell>
          <table:table-cell table:number-columns-repeated="2" office:value-type="float" office:value="0.54816303424021">
            <text:p>0.5481630342</text:p>
          </table:table-cell>
          <table:table-cell office:value-type="float" office:value="0.010355302601224">
            <text:p>0.0103553026</text:p>
          </table:table-cell>
          <table:table-cell office:value-type="float" office:value="0.0188909173993776">
            <text:p>0.0188909174</text:p>
          </table:table-cell>
          <table:table-cell office:value-type="float" office:value="0.536439790575916">
            <text:p>0.5364397906</text:p>
          </table:table-cell>
          <table:table-cell office:value-type="float" office:value="0.557150395778364">
            <text:p>0.5571503958</text:p>
          </table:table-cell>
          <table:table-cell office:value-type="float" office:value="110.9">
            <text:p>110.9</text:p>
          </table:table-cell>
          <table:table-cell office:value-type="float" office:value="2403.95">
            <text:p>2403.95</text:p>
          </table:table-cell>
          <table:table-cell office:value-type="float" office:value="3036">
            <text:p>3036</text:p>
          </table:table-cell>
          <table:table-cell office:value-type="float" office:value="0.791955786333892">
            <text:p>0.7919557863</text:p>
          </table:table-cell>
          <table:table-cell office:value-type="float" office:value="0.548468979825537">
            <text:p>0.5484689798</text:p>
          </table:table-cell>
          <table:table-cell office:value-type="float" office:value="0.00819348710194762">
            <text:p>0.0081934871</text:p>
          </table:table-cell>
          <table:table-cell office:value-type="float" office:value="0.0149388341060854">
            <text:p>0.0149388341</text:p>
          </table:table-cell>
          <table:table-cell office:value-type="float" office:value="0.539791259072263">
            <text:p>0.5397912591</text:p>
          </table:table-cell>
          <table:table-cell office:value-type="float" office:value="0.556178233276158">
            <text:p>0.5561782333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59.85">
            <text:p>159.85</text:p>
          </table:table-cell>
          <table:table-cell office:value-type="float" office:value="4979.85">
            <text:p>4979.85</text:p>
          </table:table-cell>
          <table:table-cell office:value-type="float" office:value="9585.5">
            <text:p>9585.5</text:p>
          </table:table-cell>
          <table:table-cell table:number-columns-repeated="2" office:value-type="float" office:value="0.519521762749966">
            <text:p>0.5195217627</text:p>
          </table:table-cell>
          <table:table-cell office:value-type="float" office:value="0.00719284144720872">
            <text:p>0.0071928414</text:p>
          </table:table-cell>
          <table:table-cell office:value-type="float" office:value="0.0138451205761528">
            <text:p>0.0138451206</text:p>
          </table:table-cell>
          <table:table-cell office:value-type="float" office:value="0.511567319716549">
            <text:p>0.5115673197</text:p>
          </table:table-cell>
          <table:table-cell office:value-type="float" office:value="0.525953002610966">
            <text:p>0.5259530026</text:p>
          </table:table-cell>
          <table:table-cell office:value-type="float" office:value="48.5">
            <text:p>48.5</text:p>
          </table:table-cell>
          <table:table-cell office:value-type="float" office:value="2165.05">
            <text:p>2165.05</text:p>
          </table:table-cell>
          <table:table-cell office:value-type="float" office:value="2733.2">
            <text:p>2733.2</text:p>
          </table:table-cell>
          <table:table-cell office:value-type="float" office:value="0.792540267677777">
            <text:p>0.7925402677</text:p>
          </table:table-cell>
          <table:table-cell office:value-type="float" office:value="0.521430074261232">
            <text:p>0.5214300743</text:p>
          </table:table-cell>
          <table:table-cell office:value-type="float" office:value="0.0180879911137319">
            <text:p>0.0180879911</text:p>
          </table:table-cell>
          <table:table-cell office:value-type="float" office:value="0.0346891980470423">
            <text:p>0.034689198</text:p>
          </table:table-cell>
          <table:table-cell office:value-type="float" office:value="0.507456924846626">
            <text:p>0.5074569248</text:p>
          </table:table-cell>
          <table:table-cell office:value-type="float" office:value="0.543632907074089">
            <text:p>0.5436329071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05.6">
            <text:p>105.6</text:p>
          </table:table-cell>
          <table:table-cell office:value-type="float" office:value="5306.1">
            <text:p>5306.1</text:p>
          </table:table-cell>
          <table:table-cell office:value-type="float" office:value="9455.8">
            <text:p>9455.8</text:p>
          </table:table-cell>
          <table:table-cell table:number-columns-repeated="2" office:value-type="float" office:value="0.561165048772068">
            <text:p>0.5611650488</text:p>
          </table:table-cell>
          <table:table-cell office:value-type="float" office:value="0.0110619874904055">
            <text:p>0.0110619875</text:p>
          </table:table-cell>
          <table:table-cell office:value-type="float" office:value="0.0197125382534268">
            <text:p>0.0197125383</text:p>
          </table:table-cell>
          <table:table-cell office:value-type="float" office:value="0.549547654113192">
            <text:p>0.5495476541</text:p>
          </table:table-cell>
          <table:table-cell office:value-type="float" office:value="0.571671629094003">
            <text:p>0.5716716291</text:p>
          </table:table-cell>
          <table:table-cell office:value-type="float" office:value="31.5">
            <text:p>31.5</text:p>
          </table:table-cell>
          <table:table-cell office:value-type="float" office:value="1832.85">
            <text:p>1832.85</text:p>
          </table:table-cell>
          <table:table-cell office:value-type="float" office:value="2165.85">
            <text:p>2165.85</text:p>
          </table:table-cell>
          <table:table-cell office:value-type="float" office:value="0.846374945087739">
            <text:p>0.8463749451</text:p>
          </table:table-cell>
          <table:table-cell office:value-type="float" office:value="0.556849119809488">
            <text:p>0.5568491198</text:p>
          </table:table-cell>
          <table:table-cell office:value-type="float" office:value="0.00507148861946505">
            <text:p>0.0050714886</text:p>
          </table:table-cell>
          <table:table-cell office:value-type="float" office:value="0.00910747353107091">
            <text:p>0.0091074735</text:p>
          </table:table-cell>
          <table:table-cell office:value-type="float" office:value="0.552831523489933">
            <text:p>0.5528315235</text:p>
          </table:table-cell>
          <table:table-cell office:value-type="float" office:value="0.562974500728863">
            <text:p>0.5629745007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62.15">
            <text:p>162.15</text:p>
          </table:table-cell>
          <table:table-cell office:value-type="float" office:value="5071.95">
            <text:p>5071.95</text:p>
          </table:table-cell>
          <table:table-cell office:value-type="float" office:value="9564.15">
            <text:p>9564.15</text:p>
          </table:table-cell>
          <table:table-cell table:number-columns-repeated="2" office:value-type="float" office:value="0.530315708008648">
            <text:p>0.530315708</text:p>
          </table:table-cell>
          <table:table-cell office:value-type="float" office:value="0.0107896269708204">
            <text:p>0.010789627</text:p>
          </table:table-cell>
          <table:table-cell office:value-type="float" office:value="0.020345667322086">
            <text:p>0.0203456673</text:p>
          </table:table-cell>
          <table:table-cell office:value-type="float" office:value="0.518043387567793">
            <text:p>0.5180433876</text:p>
          </table:table-cell>
          <table:table-cell office:value-type="float" office:value="0.539622641509434">
            <text:p>0.5396226415</text:p>
          </table:table-cell>
          <table:table-cell office:value-type="float" office:value="65.7">
            <text:p>65.7</text:p>
          </table:table-cell>
          <table:table-cell office:value-type="float" office:value="1641.7">
            <text:p>1641.7</text:p>
          </table:table-cell>
          <table:table-cell office:value-type="float" office:value="1936.15">
            <text:p>1936.15</text:p>
          </table:table-cell>
          <table:table-cell office:value-type="float" office:value="0.848194382096826">
            <text:p>0.8481943821</text:p>
          </table:table-cell>
          <table:table-cell office:value-type="float" office:value="0.530143859937344">
            <text:p>0.5301438599</text:p>
          </table:table-cell>
          <table:table-cell office:value-type="float" office:value="0.0095537669986932">
            <text:p>0.009553767</text:p>
          </table:table-cell>
          <table:table-cell office:value-type="float" office:value="0.0180210839371455">
            <text:p>0.0180210839</text:p>
          </table:table-cell>
          <table:table-cell office:value-type="float" office:value="0.520655942045454">
            <text:p>0.520655942</text:p>
          </table:table-cell>
          <table:table-cell office:value-type="float" office:value="0.539763476042841">
            <text:p>0.539763476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75.35">
            <text:p>75.35</text:p>
          </table:table-cell>
          <table:table-cell office:value-type="float" office:value="4578.6">
            <text:p>4578.6</text:p>
          </table:table-cell>
          <table:table-cell office:value-type="float" office:value="9580.65">
            <text:p>9580.65</text:p>
          </table:table-cell>
          <table:table-cell table:number-columns-repeated="2" office:value-type="float" office:value="0.477895197402225">
            <text:p>0.4778951974</text:p>
          </table:table-cell>
          <table:table-cell office:value-type="float" office:value="0.0117285249807368">
            <text:p>0.011728525</text:p>
          </table:table-cell>
          <table:table-cell office:value-type="float" office:value="0.0245420440391356">
            <text:p>0.024542044</text:p>
          </table:table-cell>
          <table:table-cell office:value-type="float" office:value="0.468312068604894">
            <text:p>0.4683120686</text:p>
          </table:table-cell>
          <table:table-cell office:value-type="float" office:value="0.491769118566368">
            <text:p>0.4917691186</text:p>
          </table:table-cell>
          <table:table-cell office:value-type="float" office:value="26.1">
            <text:p>26.1</text:p>
          </table:table-cell>
          <table:table-cell office:value-type="float" office:value="2061.45">
            <text:p>2061.45</text:p>
          </table:table-cell>
          <table:table-cell office:value-type="float" office:value="2693.35">
            <text:p>2693.35</text:p>
          </table:table-cell>
          <table:table-cell office:value-type="float" office:value="0.765506850403084">
            <text:p>0.7655068504</text:p>
          </table:table-cell>
          <table:table-cell office:value-type="float" office:value="0.478461971745107">
            <text:p>0.4784619717</text:p>
          </table:table-cell>
          <table:table-cell office:value-type="float" office:value="0.00840713435163179">
            <text:p>0.0084071344</text:p>
          </table:table-cell>
          <table:table-cell office:value-type="float" office:value="0.017571165208738">
            <text:p>0.0175711652</text:p>
          </table:table-cell>
          <table:table-cell office:value-type="float" office:value="0.46910342522242">
            <text:p>0.4691034252</text:p>
          </table:table-cell>
          <table:table-cell office:value-type="float" office:value="0.485917693925683">
            <text:p>0.4859176939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67.85">
            <text:p>67.85</text:p>
          </table:table-cell>
          <table:table-cell office:value-type="float" office:value="3195.85">
            <text:p>3195.85</text:p>
          </table:table-cell>
          <table:table-cell office:value-type="float" office:value="8856.3">
            <text:p>8856.3</text:p>
          </table:table-cell>
          <table:table-cell table:number-columns-repeated="2" office:value-type="float" office:value="0.360820385598081">
            <text:p>0.3608203856</text:p>
          </table:table-cell>
          <table:table-cell office:value-type="float" office:value="0.0112953289728687">
            <text:p>0.011295329</text:p>
          </table:table-cell>
          <table:table-cell office:value-type="float" office:value="0.0313045754167854">
            <text:p>0.0313045754</text:p>
          </table:table-cell>
          <table:table-cell office:value-type="float" office:value="0.348882521489971">
            <text:p>0.3488825215</text:p>
          </table:table-cell>
          <table:table-cell office:value-type="float" office:value="0.371473179435709">
            <text:p>0.3714731794</text:p>
          </table:table-cell>
          <table:table-cell office:value-type="float" office:value="30.3">
            <text:p>30.3</text:p>
          </table:table-cell>
          <table:table-cell office:value-type="float" office:value="2112.1">
            <text:p>2112.1</text:p>
          </table:table-cell>
          <table:table-cell office:value-type="float" office:value="3657.8">
            <text:p>3657.8</text:p>
          </table:table-cell>
          <table:table-cell office:value-type="float" office:value="0.577470302463756">
            <text:p>0.5774703025</text:p>
          </table:table-cell>
          <table:table-cell office:value-type="float" office:value="0.360934169819075">
            <text:p>0.3609341698</text:p>
          </table:table-cell>
          <table:table-cell office:value-type="float" office:value="0.0109154321999494">
            <text:p>0.0109154322</text:p>
          </table:table-cell>
          <table:table-cell office:value-type="float" office:value="0.0302421691064078">
            <text:p>0.0302421691</text:p>
          </table:table-cell>
          <table:table-cell office:value-type="float" office:value="0.352075035849824">
            <text:p>0.3520750358</text:p>
          </table:table-cell>
          <table:table-cell office:value-type="float" office:value="0.373905900249722">
            <text:p>0.3739059002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70">
            <text:p>70</text:p>
          </table:table-cell>
          <table:table-cell office:value-type="float" office:value="3024.1">
            <text:p>3024.1</text:p>
          </table:table-cell>
          <table:table-cell office:value-type="float" office:value="8705.25">
            <text:p>8705.25</text:p>
          </table:table-cell>
          <table:table-cell table:number-columns-repeated="2" office:value-type="float" office:value="0.347348534244006">
            <text:p>0.3473485342</text:p>
          </table:table-cell>
          <table:table-cell office:value-type="float" office:value="0.0102933667100537">
            <text:p>0.0102933667</text:p>
          </table:table-cell>
          <table:table-cell office:value-type="float" office:value="0.0296341158670985">
            <text:p>0.0296341159</text:p>
          </table:table-cell>
          <table:table-cell office:value-type="float" office:value="0.336637126865672">
            <text:p>0.3366371269</text:p>
          </table:table-cell>
          <table:table-cell office:value-type="float" office:value="0.357223860285779">
            <text:p>0.3572238603</text:p>
          </table:table-cell>
          <table:table-cell office:value-type="float" office:value="33.85">
            <text:p>33.85</text:p>
          </table:table-cell>
          <table:table-cell office:value-type="float" office:value="2054.15">
            <text:p>2054.15</text:p>
          </table:table-cell>
          <table:table-cell office:value-type="float" office:value="3702.8">
            <text:p>3702.8</text:p>
          </table:table-cell>
          <table:table-cell office:value-type="float" office:value="0.554777429468295">
            <text:p>0.5547774295</text:p>
          </table:table-cell>
          <table:table-cell office:value-type="float" office:value="0.346750525672387">
            <text:p>0.3467505257</text:p>
          </table:table-cell>
          <table:table-cell office:value-type="float" office:value="0.00917590109244185">
            <text:p>0.0091759011</text:p>
          </table:table-cell>
          <table:table-cell office:value-type="float" office:value="0.0264625441436571">
            <text:p>0.0264625441</text:p>
          </table:table-cell>
          <table:table-cell office:value-type="float" office:value="0.337688793367347">
            <text:p>0.3376887934</text:p>
          </table:table-cell>
          <table:table-cell office:value-type="float" office:value="0.356040595552231">
            <text:p>0.3560405956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86.05">
            <text:p>86.05</text:p>
          </table:table-cell>
          <table:table-cell office:value-type="float" office:value="2980.95">
            <text:p>2980.95</text:p>
          </table:table-cell>
          <table:table-cell office:value-type="float" office:value="8665.35">
            <text:p>8665.35</text:p>
          </table:table-cell>
          <table:table-cell table:number-columns-repeated="2" office:value-type="float" office:value="0.343968150887492">
            <text:p>0.3439681509</text:p>
          </table:table-cell>
          <table:table-cell office:value-type="float" office:value="0.0113467107729831">
            <text:p>0.0113467108</text:p>
          </table:table-cell>
          <table:table-cell office:value-type="float" office:value="0.0329876784920547">
            <text:p>0.0329876785</text:p>
          </table:table-cell>
          <table:table-cell office:value-type="float" office:value="0.332394696703039">
            <text:p>0.3323946967</text:p>
          </table:table-cell>
          <table:table-cell office:value-type="float" office:value="0.355088118249005">
            <text:p>0.3550881182</text:p>
          </table:table-cell>
          <table:table-cell office:value-type="float" office:value="41">
            <text:p>41</text:p>
          </table:table-cell>
          <table:table-cell office:value-type="float" office:value="2049.1">
            <text:p>2049.1</text:p>
          </table:table-cell>
          <table:table-cell office:value-type="float" office:value="3705.15">
            <text:p>3705.15</text:p>
          </table:table-cell>
          <table:table-cell office:value-type="float" office:value="0.553074699617182">
            <text:p>0.5530746996</text:p>
          </table:table-cell>
          <table:table-cell office:value-type="float" office:value="0.345686274605941">
            <text:p>0.3456862746</text:p>
          </table:table-cell>
          <table:table-cell office:value-type="float" office:value="0.00904430069431214">
            <text:p>0.0090443007</text:p>
          </table:table-cell>
          <table:table-cell office:value-type="float" office:value="0.0261633202088282">
            <text:p>0.0261633202</text:p>
          </table:table-cell>
          <table:table-cell office:value-type="float" office:value="0.335482236152092">
            <text:p>0.3354822362</text:p>
          </table:table-cell>
          <table:table-cell office:value-type="float" office:value="0.353570837540717">
            <text:p>0.3535708375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88.25">
            <text:p>88.25</text:p>
          </table:table-cell>
          <table:table-cell office:value-type="float" office:value="2623.1">
            <text:p>2623.1</text:p>
          </table:table-cell>
          <table:table-cell office:value-type="float" office:value="8300.45">
            <text:p>8300.45</text:p>
          </table:table-cell>
          <table:table-cell table:number-columns-repeated="2" office:value-type="float" office:value="0.31598363489853">
            <text:p>0.3159836349</text:p>
          </table:table-cell>
          <table:table-cell office:value-type="float" office:value="0.00859027405164101">
            <text:p>0.0085902741</text:p>
          </table:table-cell>
          <table:table-cell office:value-type="float" office:value="0.0271858194630856">
            <text:p>0.0271858195</text:p>
          </table:table-cell>
          <table:table-cell office:value-type="float" office:value="0.30796481798192">
            <text:p>0.307964818</text:p>
          </table:table-cell>
          <table:table-cell office:value-type="float" office:value="0.325145366085202">
            <text:p>0.3251453661</text:p>
          </table:table-cell>
          <table:table-cell office:value-type="float" office:value="41.15">
            <text:p>41.15</text:p>
          </table:table-cell>
          <table:table-cell office:value-type="float" office:value="1892.35">
            <text:p>1892.35</text:p>
          </table:table-cell>
          <table:table-cell office:value-type="float" office:value="3747.6">
            <text:p>3747.6</text:p>
          </table:table-cell>
          <table:table-cell office:value-type="float" office:value="0.504951168898825">
            <text:p>0.5049511689</text:p>
          </table:table-cell>
          <table:table-cell office:value-type="float" office:value="0.315607798648845">
            <text:p>0.3156077986</text:p>
          </table:table-cell>
          <table:table-cell office:value-type="float" office:value="0.0059656050442746">
            <text:p>0.005965605</text:p>
          </table:table-cell>
          <table:table-cell office:value-type="float" office:value="0.0189019570169497">
            <text:p>0.018901957</text:p>
          </table:table-cell>
          <table:table-cell office:value-type="float" office:value="0.310178510538954">
            <text:p>0.3101785105</text:p>
          </table:table-cell>
          <table:table-cell office:value-type="float" office:value="0.322109720627503">
            <text:p>0.3221097206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83.4">
            <text:p>83.4</text:p>
          </table:table-cell>
          <table:table-cell office:value-type="float" office:value="2265.4">
            <text:p>2265.4</text:p>
          </table:table-cell>
          <table:table-cell office:value-type="float" office:value="7871.15">
            <text:p>7871.15</text:p>
          </table:table-cell>
          <table:table-cell table:number-columns-repeated="2" office:value-type="float" office:value="0.287764556552299">
            <text:p>0.2877645566</text:p>
          </table:table-cell>
          <table:table-cell office:value-type="float" office:value="0.00883839679525051">
            <text:p>0.0088383968</text:p>
          </table:table-cell>
          <table:table-cell office:value-type="float" office:value="0.030713986813189">
            <text:p>0.0307139868</text:p>
          </table:table-cell>
          <table:table-cell office:value-type="float" office:value="0.278476091745497">
            <text:p>0.2784760917</text:p>
          </table:table-cell>
          <table:table-cell office:value-type="float" office:value="0.296152885335998">
            <text:p>0.2961528853</text:p>
          </table:table-cell>
          <table:table-cell office:value-type="float" office:value="48">
            <text:p>48</text:p>
          </table:table-cell>
          <table:table-cell office:value-type="float" office:value="1716.25">
            <text:p>1716.25</text:p>
          </table:table-cell>
          <table:table-cell office:value-type="float" office:value="3724.45">
            <text:p>3724.45</text:p>
          </table:table-cell>
          <table:table-cell office:value-type="float" office:value="0.460786190713496">
            <text:p>0.4607861907</text:p>
          </table:table-cell>
          <table:table-cell office:value-type="float" office:value="0.288003522431715">
            <text:p>0.2880035224</text:p>
          </table:table-cell>
          <table:table-cell office:value-type="float" office:value="0.0105413283930347">
            <text:p>0.0105413284</text:p>
          </table:table-cell>
          <table:table-cell office:value-type="float" office:value="0.0366013870387089">
            <text:p>0.036601387</text:p>
          </table:table-cell>
          <table:table-cell office:value-type="float" office:value="0.280579378370181">
            <text:p>0.2805793784</text:p>
          </table:table-cell>
          <table:table-cell office:value-type="float" office:value="0.30166203515625">
            <text:p>0.3016620352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76.35">
            <text:p>76.35</text:p>
          </table:table-cell>
          <table:table-cell office:value-type="float" office:value="1615.1">
            <text:p>1615.1</text:p>
          </table:table-cell>
          <table:table-cell office:value-type="float" office:value="6890.55">
            <text:p>6890.55</text:p>
          </table:table-cell>
          <table:table-cell table:number-columns-repeated="2" office:value-type="float" office:value="0.234296607352371">
            <text:p>0.2342966074</text:p>
          </table:table-cell>
          <table:table-cell office:value-type="float" office:value="0.0116979847221344">
            <text:p>0.0116979847</text:p>
          </table:table-cell>
          <table:table-cell office:value-type="float" office:value="0.049928101197561">
            <text:p>0.0499281012</text:p>
          </table:table-cell>
          <table:table-cell office:value-type="float" office:value="0.22320624437106">
            <text:p>0.2232062444</text:p>
          </table:table-cell>
          <table:table-cell office:value-type="float" office:value="0.246602213815329">
            <text:p>0.2466022138</text:p>
          </table:table-cell>
          <table:table-cell office:value-type="float" office:value="43.5">
            <text:p>43.5</text:p>
          </table:table-cell>
          <table:table-cell office:value-type="float" office:value="1313.9">
            <text:p>1313.9</text:p>
          </table:table-cell>
          <table:table-cell office:value-type="float" office:value="3511.15">
            <text:p>3511.15</text:p>
          </table:table-cell>
          <table:table-cell office:value-type="float" office:value="0.374172257687043">
            <text:p>0.3741722577</text:p>
          </table:table-cell>
          <table:table-cell office:value-type="float" office:value="0.233867529847698">
            <text:p>0.2338675298</text:p>
          </table:table-cell>
          <table:table-cell office:value-type="float" office:value="0.00661703121709138">
            <text:p>0.0066170312</text:p>
          </table:table-cell>
          <table:table-cell office:value-type="float" office:value="0.0282939287099863">
            <text:p>0.0282939287</text:p>
          </table:table-cell>
          <table:table-cell office:value-type="float" office:value="0.226265321665704">
            <text:p>0.2262653217</text:p>
          </table:table-cell>
          <table:table-cell office:value-type="float" office:value="0.239499384099887">
            <text:p>0.2394993841</text:p>
          </table:table-cell>
        </table:table-row>
        <table:table-row table:style-name="ro2">
          <table:table-cell table:number-columns-repeated="19"/>
        </table:table-row>
        <table:table-row table:style-name="ro2">
          <table:table-cell/>
          <table:table-cell office:value-type="string">
            <text:p>Runs:</text:p>
          </table:table-cell>
          <table:table-cell office:value-type="float" office:value="20">
            <text:p>20</text:p>
          </table:table-cell>
          <table:table-cell table:number-columns-repeated="16"/>
        </table:table-row>
        <table:table-row table:style-name="ro2">
          <table:table-cell/>
          <table:table-cell office:value-type="string">
            <text:p>CPU time</text:p>
          </table:table-cell>
          <table:table-cell office:value-type="string">
            <text:p>Trials</text:p>
          </table:table-cell>
          <table:table-cell office:value-type="string">
            <text:p>Successes</text:p>
          </table:table-cell>
          <table:table-cell table:number-columns-repeated="15"/>
        </table:table-row>
        <table:table-row table:style-name="ro2">
          <table:table-cell/>
          <table:table-cell table:formula="of:=[.K2]/[.B2]" office:value-type="float" office:value="0.446997178557033">
            <text:p>0.4469971786</text:p>
          </table:table-cell>
          <table:table-cell table:formula="of:=[.M2]/[.D2]" office:value-type="float" office:value="0.319221083732447">
            <text:p>0.3192210837</text:p>
          </table:table-cell>
          <table:table-cell table:formula="of:=[.L2]/[.C2]" office:value-type="float" office:value="0.461118677229394">
            <text:p>0.4611186772</text:p>
          </table:table-cell>
          <table:table-cell table:number-columns-repeated="15"/>
        </table:table-row>
        <table:table-row table:style-name="ro2">
          <table:table-cell/>
          <table:table-cell table:formula="of:=[.K3]/[.B3]" office:value-type="float" office:value="0.303409446355959">
            <text:p>0.3034094464</text:p>
          </table:table-cell>
          <table:table-cell table:formula="of:=[.M3]/[.D3]" office:value-type="float" office:value="0.28513901204945">
            <text:p>0.285139012</text:p>
          </table:table-cell>
          <table:table-cell table:formula="of:=[.L3]/[.C3]" office:value-type="float" office:value="0.434762091227647">
            <text:p>0.4347620912</text:p>
          </table:table-cell>
          <table:table-cell table:number-columns-repeated="15"/>
        </table:table-row>
        <table:table-row table:style-name="ro2">
          <table:table-cell/>
          <table:table-cell table:formula="of:=[.K4]/[.B4]" office:value-type="float" office:value="0.298295454545455">
            <text:p>0.2982954545</text:p>
          </table:table-cell>
          <table:table-cell table:formula="of:=[.M4]/[.D4]" office:value-type="float" office:value="0.229049895302354">
            <text:p>0.2290498953</text:p>
          </table:table-cell>
          <table:table-cell table:formula="of:=[.L4]/[.C4]" office:value-type="float" office:value="0.345423192175044">
            <text:p>0.3454231922</text:p>
          </table:table-cell>
          <table:table-cell table:number-columns-repeated="15"/>
        </table:table-row>
        <table:table-row table:style-name="ro2">
          <table:table-cell/>
          <table:table-cell table:formula="of:=[.K5]/[.B5]" office:value-type="float" office:value="0.40518038852914">
            <text:p>0.4051803885</text:p>
          </table:table-cell>
          <table:table-cell table:formula="of:=[.M5]/[.D5]" office:value-type="float" office:value="0.202438272088999">
            <text:p>0.2024382721</text:p>
          </table:table-cell>
          <table:table-cell table:formula="of:=[.L5]/[.C5]" office:value-type="float" office:value="0.323682212955569">
            <text:p>0.323682213</text:p>
          </table:table-cell>
          <table:table-cell table:number-columns-repeated="15"/>
        </table:table-row>
        <table:table-row table:style-name="ro2">
          <table:table-cell/>
          <table:table-cell table:formula="of:=[.K6]/[.B6]" office:value-type="float" office:value="0.346383543463835">
            <text:p>0.3463835435</text:p>
          </table:table-cell>
          <table:table-cell table:formula="of:=[.M6]/[.D6]" office:value-type="float" office:value="0.28112393209229">
            <text:p>0.2811239321</text:p>
          </table:table-cell>
          <table:table-cell table:formula="of:=[.L6]/[.C6]" office:value-type="float" office:value="0.450235879963307">
            <text:p>0.45023588</text:p>
          </table:table-cell>
          <table:table-cell table:number-columns-repeated="15"/>
        </table:table-row>
        <table:table-row table:style-name="ro2">
          <table:table-cell/>
          <table:table-cell table:formula="of:=[.K7]/[.B7]" office:value-type="float" office:value="0.446573323507738">
            <text:p>0.4465733235</text:p>
          </table:table-cell>
          <table:table-cell table:formula="of:=[.M7]/[.D7]" office:value-type="float" office:value="0.413016722559082">
            <text:p>0.4130167226</text:p>
          </table:table-cell>
          <table:table-cell table:formula="of:=[.L7]/[.C7]" office:value-type="float" office:value="0.660888339565374">
            <text:p>0.6608883396</text:p>
          </table:table-cell>
          <table:table-cell table:number-columns-repeated="15"/>
        </table:table-row>
        <table:table-row table:style-name="ro2">
          <table:table-cell/>
          <table:table-cell table:formula="of:=[.K8]/[.B8]" office:value-type="float" office:value="0.483571428571429">
            <text:p>0.4835714286</text:p>
          </table:table-cell>
          <table:table-cell table:formula="of:=[.M8]/[.D8]" office:value-type="float" office:value="0.425352517159186">
            <text:p>0.4253525172</text:p>
          </table:table-cell>
          <table:table-cell table:formula="of:=[.L8]/[.C8]" office:value-type="float" office:value="0.679259945107635">
            <text:p>0.6792599451</text:p>
          </table:table-cell>
          <table:table-cell table:number-columns-repeated="15"/>
        </table:table-row>
        <table:table-row table:style-name="ro2">
          <table:table-cell/>
          <table:table-cell table:formula="of:=[.K9]/[.B9]" office:value-type="float" office:value="0.476467170249855">
            <text:p>0.4764671702</text:p>
          </table:table-cell>
          <table:table-cell table:formula="of:=[.M9]/[.D9]" office:value-type="float" office:value="0.427582267305995">
            <text:p>0.4275822673</text:p>
          </table:table-cell>
          <table:table-cell table:formula="of:=[.L9]/[.C9]" office:value-type="float" office:value="0.687398312618461">
            <text:p>0.6873983126</text:p>
          </table:table-cell>
          <table:table-cell table:number-columns-repeated="15"/>
        </table:table-row>
        <table:table-row table:style-name="ro2">
          <table:table-cell/>
          <table:table-cell table:formula="of:=[.K10]/[.B10]" office:value-type="float" office:value="0.46628895184136">
            <text:p>0.4662889518</text:p>
          </table:table-cell>
          <table:table-cell table:formula="of:=[.M10]/[.D10]" office:value-type="float" office:value="0.451493593720822">
            <text:p>0.4514935937</text:p>
          </table:table-cell>
          <table:table-cell table:formula="of:=[.L10]/[.C10]" office:value-type="float" office:value="0.721417406884983">
            <text:p>0.7214174069</text:p>
          </table:table-cell>
          <table:table-cell table:number-columns-repeated="15"/>
        </table:table-row>
        <table:table-row table:style-name="ro2">
          <table:table-cell/>
          <table:table-cell table:formula="of:=[.K11]/[.B11]" office:value-type="float" office:value="0.575539568345324">
            <text:p>0.5755395683</text:p>
          </table:table-cell>
          <table:table-cell table:formula="of:=[.M11]/[.D11]" office:value-type="float" office:value="0.473177362901228">
            <text:p>0.4731773629</text:p>
          </table:table-cell>
          <table:table-cell table:formula="of:=[.L11]/[.C11]" office:value-type="float" office:value="0.757592478149554">
            <text:p>0.7575924781</text:p>
          </table:table-cell>
          <table:table-cell table:number-columns-repeated="15"/>
        </table:table-row>
        <table:table-row table:style-name="ro2">
          <table:table-cell/>
          <table:table-cell table:formula="of:=[.K12]/[.B12]" office:value-type="float" office:value="0.569744597249509">
            <text:p>0.5697445972</text:p>
          </table:table-cell>
          <table:table-cell table:formula="of:=[.M12]/[.D12]" office:value-type="float" office:value="0.509560194759489">
            <text:p>0.5095601948</text:p>
          </table:table-cell>
          <table:table-cell table:formula="of:=[.L12]/[.C12]" office:value-type="float" office:value="0.813509999380843">
            <text:p>0.8135099994</text:p>
          </table:table-cell>
          <table:table-cell table:number-columns-repeated="15"/>
        </table:table-row>
      </table:table>
      <table:table table:name="grounded_005" table:style-name="ta1">
        <table:shapes>
          <draw:frame draw:z-index="0" draw:style-name="gr1" svg:width="6.2988in" svg:height="3.5429in" svg:x="9.4661in" svg:y="2.6445in">
            <draw:object draw:notify-on-update-of-ranges="grounded_005.A2:grounded_005.A12 grounded_005.D15:grounded_005.D15 grounded_005.D16:grounded_005.D26 grounded_005.B15:grounded_005.B15 grounded_005.B16:grounded_005.B26 grounded_005.C15:grounded_005.C15 grounded_005.C16:grounded_005.C2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2988in" svg:height="3.5429in" svg:x="3.1508in" svg:y="2.6362in">
            <draw:object draw:notify-on-update-of-ranges="grounded_005.A2:grounded_005.A12 grounded_005.B1:grounded_005.B1 grounded_005.B2:grounded_005.B12 grounded_005.D1:grounded_005.D1 grounded_005.D2:grounded_005.D12 grounded_005.K1:grounded_005.K1 grounded_005.K2:grounded_005.K12 grounded_005.M1:grounded_005.M1 grounded_005.M2:grounded_005.M1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6" table:default-cell-style-name="Default"/>
        <table:table-column table:style-name="co1" table:number-columns-repeated="4" table:default-cell-style-name="Default"/>
        <table:table-row table:style-name="ro2">
          <table:table-cell office:value-type="string">
            <text:p>Args</text:p>
          </table:table-cell>
          <table:table-cell office:value-type="string">
            <text:p>Naive CPU time</text:p>
          </table:table-cell>
          <table:table-cell office:value-type="string">
            <text:p>Naive Successes</text:p>
          </table:table-cell>
          <table:table-cell office:value-type="string">
            <text:p>Naive Trials</text:p>
          </table:table-cell>
          <table:table-cell office:value-type="string">
            <text:p>Naive Mean Conditional</text:p>
          </table:table-cell>
          <table:table-cell office:value-type="string">
            <text:p>Naive Mean Value</text:p>
          </table:table-cell>
          <table:table-cell office:value-type="string">
            <text:p>Naive Abs Error</text:p>
          </table:table-cell>
          <table:table-cell office:value-type="string">
            <text:p>Naive Rel Error</text:p>
          </table:table-cell>
          <table:table-cell office:value-type="string">
            <text:p>Naive Min Value</text:p>
          </table:table-cell>
          <table:table-cell office:value-type="string">
            <text:p>Naive Max Value</text:p>
          </table:table-cell>
          <table:table-cell office:value-type="string">
            <text:p>Optim CPU time</text:p>
          </table:table-cell>
          <table:table-cell office:value-type="string">
            <text:p>Optim Successes</text:p>
          </table:table-cell>
          <table:table-cell office:value-type="string">
            <text:p>Optim Trials</text:p>
          </table:table-cell>
          <table:table-cell office:value-type="string">
            <text:p>Optim Mean Conditional</text:p>
          </table:table-cell>
          <table:table-cell office:value-type="string">
            <text:p>Optim Mean Value</text:p>
          </table:table-cell>
          <table:table-cell office:value-type="string">
            <text:p>Optim Abs Error</text:p>
          </table:table-cell>
          <table:table-cell office:value-type="string">
            <text:p>Optim Rel Error</text:p>
          </table:table-cell>
          <table:table-cell office:value-type="string">
            <text:p>Optim Min Value</text:p>
          </table:table-cell>
          <table:table-cell office:value-type="string">
            <text:p>Optim Max Value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291.45">
            <text:p>1291.45</text:p>
          </table:table-cell>
          <table:table-cell office:value-type="float" office:value="19695.85">
            <text:p>19695.85</text:p>
          </table:table-cell>
          <table:table-cell office:value-type="float" office:value="38385.45">
            <text:p>38385.45</text:p>
          </table:table-cell>
          <table:table-cell table:number-columns-repeated="2" office:value-type="float" office:value="0.513107703856355">
            <text:p>0.5131077039</text:p>
          </table:table-cell>
          <table:table-cell office:value-type="float" office:value="0.00416055812712929">
            <text:p>0.0041605581</text:p>
          </table:table-cell>
          <table:table-cell office:value-type="float" office:value="0.00810854737876639">
            <text:p>0.0081085474</text:p>
          </table:table-cell>
          <table:table-cell office:value-type="float" office:value="0.508528423738965">
            <text:p>0.5085284237</text:p>
          </table:table-cell>
          <table:table-cell office:value-type="float" office:value="0.516849539993224">
            <text:p>0.51684954</text:p>
          </table:table-cell>
          <table:table-cell office:value-type="float" office:value="665.95">
            <text:p>665.95</text:p>
          </table:table-cell>
          <table:table-cell office:value-type="float" office:value="10464.85">
            <text:p>10464.85</text:p>
          </table:table-cell>
          <table:table-cell office:value-type="float" office:value="14101.8">
            <text:p>14101.8</text:p>
          </table:table-cell>
          <table:table-cell office:value-type="float" office:value="0.742144519374968">
            <text:p>0.7421445194</text:p>
          </table:table-cell>
          <table:table-cell office:value-type="float" office:value="0.513972186893134">
            <text:p>0.5139721869</text:p>
          </table:table-cell>
          <table:table-cell office:value-type="float" office:value="0.00499021907316238">
            <text:p>0.0049902191</text:p>
          </table:table-cell>
          <table:table-cell office:value-type="float" office:value="0.00970912278994575">
            <text:p>0.0097091228</text:p>
          </table:table-cell>
          <table:table-cell office:value-type="float" office:value="0.509144187748275">
            <text:p>0.5091441877</text:p>
          </table:table-cell>
          <table:table-cell office:value-type="float" office:value="0.5191246258946">
            <text:p>0.5191246259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490">
            <text:p>2490</text:p>
          </table:table-cell>
          <table:table-cell office:value-type="float" office:value="18719.65">
            <text:p>18719.65</text:p>
          </table:table-cell>
          <table:table-cell office:value-type="float" office:value="38388.55">
            <text:p>38388.55</text:p>
          </table:table-cell>
          <table:table-cell table:number-columns-repeated="2" office:value-type="float" office:value="0.487635842436834">
            <text:p>0.4876358424</text:p>
          </table:table-cell>
          <table:table-cell office:value-type="float" office:value="0.0041675646551724">
            <text:p>0.0041675647</text:p>
          </table:table-cell>
          <table:table-cell office:value-type="float" office:value="0.00854646909125071">
            <text:p>0.0085464691</text:p>
          </table:table-cell>
          <table:table-cell office:value-type="float" office:value="0.482758620689655">
            <text:p>0.4827586207</text:p>
          </table:table-cell>
          <table:table-cell office:value-type="float" office:value="0.49109375">
            <text:p>0.49109375</text:p>
          </table:table-cell>
          <table:table-cell office:value-type="float" office:value="1253">
            <text:p>1253</text:p>
          </table:table-cell>
          <table:table-cell office:value-type="float" office:value="9461.4">
            <text:p>9461.4</text:p>
          </table:table-cell>
          <table:table-cell office:value-type="float" office:value="12774.2">
            <text:p>12774.2</text:p>
          </table:table-cell>
          <table:table-cell office:value-type="float" office:value="0.740688895007862">
            <text:p>0.740688895</text:p>
          </table:table-cell>
          <table:table-cell office:value-type="float" office:value="0.48731588952581">
            <text:p>0.4873158895</text:p>
          </table:table-cell>
          <table:table-cell office:value-type="float" office:value="0.00433693342724881">
            <text:p>0.0043369334</text:p>
          </table:table-cell>
          <table:table-cell office:value-type="float" office:value="0.00889963475533072">
            <text:p>0.0088996348</text:p>
          </table:table-cell>
          <table:table-cell office:value-type="float" office:value="0.482429297217311">
            <text:p>0.4824292972</text:p>
          </table:table-cell>
          <table:table-cell office:value-type="float" office:value="0.491103164071809">
            <text:p>0.4911031641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2585.65">
            <text:p>2585.65</text:p>
          </table:table-cell>
          <table:table-cell office:value-type="float" office:value="20066.85">
            <text:p>20066.85</text:p>
          </table:table-cell>
          <table:table-cell office:value-type="float" office:value="38326.3">
            <text:p>38326.3</text:p>
          </table:table-cell>
          <table:table-cell table:number-columns-repeated="2" office:value-type="float" office:value="0.523580378608239">
            <text:p>0.5235803786</text:p>
          </table:table-cell>
          <table:table-cell office:value-type="float" office:value="0.00448296028675699">
            <text:p>0.0044829603</text:p>
          </table:table-cell>
          <table:table-cell office:value-type="float" office:value="0.00856212430777758">
            <text:p>0.0085621243</text:p>
          </table:table-cell>
          <table:table-cell office:value-type="float" office:value="0.519502529071283">
            <text:p>0.5195025291</text:p>
          </table:table-cell>
          <table:table-cell office:value-type="float" office:value="0.528468449644797">
            <text:p>0.5284684496</text:p>
          </table:table-cell>
          <table:table-cell office:value-type="float" office:value="1105.75">
            <text:p>1105.75</text:p>
          </table:table-cell>
          <table:table-cell office:value-type="float" office:value="8606.1">
            <text:p>8606.1</text:p>
          </table:table-cell>
          <table:table-cell office:value-type="float" office:value="10818.7">
            <text:p>10818.7</text:p>
          </table:table-cell>
          <table:table-cell office:value-type="float" office:value="0.795548095823627">
            <text:p>0.7955480958</text:p>
          </table:table-cell>
          <table:table-cell office:value-type="float" office:value="0.52340899207452">
            <text:p>0.5234089921</text:p>
          </table:table-cell>
          <table:table-cell office:value-type="float" office:value="0.00532818510435301">
            <text:p>0.0053281851</text:p>
          </table:table-cell>
          <table:table-cell office:value-type="float" office:value="0.0101797737238615">
            <text:p>0.0101797737</text:p>
          </table:table-cell>
          <table:table-cell office:value-type="float" office:value="0.519124797480358">
            <text:p>0.5191247975</text:p>
          </table:table-cell>
          <table:table-cell office:value-type="float" office:value="0.529781167689064">
            <text:p>0.5297811677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5469.4">
            <text:p>5469.4</text:p>
          </table:table-cell>
          <table:table-cell office:value-type="float" office:value="19070.35">
            <text:p>19070.35</text:p>
          </table:table-cell>
          <table:table-cell office:value-type="float" office:value="38409.85">
            <text:p>38409.85</text:p>
          </table:table-cell>
          <table:table-cell table:number-columns-repeated="2" office:value-type="float" office:value="0.496496138584202">
            <text:p>0.4964961386</text:p>
          </table:table-cell>
          <table:table-cell office:value-type="float" office:value="0.00450503610163461">
            <text:p>0.0045050361</text:p>
          </table:table-cell>
          <table:table-cell office:value-type="float" office:value="0.00907365788278046">
            <text:p>0.0090736579</text:p>
          </table:table-cell>
          <table:table-cell office:value-type="float" office:value="0.491341371318455">
            <text:p>0.4913413713</text:p>
          </table:table-cell>
          <table:table-cell office:value-type="float" office:value="0.500351443521724">
            <text:p>0.5003514435</text:p>
          </table:table-cell>
          <table:table-cell office:value-type="float" office:value="2310.45">
            <text:p>2310.45</text:p>
          </table:table-cell>
          <table:table-cell office:value-type="float" office:value="7794.2">
            <text:p>7794.2</text:p>
          </table:table-cell>
          <table:table-cell office:value-type="float" office:value="9817.2">
            <text:p>9817.2</text:p>
          </table:table-cell>
          <table:table-cell office:value-type="float" office:value="0.794032186344837">
            <text:p>0.7940321863</text:p>
          </table:table-cell>
          <table:table-cell office:value-type="float" office:value="0.496291059064438">
            <text:p>0.4962910591</text:p>
          </table:table-cell>
          <table:table-cell office:value-type="float" office:value="0.00580473210430937">
            <text:p>0.0058047321</text:p>
          </table:table-cell>
          <table:table-cell office:value-type="float" office:value="0.0116962254271756">
            <text:p>0.0116962254</text:p>
          </table:table-cell>
          <table:table-cell office:value-type="float" office:value="0.490774709423761">
            <text:p>0.4907747094</text:p>
          </table:table-cell>
          <table:table-cell office:value-type="float" office:value="0.502384173632379">
            <text:p>0.5023841736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4976.25">
            <text:p>4976.25</text:p>
          </table:table-cell>
          <table:table-cell office:value-type="float" office:value="17056.7">
            <text:p>17056.7</text:p>
          </table:table-cell>
          <table:table-cell office:value-type="float" office:value="38008.35">
            <text:p>38008.35</text:p>
          </table:table-cell>
          <table:table-cell table:number-columns-repeated="2" office:value-type="float" office:value="0.448759389242786">
            <text:p>0.4487593892</text:p>
          </table:table-cell>
          <table:table-cell office:value-type="float" office:value="0.00509675376717553">
            <text:p>0.0050967538</text:p>
          </table:table-cell>
          <table:table-cell office:value-type="float" office:value="0.0113574309292459">
            <text:p>0.0113574309</text:p>
          </table:table-cell>
          <table:table-cell office:value-type="float" office:value="0.443339750520847">
            <text:p>0.4433397505</text:p>
          </table:table-cell>
          <table:table-cell office:value-type="float" office:value="0.453533258055198">
            <text:p>0.4535332581</text:p>
          </table:table-cell>
          <table:table-cell office:value-type="float" office:value="2511.95">
            <text:p>2511.95</text:p>
          </table:table-cell>
          <table:table-cell office:value-type="float" office:value="8715.95">
            <text:p>8715.95</text:p>
          </table:table-cell>
          <table:table-cell office:value-type="float" office:value="12116.5">
            <text:p>12116.5</text:p>
          </table:table-cell>
          <table:table-cell office:value-type="float" office:value="0.719371260587164">
            <text:p>0.7193712606</text:p>
          </table:table-cell>
          <table:table-cell office:value-type="float" office:value="0.449626011283975">
            <text:p>0.4496260113</text:p>
          </table:table-cell>
          <table:table-cell office:value-type="float" office:value="0.00428007462844601">
            <text:p>0.0042800746</text:p>
          </table:table-cell>
          <table:table-cell office:value-type="float" office:value="0.00951918821649933">
            <text:p>0.0095191882</text:p>
          </table:table-cell>
          <table:table-cell office:value-type="float" office:value="0.446885426324503">
            <text:p>0.4468854263</text:p>
          </table:table-cell>
          <table:table-cell office:value-type="float" office:value="0.455445575581395">
            <text:p>0.4554455756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466.6">
            <text:p>3466.6</text:p>
          </table:table-cell>
          <table:table-cell office:value-type="float" office:value="11590.6">
            <text:p>11590.6</text:p>
          </table:table-cell>
          <table:table-cell office:value-type="float" office:value="34351.2">
            <text:p>34351.2</text:p>
          </table:table-cell>
          <table:table-cell table:number-columns-repeated="2" office:value-type="float" office:value="0.337410469579688">
            <text:p>0.3374104696</text:p>
          </table:table-cell>
          <table:table-cell office:value-type="float" office:value="0.00415366893873342">
            <text:p>0.0041536689</text:p>
          </table:table-cell>
          <table:table-cell office:value-type="float" office:value="0.0123104328798915">
            <text:p>0.0123104329</text:p>
          </table:table-cell>
          <table:table-cell office:value-type="float" office:value="0.332805768047129">
            <text:p>0.332805768</text:p>
          </table:table-cell>
          <table:table-cell office:value-type="float" office:value="0.341113105924596">
            <text:p>0.3411131059</text:p>
          </table:table-cell>
          <table:table-cell office:value-type="float" office:value="2454.45">
            <text:p>2454.45</text:p>
          </table:table-cell>
          <table:table-cell office:value-type="float" office:value="8049.7">
            <text:p>8049.7</text:p>
          </table:table-cell>
          <table:table-cell office:value-type="float" office:value="14907.1">
            <text:p>14907.1</text:p>
          </table:table-cell>
          <table:table-cell office:value-type="float" office:value="0.539996465329586">
            <text:p>0.5399964653</text:p>
          </table:table-cell>
          <table:table-cell office:value-type="float" office:value="0.337512033237764">
            <text:p>0.3375120332</text:p>
          </table:table-cell>
          <table:table-cell office:value-type="float" office:value="0.00548790249512557">
            <text:p>0.0054879025</text:p>
          </table:table-cell>
          <table:table-cell office:value-type="float" office:value="0.016259872107314">
            <text:p>0.0162598721</text:p>
          </table:table-cell>
          <table:table-cell office:value-type="float" office:value="0.331621901266056">
            <text:p>0.3316219013</text:p>
          </table:table-cell>
          <table:table-cell office:value-type="float" office:value="0.342597706256307">
            <text:p>0.3425977063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3369.35">
            <text:p>3369.35</text:p>
          </table:table-cell>
          <table:table-cell office:value-type="float" office:value="10904">
            <text:p>10904</text:p>
          </table:table-cell>
          <table:table-cell office:value-type="float" office:value="33653.3">
            <text:p>33653.3</text:p>
          </table:table-cell>
          <table:table-cell table:number-columns-repeated="2" office:value-type="float" office:value="0.324000049341759">
            <text:p>0.3240000493</text:p>
          </table:table-cell>
          <table:table-cell office:value-type="float" office:value="0.00478486076005763">
            <text:p>0.0047848608</text:p>
          </table:table-cell>
          <table:table-cell office:value-type="float" office:value="0.0147680865165872">
            <text:p>0.0147680865</text:p>
          </table:table-cell>
          <table:table-cell office:value-type="float" office:value="0.319350878768825">
            <text:p>0.3193508788</text:p>
          </table:table-cell>
          <table:table-cell office:value-type="float" office:value="0.328920600288941">
            <text:p>0.3289206003</text:p>
          </table:table-cell>
          <table:table-cell office:value-type="float" office:value="2426.85">
            <text:p>2426.85</text:p>
          </table:table-cell>
          <table:table-cell office:value-type="float" office:value="7757.25">
            <text:p>7757.25</text:p>
          </table:table-cell>
          <table:table-cell office:value-type="float" office:value="14983.8">
            <text:p>14983.8</text:p>
          </table:table-cell>
          <table:table-cell office:value-type="float" office:value="0.517713000096597">
            <text:p>0.5177130001</text:p>
          </table:table-cell>
          <table:table-cell office:value-type="float" office:value="0.32358427974075">
            <text:p>0.3235842797</text:p>
          </table:table-cell>
          <table:table-cell office:value-type="float" office:value="0.00669913580844431">
            <text:p>0.0066991358</text:p>
          </table:table-cell>
          <table:table-cell office:value-type="float" office:value="0.0207029087253915">
            <text:p>0.0207029087</text:p>
          </table:table-cell>
          <table:table-cell office:value-type="float" office:value="0.318159635517368">
            <text:p>0.3181596355</text:p>
          </table:table-cell>
          <table:table-cell office:value-type="float" office:value="0.331557907134256">
            <text:p>0.3315579071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3521.55">
            <text:p>3521.55</text:p>
          </table:table-cell>
          <table:table-cell office:value-type="float" office:value="10784.75">
            <text:p>10784.75</text:p>
          </table:table-cell>
          <table:table-cell office:value-type="float" office:value="33526.05">
            <text:p>33526.05</text:p>
          </table:table-cell>
          <table:table-cell table:number-columns-repeated="2" office:value-type="float" office:value="0.321670003115415">
            <text:p>0.3216700031</text:p>
          </table:table-cell>
          <table:table-cell office:value-type="float" office:value="0.00627376747043709">
            <text:p>0.0062737675</text:p>
          </table:table-cell>
          <table:table-cell office:value-type="float" office:value="0.0195037380224293">
            <text:p>0.019503738</text:p>
          </table:table-cell>
          <table:table-cell office:value-type="float" office:value="0.316392850695071">
            <text:p>0.3163928507</text:p>
          </table:table-cell>
          <table:table-cell office:value-type="float" office:value="0.328940385635945">
            <text:p>0.3289403856</text:p>
          </table:table-cell>
          <table:table-cell office:value-type="float" office:value="2521.8">
            <text:p>2521.8</text:p>
          </table:table-cell>
          <table:table-cell office:value-type="float" office:value="7699.05">
            <text:p>7699.05</text:p>
          </table:table-cell>
          <table:table-cell office:value-type="float" office:value="14992.3">
            <text:p>14992.3</text:p>
          </table:table-cell>
          <table:table-cell office:value-type="float" office:value="0.513535120619224">
            <text:p>0.5135351206</text:p>
          </table:table-cell>
          <table:table-cell office:value-type="float" office:value="0.320972994875821">
            <text:p>0.3209729949</text:p>
          </table:table-cell>
          <table:table-cell office:value-type="float" office:value="0.00516808078836706">
            <text:p>0.0051680808</text:p>
          </table:table-cell>
          <table:table-cell office:value-type="float" office:value="0.0161012947222133">
            <text:p>0.0161012947</text:p>
          </table:table-cell>
          <table:table-cell office:value-type="float" office:value="0.315846217096054">
            <text:p>0.3158462171</text:p>
          </table:table-cell>
          <table:table-cell office:value-type="float" office:value="0.326182378672788">
            <text:p>0.3261823787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3106.55">
            <text:p>3106.55</text:p>
          </table:table-cell>
          <table:table-cell office:value-type="float" office:value="9457">
            <text:p>9457</text:p>
          </table:table-cell>
          <table:table-cell office:value-type="float" office:value="31992.4">
            <text:p>31992.4</text:p>
          </table:table-cell>
          <table:table-cell table:number-columns-repeated="2" office:value-type="float" office:value="0.295584509601009">
            <text:p>0.2955845096</text:p>
          </table:table-cell>
          <table:table-cell office:value-type="float" office:value="0.00553998899024727">
            <text:p>0.005539989</text:p>
          </table:table-cell>
          <table:table-cell office:value-type="float" office:value="0.0187424875468791">
            <text:p>0.0187424875</text:p>
          </table:table-cell>
          <table:table-cell office:value-type="float" office:value="0.289501993292413">
            <text:p>0.2895019933</text:p>
          </table:table-cell>
          <table:table-cell office:value-type="float" office:value="0.300581971272907">
            <text:p>0.3005819713</text:p>
          </table:table-cell>
          <table:table-cell office:value-type="float" office:value="2404.2">
            <text:p>2404.2</text:p>
          </table:table-cell>
          <table:table-cell office:value-type="float" office:value="7072.8">
            <text:p>7072.8</text:p>
          </table:table-cell>
          <table:table-cell office:value-type="float" office:value="14958.9">
            <text:p>14958.9</text:p>
          </table:table-cell>
          <table:table-cell office:value-type="float" office:value="0.472812081021008">
            <text:p>0.472812081</text:p>
          </table:table-cell>
          <table:table-cell office:value-type="float" office:value="0.295520021056767">
            <text:p>0.2955200211</text:p>
          </table:table-cell>
          <table:table-cell office:value-type="float" office:value="0.00586949221551653">
            <text:p>0.0058694922</text:p>
          </table:table-cell>
          <table:table-cell office:value-type="float" office:value="0.0198615721348675">
            <text:p>0.0198615721</text:p>
          </table:table-cell>
          <table:table-cell office:value-type="float" office:value="0.289031232731751">
            <text:p>0.2890312327</text:p>
          </table:table-cell>
          <table:table-cell office:value-type="float" office:value="0.300770217162784">
            <text:p>0.3007702172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937.25">
            <text:p>2937.25</text:p>
          </table:table-cell>
          <table:table-cell office:value-type="float" office:value="8080.15">
            <text:p>8080.15</text:p>
          </table:table-cell>
          <table:table-cell office:value-type="float" office:value="30144.95">
            <text:p>30144.95</text:p>
          </table:table-cell>
          <table:table-cell table:number-columns-repeated="2" office:value-type="float" office:value="0.268026739305759">
            <text:p>0.2680267393</text:p>
          </table:table-cell>
          <table:table-cell office:value-type="float" office:value="0.00582655443549715">
            <text:p>0.0058265544</text:p>
          </table:table-cell>
          <table:table-cell office:value-type="float" office:value="0.021738705811924">
            <text:p>0.0217387058</text:p>
          </table:table-cell>
          <table:table-cell office:value-type="float" office:value="0.26145861418172">
            <text:p>0.2614586142</text:p>
          </table:table-cell>
          <table:table-cell office:value-type="float" office:value="0.273111723052714">
            <text:p>0.2731117231</text:p>
          </table:table-cell>
          <table:table-cell office:value-type="float" office:value="2518.3">
            <text:p>2518.3</text:p>
          </table:table-cell>
          <table:table-cell office:value-type="float" office:value="6348.95">
            <text:p>6348.95</text:p>
          </table:table-cell>
          <table:table-cell office:value-type="float" office:value="14719.85">
            <text:p>14719.85</text:p>
          </table:table-cell>
          <table:table-cell office:value-type="float" office:value="0.431308078264678">
            <text:p>0.4313080783</text:p>
          </table:table-cell>
          <table:table-cell office:value-type="float" office:value="0.269578924665988">
            <text:p>0.2695789247</text:p>
          </table:table-cell>
          <table:table-cell office:value-type="float" office:value="0.00576919099999357">
            <text:p>0.005769191</text:p>
          </table:table-cell>
          <table:table-cell office:value-type="float" office:value="0.0214007493617748">
            <text:p>0.0214007494</text:p>
          </table:table-cell>
          <table:table-cell office:value-type="float" office:value="0.262198885058159">
            <text:p>0.2621988851</text:p>
          </table:table-cell>
          <table:table-cell office:value-type="float" office:value="0.273737267058147">
            <text:p>0.273737267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302.9">
            <text:p>2302.9</text:p>
          </table:table-cell>
          <table:table-cell office:value-type="float" office:value="5823.35">
            <text:p>5823.35</text:p>
          </table:table-cell>
          <table:table-cell office:value-type="float" office:value="26409.45">
            <text:p>26409.45</text:p>
          </table:table-cell>
          <table:table-cell table:number-columns-repeated="2" office:value-type="float" office:value="0.220479705070609">
            <text:p>0.2204797051</text:p>
          </table:table-cell>
          <table:table-cell office:value-type="float" office:value="0.00596606974146539">
            <text:p>0.0059660697</text:p>
          </table:table-cell>
          <table:table-cell office:value-type="float" office:value="0.0270594961996831">
            <text:p>0.0270594962</text:p>
          </table:table-cell>
          <table:table-cell office:value-type="float" office:value="0.214484356894554">
            <text:p>0.2144843569</text:p>
          </table:table-cell>
          <table:table-cell office:value-type="float" office:value="0.226416496377485">
            <text:p>0.2264164964</text:p>
          </table:table-cell>
          <table:table-cell office:value-type="float" office:value="1871.15">
            <text:p>1871.15</text:p>
          </table:table-cell>
          <table:table-cell office:value-type="float" office:value="4836.5">
            <text:p>4836.5</text:p>
          </table:table-cell>
          <table:table-cell office:value-type="float" office:value="13705.25">
            <text:p>13705.25</text:p>
          </table:table-cell>
          <table:table-cell office:value-type="float" office:value="0.352881118789636">
            <text:p>0.3528811188</text:p>
          </table:table-cell>
          <table:table-cell office:value-type="float" office:value="0.220560006483031">
            <text:p>0.2205600065</text:p>
          </table:table-cell>
          <table:table-cell office:value-type="float" office:value="0.00402666081993033">
            <text:p>0.0040266608</text:p>
          </table:table-cell>
          <table:table-cell office:value-type="float" office:value="0.0182565320165609">
            <text:p>0.018256532</text:p>
          </table:table-cell>
          <table:table-cell office:value-type="float" office:value="0.217476313780568">
            <text:p>0.2174763138</text:p>
          </table:table-cell>
          <table:table-cell office:value-type="float" office:value="0.225529635420429">
            <text:p>0.2255296354</text:p>
          </table:table-cell>
        </table:table-row>
        <table:table-row table:style-name="ro2">
          <table:table-cell table:number-columns-repeated="19"/>
        </table:table-row>
        <table:table-row table:style-name="ro2">
          <table:table-cell/>
          <table:table-cell office:value-type="string">
            <text:p>Runs:</text:p>
          </table:table-cell>
          <table:table-cell office:value-type="float" office:value="20">
            <text:p>20</text:p>
          </table:table-cell>
          <table:table-cell table:number-columns-repeated="16"/>
        </table:table-row>
        <table:table-row table:style-name="ro2">
          <table:table-cell/>
          <table:table-cell office:value-type="string">
            <text:p>CPU time</text:p>
          </table:table-cell>
          <table:table-cell office:value-type="string">
            <text:p>Trials</text:p>
          </table:table-cell>
          <table:table-cell office:value-type="string">
            <text:p>Successes</text:p>
          </table:table-cell>
          <table:table-cell table:number-columns-repeated="15"/>
        </table:table-row>
        <table:table-row table:style-name="ro2">
          <table:table-cell/>
          <table:table-cell table:formula="of:=[.K2]/[.B2]" office:value-type="float" office:value="0.515660691470827">
            <text:p>0.5156606915</text:p>
          </table:table-cell>
          <table:table-cell table:formula="of:=[.M2]/[.D2]" office:value-type="float" office:value="0.367373575143707">
            <text:p>0.3673735751</text:p>
          </table:table-cell>
          <table:table-cell table:formula="of:=[.L2]/[.C2]" office:value-type="float" office:value="0.531322588260979">
            <text:p>0.5313225883</text:p>
          </table:table-cell>
          <table:table-cell table:number-columns-repeated="15"/>
        </table:table-row>
        <table:table-row table:style-name="ro2">
          <table:table-cell/>
          <table:table-cell table:formula="of:=[.K3]/[.B3]" office:value-type="float" office:value="0.503212851405622">
            <text:p>0.5032128514</text:p>
          </table:table-cell>
          <table:table-cell table:formula="of:=[.M3]/[.D3]" office:value-type="float" office:value="0.332760679942327">
            <text:p>0.3327606799</text:p>
          </table:table-cell>
          <table:table-cell table:formula="of:=[.L3]/[.C3]" office:value-type="float" office:value="0.505426116407091">
            <text:p>0.5054261164</text:p>
          </table:table-cell>
          <table:table-cell table:number-columns-repeated="15"/>
        </table:table-row>
        <table:table-row table:style-name="ro2">
          <table:table-cell/>
          <table:table-cell table:formula="of:=[.K4]/[.B4]" office:value-type="float" office:value="0.427648753698296">
            <text:p>0.4276487537</text:p>
          </table:table-cell>
          <table:table-cell table:formula="of:=[.M4]/[.D4]" office:value-type="float" office:value="0.282278748535601">
            <text:p>0.2822787485</text:p>
          </table:table-cell>
          <table:table-cell table:formula="of:=[.L4]/[.C4]" office:value-type="float" office:value="0.428871497021207">
            <text:p>0.428871497</text:p>
          </table:table-cell>
          <table:table-cell table:number-columns-repeated="15"/>
        </table:table-row>
        <table:table-row table:style-name="ro2">
          <table:table-cell/>
          <table:table-cell table:formula="of:=[.K5]/[.B5]" office:value-type="float" office:value="0.422432076644605">
            <text:p>0.4224320766</text:p>
          </table:table-cell>
          <table:table-cell table:formula="of:=[.M5]/[.D5]" office:value-type="float" office:value="0.255590688326041">
            <text:p>0.2555906883</text:p>
          </table:table-cell>
          <table:table-cell table:formula="of:=[.L5]/[.C5]" office:value-type="float" office:value="0.408707758378845">
            <text:p>0.4087077584</text:p>
          </table:table-cell>
          <table:table-cell table:number-columns-repeated="15"/>
        </table:table-row>
        <table:table-row table:style-name="ro2">
          <table:table-cell/>
          <table:table-cell table:formula="of:=[.K6]/[.B6]" office:value-type="float" office:value="0.504787741773424">
            <text:p>0.5047877418</text:p>
          </table:table-cell>
          <table:table-cell table:formula="of:=[.M6]/[.D6]" office:value-type="float" office:value="0.318785214301594">
            <text:p>0.3187852143</text:p>
          </table:table-cell>
          <table:table-cell table:formula="of:=[.L6]/[.C6]" office:value-type="float" office:value="0.510998610516688">
            <text:p>0.5109986105</text:p>
          </table:table-cell>
          <table:table-cell table:number-columns-repeated="15"/>
        </table:table-row>
        <table:table-row table:style-name="ro2">
          <table:table-cell/>
          <table:table-cell table:formula="of:=[.K7]/[.B7]" office:value-type="float" office:value="0.70802803900075">
            <text:p>0.708028039</text:p>
          </table:table-cell>
          <table:table-cell table:formula="of:=[.M7]/[.D7]" office:value-type="float" office:value="0.433961550105964">
            <text:p>0.4339615501</text:p>
          </table:table-cell>
          <table:table-cell table:formula="of:=[.L7]/[.C7]" office:value-type="float" office:value="0.694502441633738">
            <text:p>0.6945024416</text:p>
          </table:table-cell>
          <table:table-cell table:number-columns-repeated="15"/>
        </table:table-row>
        <table:table-row table:style-name="ro2">
          <table:table-cell/>
          <table:table-cell table:formula="of:=[.K8]/[.B8]" office:value-type="float" office:value="0.720272456111713">
            <text:p>0.7202724561</text:p>
          </table:table-cell>
          <table:table-cell table:formula="of:=[.M8]/[.D8]" office:value-type="float" office:value="0.445240139897127">
            <text:p>0.4452401399</text:p>
          </table:table-cell>
          <table:table-cell table:formula="of:=[.L8]/[.C8]" office:value-type="float" office:value="0.711413242846662">
            <text:p>0.7114132428</text:p>
          </table:table-cell>
          <table:table-cell table:number-columns-repeated="15"/>
        </table:table-row>
        <table:table-row table:style-name="ro2">
          <table:table-cell/>
          <table:table-cell table:formula="of:=[.K9]/[.B9]" office:value-type="float" office:value="0.716105124164075">
            <text:p>0.7161051242</text:p>
          </table:table-cell>
          <table:table-cell table:formula="of:=[.M9]/[.D9]" office:value-type="float" office:value="0.447183607970518">
            <text:p>0.447183608</text:p>
          </table:table-cell>
          <table:table-cell table:formula="of:=[.L9]/[.C9]" office:value-type="float" office:value="0.713883029277452">
            <text:p>0.7138830293</text:p>
          </table:table-cell>
          <table:table-cell table:number-columns-repeated="15"/>
        </table:table-row>
        <table:table-row table:style-name="ro2">
          <table:table-cell/>
          <table:table-cell table:formula="of:=[.K10]/[.B10]" office:value-type="float" office:value="0.773913183435">
            <text:p>0.7739131834</text:p>
          </table:table-cell>
          <table:table-cell table:formula="of:=[.M10]/[.D10]" office:value-type="float" office:value="0.467576674460184">
            <text:p>0.4675766745</text:p>
          </table:table-cell>
          <table:table-cell table:formula="of:=[.L10]/[.C10]" office:value-type="float" office:value="0.747890451517395">
            <text:p>0.7478904515</text:p>
          </table:table-cell>
          <table:table-cell table:number-columns-repeated="15"/>
        </table:table-row>
        <table:table-row table:style-name="ro2">
          <table:table-cell/>
          <table:table-cell table:formula="of:=[.K11]/[.B11]" office:value-type="float" office:value="0.857366584390161">
            <text:p>0.8573665844</text:p>
          </table:table-cell>
          <table:table-cell table:formula="of:=[.M11]/[.D11]" office:value-type="float" office:value="0.488302352466997">
            <text:p>0.4883023525</text:p>
          </table:table-cell>
          <table:table-cell table:formula="of:=[.L11]/[.C11]" office:value-type="float" office:value="0.785746551734807">
            <text:p>0.7857465517</text:p>
          </table:table-cell>
          <table:table-cell table:number-columns-repeated="15"/>
        </table:table-row>
        <table:table-row table:style-name="ro2">
          <table:table-cell/>
          <table:table-cell table:formula="of:=[.K12]/[.B12]" office:value-type="float" office:value="0.812518997785401">
            <text:p>0.8125189978</text:p>
          </table:table-cell>
          <table:table-cell table:formula="of:=[.M12]/[.D12]" office:value-type="float" office:value="0.518952496170878">
            <text:p>0.5189524962</text:p>
          </table:table-cell>
          <table:table-cell table:formula="of:=[.L12]/[.C12]" office:value-type="float" office:value="0.830535688220698">
            <text:p>0.8305356882</text:p>
          </table:table-cell>
          <table:table-cell table:number-columns-repeated="15"/>
        </table:table-row>
      </table:table>
      <table:table table:name="complete_005" table:style-name="ta1">
        <table:shapes>
          <draw:frame draw:z-index="0" draw:style-name="gr1" svg:width="6.2988in" svg:height="3.5429in" svg:x="9.3539in" svg:y="2.6358in">
            <draw:object draw:notify-on-update-of-ranges="complete_005.A2:complete_005.A12 complete_005.B15:complete_005.B15 complete_005.B16:complete_005.B26 complete_005.C15:complete_005.C15 complete_005.C16:complete_005.C26 complete_005.D15:complete_005.D15 complete_005.D16:complete_005.D26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svg:width="6.2988in" svg:height="3.5429in" svg:x="2.978in" svg:y="2.6106in">
            <draw:object draw:notify-on-update-of-ranges="complete_005.A2:complete_005.A12 complete_005.B1:complete_005.B1 complete_005.B2:complete_005.B12 complete_005.D1:complete_005.D1 complete_005.D2:complete_005.D12 complete_005.K1:complete_005.K1 complete_005.K2:complete_005.K12 complete_005.M1:complete_005.M1 complete_005.M2:complete_005.M12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6" table:default-cell-style-name="Default"/>
        <table:table-column table:style-name="co1" table:number-columns-repeated="4" table:default-cell-style-name="Default"/>
        <table:table-row table:style-name="ro2">
          <table:table-cell office:value-type="string">
            <text:p>Args</text:p>
          </table:table-cell>
          <table:table-cell office:value-type="string">
            <text:p>Naive CPU time</text:p>
          </table:table-cell>
          <table:table-cell office:value-type="string">
            <text:p>Naive Successes</text:p>
          </table:table-cell>
          <table:table-cell office:value-type="string">
            <text:p>Naive Trials</text:p>
          </table:table-cell>
          <table:table-cell office:value-type="string">
            <text:p>Naive Mean Conditional</text:p>
          </table:table-cell>
          <table:table-cell office:value-type="string">
            <text:p>Naive Mean Value</text:p>
          </table:table-cell>
          <table:table-cell office:value-type="string">
            <text:p>Naive Abs Error</text:p>
          </table:table-cell>
          <table:table-cell office:value-type="string">
            <text:p>Naive Rel Error</text:p>
          </table:table-cell>
          <table:table-cell office:value-type="string">
            <text:p>Naive Min Value</text:p>
          </table:table-cell>
          <table:table-cell office:value-type="string">
            <text:p>Naive Max Value</text:p>
          </table:table-cell>
          <table:table-cell office:value-type="string">
            <text:p>Optim CPU time</text:p>
          </table:table-cell>
          <table:table-cell office:value-type="string">
            <text:p>Optim Successes</text:p>
          </table:table-cell>
          <table:table-cell office:value-type="string">
            <text:p>Optim Trials</text:p>
          </table:table-cell>
          <table:table-cell office:value-type="string">
            <text:p>Optim Mean Conditional</text:p>
          </table:table-cell>
          <table:table-cell office:value-type="string">
            <text:p>Optim Mean Value</text:p>
          </table:table-cell>
          <table:table-cell office:value-type="string">
            <text:p>Optim Abs Error</text:p>
          </table:table-cell>
          <table:table-cell office:value-type="string">
            <text:p>Optim Rel Error</text:p>
          </table:table-cell>
          <table:table-cell office:value-type="string">
            <text:p>Optim Min Value</text:p>
          </table:table-cell>
          <table:table-cell office:value-type="string">
            <text:p>Optim Max Value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14.9">
            <text:p>214.9</text:p>
          </table:table-cell>
          <table:table-cell office:value-type="float" office:value="20850.5">
            <text:p>20850.5</text:p>
          </table:table-cell>
          <table:table-cell office:value-type="float" office:value="38060.4">
            <text:p>38060.4</text:p>
          </table:table-cell>
          <table:table-cell table:number-columns-repeated="2" office:value-type="float" office:value="0.547828709712799">
            <text:p>0.5478287097</text:p>
          </table:table-cell>
          <table:table-cell office:value-type="float" office:value="0.00406566872859326">
            <text:p>0.0040656687</text:p>
          </table:table-cell>
          <table:table-cell office:value-type="float" office:value="0.00742142325969864">
            <text:p>0.0074214233</text:p>
          </table:table-cell>
          <table:table-cell office:value-type="float" office:value="0.544505090794584">
            <text:p>0.5445050908</text:p>
          </table:table-cell>
          <table:table-cell office:value-type="float" office:value="0.55263642825177">
            <text:p>0.5526364283</text:p>
          </table:table-cell>
          <table:table-cell office:value-type="float" office:value="73.95">
            <text:p>73.95</text:p>
          </table:table-cell>
          <table:table-cell office:value-type="float" office:value="9614.25">
            <text:p>9614.25</text:p>
          </table:table-cell>
          <table:table-cell office:value-type="float" office:value="12139.7">
            <text:p>12139.7</text:p>
          </table:table-cell>
          <table:table-cell office:value-type="float" office:value="0.792026165198562">
            <text:p>0.7920261652</text:p>
          </table:table-cell>
          <table:table-cell office:value-type="float" office:value="0.548517720708264">
            <text:p>0.5485177207</text:p>
          </table:table-cell>
          <table:table-cell office:value-type="float" office:value="0.00629730014043017">
            <text:p>0.0062973001</text:p>
          </table:table-cell>
          <table:table-cell office:value-type="float" office:value="0.0114805773864496">
            <text:p>0.0114805774</text:p>
          </table:table-cell>
          <table:table-cell office:value-type="float" office:value="0.544405882352941">
            <text:p>0.5444058824</text:p>
          </table:table-cell>
          <table:table-cell office:value-type="float" office:value="0.557000482633802">
            <text:p>0.5570004826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23.35">
            <text:p>223.35</text:p>
          </table:table-cell>
          <table:table-cell office:value-type="float" office:value="19987.25">
            <text:p>19987.25</text:p>
          </table:table-cell>
          <table:table-cell office:value-type="float" office:value="38341.2">
            <text:p>38341.2</text:p>
          </table:table-cell>
          <table:table-cell table:number-columns-repeated="2" office:value-type="float" office:value="0.521301333352503">
            <text:p>0.5213013334</text:p>
          </table:table-cell>
          <table:table-cell office:value-type="float" office:value="0.0077889641873104">
            <text:p>0.0077889642</text:p>
          </table:table-cell>
          <table:table-cell office:value-type="float" office:value="0.0149413855077242">
            <text:p>0.0149413855</text:p>
          </table:table-cell>
          <table:table-cell office:value-type="float" office:value="0.513429725153055">
            <text:p>0.5134297252</text:p>
          </table:table-cell>
          <table:table-cell office:value-type="float" office:value="0.529007653527675">
            <text:p>0.5290076535</text:p>
          </table:table-cell>
          <table:table-cell office:value-type="float" office:value="71.8">
            <text:p>71.8</text:p>
          </table:table-cell>
          <table:table-cell office:value-type="float" office:value="8710.2">
            <text:p>8710.2</text:p>
          </table:table-cell>
          <table:table-cell office:value-type="float" office:value="11021.1">
            <text:p>11021.1</text:p>
          </table:table-cell>
          <table:table-cell office:value-type="float" office:value="0.790363453094258">
            <text:p>0.7903634531</text:p>
          </table:table-cell>
          <table:table-cell office:value-type="float" office:value="0.519997898968407">
            <text:p>0.519997899</text:p>
          </table:table-cell>
          <table:table-cell office:value-type="float" office:value="0.00430668508195314">
            <text:p>0.0043066851</text:p>
          </table:table-cell>
          <table:table-cell office:value-type="float" office:value="0.0082821201595178">
            <text:p>0.0082821202</text:p>
          </table:table-cell>
          <table:table-cell office:value-type="float" office:value="0.516557991711969">
            <text:p>0.5165579917</text:p>
          </table:table-cell>
          <table:table-cell office:value-type="float" office:value="0.525171361875875">
            <text:p>0.5251713619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99.5">
            <text:p>199.5</text:p>
          </table:table-cell>
          <table:table-cell office:value-type="float" office:value="21147.7">
            <text:p>21147.7</text:p>
          </table:table-cell>
          <table:table-cell office:value-type="float" office:value="37892.95">
            <text:p>37892.95</text:p>
          </table:table-cell>
          <table:table-cell table:number-columns-repeated="2" office:value-type="float" office:value="0.558094468746643">
            <text:p>0.5580944687</text:p>
          </table:table-cell>
          <table:table-cell office:value-type="float" office:value="0.00521020065033939">
            <text:p>0.0052102007</text:p>
          </table:table-cell>
          <table:table-cell office:value-type="float" office:value="0.00933569662863772">
            <text:p>0.0093356966</text:p>
          </table:table-cell>
          <table:table-cell office:value-type="float" office:value="0.552058111380145">
            <text:p>0.5520581114</text:p>
          </table:table-cell>
          <table:table-cell office:value-type="float" office:value="0.562478512680824">
            <text:p>0.5624785127</text:p>
          </table:table-cell>
          <table:table-cell office:value-type="float" office:value="48.4">
            <text:p>48.4</text:p>
          </table:table-cell>
          <table:table-cell office:value-type="float" office:value="7216.55">
            <text:p>7216.55</text:p>
          </table:table-cell>
          <table:table-cell office:value-type="float" office:value="8493.05">
            <text:p>8493.05</text:p>
          </table:table-cell>
          <table:table-cell office:value-type="float" office:value="0.849800260688411">
            <text:p>0.8498002607</text:p>
          </table:table-cell>
          <table:table-cell office:value-type="float" office:value="0.559102712012771">
            <text:p>0.559102712</text:p>
          </table:table-cell>
          <table:table-cell office:value-type="float" office:value="0.0056749190154668">
            <text:p>0.005674919</text:p>
          </table:table-cell>
          <table:table-cell office:value-type="float" office:value="0.0101500473768712">
            <text:p>0.0101500474</text:p>
          </table:table-cell>
          <table:table-cell office:value-type="float" office:value="0.552861191489362">
            <text:p>0.5528611915</text:p>
          </table:table-cell>
          <table:table-cell office:value-type="float" office:value="0.564211029520295">
            <text:p>0.5642110295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209.35">
            <text:p>209.35</text:p>
          </table:table-cell>
          <table:table-cell office:value-type="float" office:value="20299.75">
            <text:p>20299.75</text:p>
          </table:table-cell>
          <table:table-cell office:value-type="float" office:value="38268.5">
            <text:p>38268.5</text:p>
          </table:table-cell>
          <table:table-cell table:number-columns-repeated="2" office:value-type="float" office:value="0.530458387637056">
            <text:p>0.5304583876</text:p>
          </table:table-cell>
          <table:table-cell office:value-type="float" office:value="0.00559739996619646">
            <text:p>0.0055974</text:p>
          </table:table-cell>
          <table:table-cell office:value-type="float" office:value="0.0105520057683134">
            <text:p>0.0105520058</text:p>
          </table:table-cell>
          <table:table-cell office:value-type="float" office:value="0.523861709067189">
            <text:p>0.5238617091</text:p>
          </table:table-cell>
          <table:table-cell office:value-type="float" office:value="0.535056508999581">
            <text:p>0.535056509</text:p>
          </table:table-cell>
          <table:table-cell office:value-type="float" office:value="47.7">
            <text:p>47.7</text:p>
          </table:table-cell>
          <table:table-cell office:value-type="float" office:value="6515.05">
            <text:p>6515.05</text:p>
          </table:table-cell>
          <table:table-cell office:value-type="float" office:value="7668.1">
            <text:p>7668.1</text:p>
          </table:table-cell>
          <table:table-cell office:value-type="float" office:value="0.849739735839692">
            <text:p>0.8497397358</text:p>
          </table:table-cell>
          <table:table-cell office:value-type="float" office:value="0.53110974678534">
            <text:p>0.5311097468</text:p>
          </table:table-cell>
          <table:table-cell office:value-type="float" office:value="0.00567424131185096">
            <text:p>0.0056742413</text:p>
          </table:table-cell>
          <table:table-cell office:value-type="float" office:value="0.0106837453957408">
            <text:p>0.0106837454</text:p>
          </table:table-cell>
          <table:table-cell office:value-type="float" office:value="0.525171007721409">
            <text:p>0.5251710077</text:p>
          </table:table-cell>
          <table:table-cell office:value-type="float" office:value="0.536519490345111">
            <text:p>0.5365194903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238.85">
            <text:p>238.85</text:p>
          </table:table-cell>
          <table:table-cell office:value-type="float" office:value="18361.5">
            <text:p>18361.5</text:p>
          </table:table-cell>
          <table:table-cell office:value-type="float" office:value="38343.2">
            <text:p>38343.2</text:p>
          </table:table-cell>
          <table:table-cell table:number-columns-repeated="2" office:value-type="float" office:value="0.478871429104178">
            <text:p>0.4788714291</text:p>
          </table:table-cell>
          <table:table-cell office:value-type="float" office:value="0.00502790450619575">
            <text:p>0.0050279045</text:p>
          </table:table-cell>
          <table:table-cell office:value-type="float" office:value="0.0104994873375541">
            <text:p>0.0104994873</text:p>
          </table:table-cell>
          <table:table-cell office:value-type="float" office:value="0.473068588287512">
            <text:p>0.4730685883</text:p>
          </table:table-cell>
          <table:table-cell office:value-type="float" office:value="0.483124397299904">
            <text:p>0.4831243973</text:p>
          </table:table-cell>
          <table:table-cell office:value-type="float" office:value="76.5">
            <text:p>76.5</text:p>
          </table:table-cell>
          <table:table-cell office:value-type="float" office:value="8241.1">
            <text:p>8241.1</text:p>
          </table:table-cell>
          <table:table-cell office:value-type="float" office:value="10758.65">
            <text:p>10758.65</text:p>
          </table:table-cell>
          <table:table-cell office:value-type="float" office:value="0.76602817678751">
            <text:p>0.7660281768</text:p>
          </table:table-cell>
          <table:table-cell office:value-type="float" office:value="0.478787814485357">
            <text:p>0.4787878145</text:p>
          </table:table-cell>
          <table:table-cell office:value-type="float" office:value="0.00327733789323148">
            <text:p>0.0032773379</text:p>
          </table:table-cell>
          <table:table-cell office:value-type="float" office:value="0.00684507373428927">
            <text:p>0.0068450737</text:p>
          </table:table-cell>
          <table:table-cell office:value-type="float" office:value="0.475697977601685">
            <text:p>0.4756979776</text:p>
          </table:table-cell>
          <table:table-cell office:value-type="float" office:value="0.482252653388148">
            <text:p>0.4822526534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246.5">
            <text:p>246.5</text:p>
          </table:table-cell>
          <table:table-cell office:value-type="float" office:value="12741">
            <text:p>12741</text:p>
          </table:table-cell>
          <table:table-cell office:value-type="float" office:value="35397.6">
            <text:p>35397.6</text:p>
          </table:table-cell>
          <table:table-cell table:number-columns-repeated="2" office:value-type="float" office:value="0.359930637597257">
            <text:p>0.3599306376</text:p>
          </table:table-cell>
          <table:table-cell office:value-type="float" office:value="0.00500788032821331">
            <text:p>0.0050078803</text:p>
          </table:table-cell>
          <table:table-cell office:value-type="float" office:value="0.0139134594421964">
            <text:p>0.0139134594</text:p>
          </table:table-cell>
          <table:table-cell office:value-type="float" office:value="0.354927655703687">
            <text:p>0.3549276557</text:p>
          </table:table-cell>
          <table:table-cell office:value-type="float" office:value="0.364943416360114">
            <text:p>0.3649434164</text:p>
          </table:table-cell>
          <table:table-cell office:value-type="float" office:value="112.45">
            <text:p>112.45</text:p>
          </table:table-cell>
          <table:table-cell office:value-type="float" office:value="8456.3">
            <text:p>8456.3</text:p>
          </table:table-cell>
          <table:table-cell office:value-type="float" office:value="14642.45">
            <text:p>14642.45</text:p>
          </table:table-cell>
          <table:table-cell office:value-type="float" office:value="0.577530399358208">
            <text:p>0.5775303994</text:p>
          </table:table-cell>
          <table:table-cell office:value-type="float" office:value="0.360971731963163">
            <text:p>0.360971732</text:p>
          </table:table-cell>
          <table:table-cell office:value-type="float" office:value="0.0053698686898809">
            <text:p>0.0053698687</text:p>
          </table:table-cell>
          <table:table-cell office:value-type="float" office:value="0.0148761473943585">
            <text:p>0.0148761474</text:p>
          </table:table-cell>
          <table:table-cell office:value-type="float" office:value="0.356386988043035">
            <text:p>0.356386988</text:p>
          </table:table-cell>
          <table:table-cell office:value-type="float" office:value="0.367126725422797">
            <text:p>0.3671267254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62.2">
            <text:p>262.2</text:p>
          </table:table-cell>
          <table:table-cell office:value-type="float" office:value="12094.25">
            <text:p>12094.25</text:p>
          </table:table-cell>
          <table:table-cell office:value-type="float" office:value="34827.85">
            <text:p>34827.85</text:p>
          </table:table-cell>
          <table:table-cell table:number-columns-repeated="2" office:value-type="float" office:value="0.347252918310071">
            <text:p>0.3472529183</text:p>
          </table:table-cell>
          <table:table-cell office:value-type="float" office:value="0.00312879636427291">
            <text:p>0.0031287964</text:p>
          </table:table-cell>
          <table:table-cell office:value-type="float" office:value="0.00901013699035102">
            <text:p>0.009010137</text:p>
          </table:table-cell>
          <table:table-cell office:value-type="float" office:value="0.344079820058827">
            <text:p>0.3440798201</text:p>
          </table:table-cell>
          <table:table-cell office:value-type="float" office:value="0.350337412787373">
            <text:p>0.3503374128</text:p>
          </table:table-cell>
          <table:table-cell office:value-type="float" office:value="124.7">
            <text:p>124.7</text:p>
          </table:table-cell>
          <table:table-cell office:value-type="float" office:value="8230.75">
            <text:p>8230.75</text:p>
          </table:table-cell>
          <table:table-cell office:value-type="float" office:value="14819.25">
            <text:p>14819.25</text:p>
          </table:table-cell>
          <table:table-cell office:value-type="float" office:value="0.555414837720309">
            <text:p>0.5554148377</text:p>
          </table:table-cell>
          <table:table-cell office:value-type="float" office:value="0.347148922641538">
            <text:p>0.3471489226</text:p>
          </table:table-cell>
          <table:table-cell office:value-type="float" office:value="0.00407253387426376">
            <text:p>0.0040725339</text:p>
          </table:table-cell>
          <table:table-cell office:value-type="float" office:value="0.0117313740837071">
            <text:p>0.0117313741</text:p>
          </table:table-cell>
          <table:table-cell office:value-type="float" office:value="0.343842355761462">
            <text:p>0.3438423558</text:p>
          </table:table-cell>
          <table:table-cell office:value-type="float" office:value="0.35198742350999">
            <text:p>0.3519874235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84.7">
            <text:p>284.7</text:p>
          </table:table-cell>
          <table:table-cell office:value-type="float" office:value="11845.8">
            <text:p>11845.8</text:p>
          </table:table-cell>
          <table:table-cell office:value-type="float" office:value="34596.15">
            <text:p>34596.15</text:p>
          </table:table-cell>
          <table:table-cell table:number-columns-repeated="2" office:value-type="float" office:value="0.342395987497812">
            <text:p>0.3423959875</text:p>
          </table:table-cell>
          <table:table-cell office:value-type="float" office:value="0.00393689248181195">
            <text:p>0.0039368925</text:p>
          </table:table-cell>
          <table:table-cell office:value-type="float" office:value="0.0114980683932142">
            <text:p>0.0114980684</text:p>
          </table:table-cell>
          <table:table-cell office:value-type="float" office:value="0.339121849227553">
            <text:p>0.3391218492</text:p>
          </table:table-cell>
          <table:table-cell office:value-type="float" office:value="0.346995634191176">
            <text:p>0.3469956342</text:p>
          </table:table-cell>
          <table:table-cell office:value-type="float" office:value="137.25">
            <text:p>137.25</text:p>
          </table:table-cell>
          <table:table-cell office:value-type="float" office:value="8174.05">
            <text:p>8174.05</text:p>
          </table:table-cell>
          <table:table-cell office:value-type="float" office:value="14850.5">
            <text:p>14850.5</text:p>
          </table:table-cell>
          <table:table-cell office:value-type="float" office:value="0.550429818854372">
            <text:p>0.5504298189</text:p>
          </table:table-cell>
          <table:table-cell office:value-type="float" office:value="0.344033154370455">
            <text:p>0.3440331544</text:p>
          </table:table-cell>
          <table:table-cell office:value-type="float" office:value="0.00434223606190354">
            <text:p>0.0043422361</text:p>
          </table:table-cell>
          <table:table-cell office:value-type="float" office:value="0.0126215627963223">
            <text:p>0.0126215628</text:p>
          </table:table-cell>
          <table:table-cell office:value-type="float" office:value="0.338669570130546">
            <text:p>0.3386695701</text:p>
          </table:table-cell>
          <table:table-cell office:value-type="float" office:value="0.347354042254353">
            <text:p>0.3473540423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88.8">
            <text:p>288.8</text:p>
          </table:table-cell>
          <table:table-cell office:value-type="float" office:value="10468.15">
            <text:p>10468.15</text:p>
          </table:table-cell>
          <table:table-cell office:value-type="float" office:value="33180.9">
            <text:p>33180.9</text:p>
          </table:table-cell>
          <table:table-cell table:number-columns-repeated="2" office:value-type="float" office:value="0.315476371019005">
            <text:p>0.315476371</text:p>
          </table:table-cell>
          <table:table-cell office:value-type="float" office:value="0.00555053735213468">
            <text:p>0.0055505374</text:p>
          </table:table-cell>
          <table:table-cell office:value-type="float" office:value="0.0175941460661734">
            <text:p>0.0175941461</text:p>
          </table:table-cell>
          <table:table-cell office:value-type="float" office:value="0.309636169888872">
            <text:p>0.3096361699</text:p>
          </table:table-cell>
          <table:table-cell office:value-type="float" office:value="0.320737244593141">
            <text:p>0.3207372446</text:p>
          </table:table-cell>
          <table:table-cell office:value-type="float" office:value="146.2">
            <text:p>146.2</text:p>
          </table:table-cell>
          <table:table-cell office:value-type="float" office:value="7578.3">
            <text:p>7578.3</text:p>
          </table:table-cell>
          <table:table-cell office:value-type="float" office:value="15001.75">
            <text:p>15001.75</text:p>
          </table:table-cell>
          <table:table-cell office:value-type="float" office:value="0.505161638070152">
            <text:p>0.5051616381</text:p>
          </table:table-cell>
          <table:table-cell office:value-type="float" office:value="0.315739347432049">
            <text:p>0.3157393474</text:p>
          </table:table-cell>
          <table:table-cell office:value-type="float" office:value="0.00432421557187285">
            <text:p>0.0043242156</text:p>
          </table:table-cell>
          <table:table-cell office:value-type="float" office:value="0.0136955232442275">
            <text:p>0.0136955232</text:p>
          </table:table-cell>
          <table:table-cell office:value-type="float" office:value="0.31143009727406">
            <text:p>0.3114300973</text:p>
          </table:table-cell>
          <table:table-cell office:value-type="float" office:value="0.320078528417806">
            <text:p>0.3200785284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314.6">
            <text:p>314.6</text:p>
          </table:table-cell>
          <table:table-cell office:value-type="float" office:value="9075.55">
            <text:p>9075.55</text:p>
          </table:table-cell>
          <table:table-cell office:value-type="float" office:value="31509">
            <text:p>31509</text:p>
          </table:table-cell>
          <table:table-cell table:number-columns-repeated="2" office:value-type="float" office:value="0.288020155513449">
            <text:p>0.2880201555</text:p>
          </table:table-cell>
          <table:table-cell office:value-type="float" office:value="0.0040490833866689">
            <text:p>0.0040490834</text:p>
          </table:table-cell>
          <table:table-cell office:value-type="float" office:value="0.014058333450486">
            <text:p>0.0140583335</text:p>
          </table:table-cell>
          <table:table-cell office:value-type="float" office:value="0.284302437152178">
            <text:p>0.2843024372</text:p>
          </table:table-cell>
          <table:table-cell office:value-type="float" office:value="0.292400603925516">
            <text:p>0.2924006039</text:p>
          </table:table-cell>
          <table:table-cell office:value-type="float" office:value="166.75">
            <text:p>166.75</text:p>
          </table:table-cell>
          <table:table-cell office:value-type="float" office:value="6844">
            <text:p>6844</text:p>
          </table:table-cell>
          <table:table-cell office:value-type="float" office:value="14903.8">
            <text:p>14903.8</text:p>
          </table:table-cell>
          <table:table-cell office:value-type="float" office:value="0.459208301514759">
            <text:p>0.4592083015</text:p>
          </table:table-cell>
          <table:table-cell office:value-type="float" office:value="0.287017300065677">
            <text:p>0.2870173001</text:p>
          </table:table-cell>
          <table:table-cell office:value-type="float" office:value="0.00428838336355947">
            <text:p>0.0042883834</text:p>
          </table:table-cell>
          <table:table-cell office:value-type="float" office:value="0.0149412016717396">
            <text:p>0.0149412017</text:p>
          </table:table-cell>
          <table:table-cell office:value-type="float" office:value="0.281957931363973">
            <text:p>0.2819579314</text:p>
          </table:table-cell>
          <table:table-cell office:value-type="float" office:value="0.290534698091092">
            <text:p>0.290534698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93.3">
            <text:p>293.3</text:p>
          </table:table-cell>
          <table:table-cell office:value-type="float" office:value="6513">
            <text:p>6513</text:p>
          </table:table-cell>
          <table:table-cell office:value-type="float" office:value="27660.55">
            <text:p>27660.55</text:p>
          </table:table-cell>
          <table:table-cell table:number-columns-repeated="2" office:value-type="float" office:value="0.235446570619155">
            <text:p>0.2354465706</text:p>
          </table:table-cell>
          <table:table-cell office:value-type="float" office:value="0.00485648421692">
            <text:p>0.0048564842</text:p>
          </table:table-cell>
          <table:table-cell office:value-type="float" office:value="0.0206266933688985">
            <text:p>0.0206266934</text:p>
          </table:table-cell>
          <table:table-cell office:value-type="float" office:value="0.229256435752955">
            <text:p>0.2292564358</text:p>
          </table:table-cell>
          <table:table-cell office:value-type="float" office:value="0.238969404186795">
            <text:p>0.2389694042</text:p>
          </table:table-cell>
          <table:table-cell office:value-type="float" office:value="166.65">
            <text:p>166.65</text:p>
          </table:table-cell>
          <table:table-cell office:value-type="float" office:value="5304.2">
            <text:p>5304.2</text:p>
          </table:table-cell>
          <table:table-cell office:value-type="float" office:value="14086.95">
            <text:p>14086.95</text:p>
          </table:table-cell>
          <table:table-cell office:value-type="float" office:value="0.376493894633713">
            <text:p>0.3764938946</text:p>
          </table:table-cell>
          <table:table-cell office:value-type="float" office:value="0.235318614172542">
            <text:p>0.2353186142</text:p>
          </table:table-cell>
          <table:table-cell office:value-type="float" office:value="0.00740446822102688">
            <text:p>0.0074044682</text:p>
          </table:table-cell>
          <table:table-cell office:value-type="float" office:value="0.0314657140365348">
            <text:p>0.031465714</text:p>
          </table:table-cell>
          <table:table-cell office:value-type="float" office:value="0.227462272511337">
            <text:p>0.2274622725</text:p>
          </table:table-cell>
          <table:table-cell office:value-type="float" office:value="0.24227120895339">
            <text:p>0.242271209</text:p>
          </table:table-cell>
        </table:table-row>
        <table:table-row table:style-name="ro2">
          <table:table-cell table:number-columns-repeated="19"/>
        </table:table-row>
        <table:table-row table:style-name="ro2">
          <table:table-cell/>
          <table:table-cell office:value-type="string">
            <text:p>Runs:</text:p>
          </table:table-cell>
          <table:table-cell office:value-type="float" office:value="20">
            <text:p>20</text:p>
          </table:table-cell>
          <table:table-cell table:number-columns-repeated="16"/>
        </table:table-row>
        <table:table-row table:style-name="ro2">
          <table:table-cell/>
          <table:table-cell office:value-type="string">
            <text:p>CPU time</text:p>
          </table:table-cell>
          <table:table-cell office:value-type="string">
            <text:p>Trials</text:p>
          </table:table-cell>
          <table:table-cell office:value-type="string">
            <text:p>Successes</text:p>
          </table:table-cell>
          <table:table-cell table:number-columns-repeated="15"/>
        </table:table-row>
        <table:table-row table:style-name="ro2">
          <table:table-cell/>
          <table:table-cell table:formula="of:=[.K2]/[.B2]" office:value-type="float" office:value="0.344113541181945">
            <text:p>0.3441135412</text:p>
          </table:table-cell>
          <table:table-cell table:formula="of:=[.M2]/[.D2]" office:value-type="float" office:value="0.318958812834337">
            <text:p>0.3189588128</text:p>
          </table:table-cell>
          <table:table-cell table:formula="of:=[.L2]/[.C2]" office:value-type="float" office:value="0.461104050262584">
            <text:p>0.4611040503</text:p>
          </table:table-cell>
          <table:table-cell table:number-columns-repeated="15"/>
        </table:table-row>
        <table:table-row table:style-name="ro2">
          <table:table-cell/>
          <table:table-cell table:formula="of:=[.K3]/[.B3]" office:value-type="float" office:value="0.321468547123349">
            <text:p>0.3214685471</text:p>
          </table:table-cell>
          <table:table-cell table:formula="of:=[.M3]/[.D3]" office:value-type="float" office:value="0.287447967199775">
            <text:p>0.2874479672</text:p>
          </table:table-cell>
          <table:table-cell table:formula="of:=[.L3]/[.C3]" office:value-type="float" office:value="0.435787814731892">
            <text:p>0.4357878147</text:p>
          </table:table-cell>
          <table:table-cell table:number-columns-repeated="15"/>
        </table:table-row>
        <table:table-row table:style-name="ro2">
          <table:table-cell/>
          <table:table-cell table:formula="of:=[.K4]/[.B4]" office:value-type="float" office:value="0.242606516290727">
            <text:p>0.2426065163</text:p>
          </table:table-cell>
          <table:table-cell table:formula="of:=[.M4]/[.D4]" office:value-type="float" office:value="0.224132721258176">
            <text:p>0.2241327213</text:p>
          </table:table-cell>
          <table:table-cell table:formula="of:=[.L4]/[.C4]" office:value-type="float" office:value="0.341245147226412">
            <text:p>0.3412451472</text:p>
          </table:table-cell>
          <table:table-cell table:number-columns-repeated="15"/>
        </table:table-row>
        <table:table-row table:style-name="ro2">
          <table:table-cell/>
          <table:table-cell table:formula="of:=[.K5]/[.B5]" office:value-type="float" office:value="0.227848101265823">
            <text:p>0.2278481013</text:p>
          </table:table-cell>
          <table:table-cell table:formula="of:=[.M5]/[.D5]" office:value-type="float" office:value="0.200376288592445">
            <text:p>0.2003762886</text:p>
          </table:table-cell>
          <table:table-cell table:formula="of:=[.L5]/[.C5]" office:value-type="float" office:value="0.320942376137637">
            <text:p>0.3209423761</text:p>
          </table:table-cell>
          <table:table-cell table:number-columns-repeated="15"/>
        </table:table-row>
        <table:table-row table:style-name="ro2">
          <table:table-cell/>
          <table:table-cell table:formula="of:=[.K6]/[.B6]" office:value-type="float" office:value="0.320284697508897">
            <text:p>0.3202846975</text:p>
          </table:table-cell>
          <table:table-cell table:formula="of:=[.M6]/[.D6]" office:value-type="float" office:value="0.28058821381627">
            <text:p>0.2805882138</text:p>
          </table:table-cell>
          <table:table-cell table:formula="of:=[.L6]/[.C6]" office:value-type="float" office:value="0.448824987065327">
            <text:p>0.4488249871</text:p>
          </table:table-cell>
          <table:table-cell table:number-columns-repeated="15"/>
        </table:table-row>
        <table:table-row table:style-name="ro2">
          <table:table-cell/>
          <table:table-cell table:formula="of:=[.K7]/[.B7]" office:value-type="float" office:value="0.456186612576065">
            <text:p>0.4561866126</text:p>
          </table:table-cell>
          <table:table-cell table:formula="of:=[.M7]/[.D7]" office:value-type="float" office:value="0.413656575587045">
            <text:p>0.4136565756</text:p>
          </table:table-cell>
          <table:table-cell table:formula="of:=[.L7]/[.C7]" office:value-type="float" office:value="0.66370771524998">
            <text:p>0.6637077152</text:p>
          </table:table-cell>
          <table:table-cell table:number-columns-repeated="15"/>
        </table:table-row>
        <table:table-row table:style-name="ro2">
          <table:table-cell/>
          <table:table-cell table:formula="of:=[.K8]/[.B8]" office:value-type="float" office:value="0.475591151792525">
            <text:p>0.4755911518</text:p>
          </table:table-cell>
          <table:table-cell table:formula="of:=[.M8]/[.D8]" office:value-type="float" office:value="0.425499994975286">
            <text:p>0.425499995</text:p>
          </table:table-cell>
          <table:table-cell table:formula="of:=[.L8]/[.C8]" office:value-type="float" office:value="0.680550674907497">
            <text:p>0.6805506749</text:p>
          </table:table-cell>
          <table:table-cell table:number-columns-repeated="15"/>
        </table:table-row>
        <table:table-row table:style-name="ro2">
          <table:table-cell/>
          <table:table-cell table:formula="of:=[.K9]/[.B9]" office:value-type="float" office:value="0.482086406743941">
            <text:p>0.4820864067</text:p>
          </table:table-cell>
          <table:table-cell table:formula="of:=[.M9]/[.D9]" office:value-type="float" office:value="0.429252966009224">
            <text:p>0.429252966</text:p>
          </table:table-cell>
          <table:table-cell table:formula="of:=[.L9]/[.C9]" office:value-type="float" office:value="0.690037819311486">
            <text:p>0.6900378193</text:p>
          </table:table-cell>
          <table:table-cell table:number-columns-repeated="15"/>
        </table:table-row>
        <table:table-row table:style-name="ro2">
          <table:table-cell/>
          <table:table-cell table:formula="of:=[.K10]/[.B10]" office:value-type="float" office:value="0.506232686980609">
            <text:p>0.506232687</text:p>
          </table:table-cell>
          <table:table-cell table:formula="of:=[.M10]/[.D10]" office:value-type="float" office:value="0.452120044965628">
            <text:p>0.452120045</text:p>
          </table:table-cell>
          <table:table-cell table:formula="of:=[.L10]/[.C10]" office:value-type="float" office:value="0.723938804850905">
            <text:p>0.7239388049</text:p>
          </table:table-cell>
          <table:table-cell table:number-columns-repeated="15"/>
        </table:table-row>
        <table:table-row table:style-name="ro2">
          <table:table-cell/>
          <table:table-cell table:formula="of:=[.K11]/[.B11]" office:value-type="float" office:value="0.530038143674507">
            <text:p>0.5300381437</text:p>
          </table:table-cell>
          <table:table-cell table:formula="of:=[.M11]/[.D11]" office:value-type="float" office:value="0.473001364689454">
            <text:p>0.4730013647</text:p>
          </table:table-cell>
          <table:table-cell table:formula="of:=[.L11]/[.C11]" office:value-type="float" office:value="0.754114075730947">
            <text:p>0.7541140757</text:p>
          </table:table-cell>
          <table:table-cell table:number-columns-repeated="15"/>
        </table:table-row>
        <table:table-row table:style-name="ro2">
          <table:table-cell/>
          <table:table-cell table:formula="of:=[.K12]/[.B12]" office:value-type="float" office:value="0.56818956699625">
            <text:p>0.568189567</text:p>
          </table:table-cell>
          <table:table-cell table:formula="of:=[.M12]/[.D12]" office:value-type="float" office:value="0.509279461182081">
            <text:p>0.5092794612</text:p>
          </table:table-cell>
          <table:table-cell table:formula="of:=[.L12]/[.C12]" office:value-type="float" office:value="0.814401965300169">
            <text:p>0.8144019653</text:p>
          </table:table-cell>
          <table:table-cell table:number-columns-repeated="1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Bitstream Vera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25">12/25/2012</text:date>, <text:time>11:23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12-25T11:23:31</dc:date>
    <dc:creator>Luca Bruno</dc:creator>
    <meta:generator>LibreOffice/3.4$Unix LibreOffice_project/340m1$Build-502</meta:generator>
    <meta:editing-duration>PT12H38M8S</meta:editing-duration>
    <meta:editing-cycles>32</meta:editing-cycles>
    <meta:document-statistic meta:table-count="5" meta:cell-count="1184" meta:object-count="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">
      <style:chart-properties chart:display-label="true" chart:logarithmic="false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">
      <style:chart-properties chart:symbol-type="named-symbol" chart:symbol-name="arrow-down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1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column-mapping="1 0" chart:style-name="ch1">
        <chart:title svg:x="2.506cm" svg:y="0.315cm" chart:style-name="ch2">
          <text:p>% CPU time / Trials compared to the naive approach
for the grounded semantics with e=0.005</text:p>
        </chart:title>
        <chart:legend chart:legend-position="end" svg:x="12.948cm" svg:y="3.689cm" style:legend-expansion="high" chart:style-name="ch3"/>
        <chart:plot-area chart:style-name="ch4" table:cell-range-address="grounded_005.A2:grounded_005.A12 grounded_005.B15:grounded_005.D26" chart:data-source-has-labels="both" svg:x="1.324cm" svg:y="2.2cm" svg:width="10.984cm" svg:height="5.646cm">
          <chartooo:coordinate-region svg:x="2.471cm" svg:y="2.404cm" svg:width="9.643cm" svg:height="4.786cm"/>
          <chart:axis chart:dimension="x" chart:name="primary-x" chart:style-name="ch5" chartooo:axis-type="auto">
            <chartooo:date-scale/>
            <chart:title svg:x="6.001cm" svg:y="8.027cm" chart:style-name="ch6">
              <text:p>Arguments</text:p>
            </chart:title>
            <chart:categories table:cell-range-address="grounded_005.A2:grounded_005.A12"/>
          </chart:axis>
          <chart:axis chart:dimension="y" chart:name="primary-y" chart:style-name="ch7">
            <chart:title svg:x="0.451cm" svg:y="6.446cm" chart:style-name="ch8">
              <text:p>% CPU time / Trials</text:p>
            </chart:title>
            <chart:grid chart:style-name="ch9" chart:class="major"/>
          </chart:axis>
          <chart:series chart:style-name="ch10" chart:values-cell-range-address="grounded_005.D16:grounded_005.D26" chart:label-cell-address="grounded_005.D15:grounded_005.D15" chart:class="chart:line">
            <chart:data-point chart:repeated="11"/>
          </chart:series>
          <chart:series chart:style-name="ch11" chart:values-cell-range-address="grounded_005.B16:grounded_005.B26" chart:label-cell-address="grounded_005.B15:grounded_005.B15" chart:class="chart:line">
            <chart:data-point chart:repeated="11"/>
          </chart:series>
          <chart:series chart:style-name="ch12" chart:values-cell-range-address="grounded_005.C16:grounded_005.C26" chart:label-cell-address="grounded_005.C15:grounded_005.C15" chart:class="chart:line"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ccesses</text:p>
                <draw:g>
                  <svg:desc>grounded_005.D15:grounded_005.D15</svg:desc>
                </draw:g>
              </table:table-cell>
              <table:table-cell office:value-type="string">
                <text:p>CPU time</text:p>
                <draw:g>
                  <svg:desc>grounded_005.B15:grounded_005.B15</svg:desc>
                </draw:g>
              </table:table-cell>
              <table:table-cell office:value-type="string">
                <text:p>Trials</text:p>
                <draw:g>
                  <svg:desc>grounded_005.C15:grounded_005.C15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grounded_005.A2:grounded_005.A12</svg:desc>
                </draw:g>
              </table:table-cell>
              <table:table-cell office:value-type="float" office:value="0.531322588260979">
                <text:p>0.531322588260979</text:p>
                <draw:g>
                  <svg:desc>grounded_005.D16:grounded_005.D26</svg:desc>
                </draw:g>
              </table:table-cell>
              <table:table-cell office:value-type="float" office:value="0.515660691470827">
                <text:p>0.515660691470827</text:p>
                <draw:g>
                  <svg:desc>grounded_005.B16:grounded_005.B26</svg:desc>
                </draw:g>
              </table:table-cell>
              <table:table-cell office:value-type="float" office:value="0.367373575143707">
                <text:p>0.367373575143707</text:p>
                <draw:g>
                  <svg:desc>grounded_005.C16:grounded_005.C26</svg:desc>
                </draw:g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505426116407091">
                <text:p>0.505426116407091</text:p>
              </table:table-cell>
              <table:table-cell office:value-type="float" office:value="0.503212851405622">
                <text:p>0.503212851405622</text:p>
              </table:table-cell>
              <table:table-cell office:value-type="float" office:value="0.332760679942327">
                <text:p>0.332760679942327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428871497021207">
                <text:p>0.428871497021207</text:p>
              </table:table-cell>
              <table:table-cell office:value-type="float" office:value="0.427648753698296">
                <text:p>0.427648753698296</text:p>
              </table:table-cell>
              <table:table-cell office:value-type="float" office:value="0.282278748535601">
                <text:p>0.282278748535601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408707758378845">
                <text:p>0.408707758378845</text:p>
              </table:table-cell>
              <table:table-cell office:value-type="float" office:value="0.422432076644605">
                <text:p>0.422432076644605</text:p>
              </table:table-cell>
              <table:table-cell office:value-type="float" office:value="0.255590688326041">
                <text:p>0.255590688326041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510998610516688">
                <text:p>0.510998610516688</text:p>
              </table:table-cell>
              <table:table-cell office:value-type="float" office:value="0.504787741773424">
                <text:p>0.504787741773424</text:p>
              </table:table-cell>
              <table:table-cell office:value-type="float" office:value="0.318785214301594">
                <text:p>0.318785214301594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694502441633738">
                <text:p>0.694502441633738</text:p>
              </table:table-cell>
              <table:table-cell office:value-type="float" office:value="0.70802803900075">
                <text:p>0.70802803900075</text:p>
              </table:table-cell>
              <table:table-cell office:value-type="float" office:value="0.433961550105964">
                <text:p>0.433961550105964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711413242846662">
                <text:p>0.711413242846662</text:p>
              </table:table-cell>
              <table:table-cell office:value-type="float" office:value="0.720272456111713">
                <text:p>0.720272456111713</text:p>
              </table:table-cell>
              <table:table-cell office:value-type="float" office:value="0.445240139897127">
                <text:p>0.445240139897127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713883029277452">
                <text:p>0.713883029277452</text:p>
              </table:table-cell>
              <table:table-cell office:value-type="float" office:value="0.716105124164075">
                <text:p>0.716105124164075</text:p>
              </table:table-cell>
              <table:table-cell office:value-type="float" office:value="0.447183607970518">
                <text:p>0.447183607970518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.747890451517395">
                <text:p>0.747890451517395</text:p>
              </table:table-cell>
              <table:table-cell office:value-type="float" office:value="0.773913183435">
                <text:p>0.773913183435</text:p>
              </table:table-cell>
              <table:table-cell office:value-type="float" office:value="0.467576674460184">
                <text:p>0.467576674460184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785746551734807">
                <text:p>0.785746551734807</text:p>
              </table:table-cell>
              <table:table-cell office:value-type="float" office:value="0.857366584390161">
                <text:p>0.857366584390161</text:p>
              </table:table-cell>
              <table:table-cell office:value-type="float" office:value="0.488302352466997">
                <text:p>0.48830235246699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830535688220698">
                <text:p>0.830535688220698</text:p>
              </table:table-cell>
              <table:table-cell office:value-type="float" office:value="0.812518997785401">
                <text:p>0.812518997785401</text:p>
              </table:table-cell>
              <table:table-cell office:value-type="float" office:value="0.518952496170878">
                <text:p>0.51895249617087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15cm" chart:symbol-height="0.1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15cm" chart:symbol-height="0.15cm"/>
      <style:graphic-properties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15cm" chart:symbol-height="0.15cm"/>
      <style:graphic-properties draw:stroke-dash="Fine_20_Dotted" svg:stroke-width="0.076cm" svg:stroke-color="#004586" draw:fill-color="#004586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15cm" chart:symbol-height="0.15cm"/>
      <style:graphic-properties svg:stroke-width="0.025cm" svg:stroke-color="#004586" draw:fill-color="#004586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893cm" svg:y="0.315cm" chart:style-name="ch2">
          <text:p>CPU time / Trials of the two algorithms
for the grounded semantics with e=0.01</text:p>
        </chart:title>
        <chart:legend chart:legend-position="end" svg:x="12.18cm" svg:y="3.436cm" style:legend-expansion="high" chart:style-name="ch3"/>
        <chart:plot-area chart:style-name="ch4" table:cell-range-address="grounded_01.A2:grounded_01.B12 grounded_01.A1:grounded_01.B1 grounded_01.D1:grounded_01.D12 grounded_01.K1:grounded_01.K12 grounded_01.M1:grounded_01.M12" chart:data-source-has-labels="both" svg:x="1.324cm" svg:y="2.2cm" svg:width="9.662cm" svg:height="5.646cm">
          <chartooo:coordinate-region svg:x="2.343cm" svg:y="2.404cm" svg:width="7.43cm" svg:height="4.786cm"/>
          <chart:axis chart:dimension="x" chart:name="primary-x" chart:style-name="ch5" chartooo:axis-type="auto">
            <chartooo:date-scale/>
            <chart:title svg:x="5.34cm" svg:y="8.027cm" chart:style-name="ch6">
              <text:p>Arguments</text:p>
            </chart:title>
            <chart:categories table:cell-range-address="grounded_01.A2:grounded_01.A12"/>
          </chart:axis>
          <chart:axis chart:dimension="y" chart:name="primary-y" chart:style-name="ch5">
            <chart:title svg:x="0.451cm" svg:y="6.126cm" chart:style-name="ch7">
              <text:p>CPU time (ms)</text:p>
            </chart:title>
            <chart:grid chart:style-name="ch8" chart:class="major"/>
          </chart:axis>
          <chart:axis chart:dimension="y" chart:name="secondary-y" chart:style-name="ch9">
            <chart:title svg:x="11.307cm" svg:y="5.71cm" chart:style-name="ch7">
              <text:p>Iterations</text:p>
            </chart:title>
          </chart:axis>
          <chart:series chart:attached-axis="primary-y" chart:style-name="ch10" chart:values-cell-range-address="grounded_01.B2:grounded_01.B12" chart:label-cell-address="grounded_01.B1:grounded_01.B1" chart:class="chart:line">
            <chart:data-point chart:repeated="11"/>
          </chart:series>
          <chart:series chart:attached-axis="secondary-y" chart:style-name="ch11" chart:values-cell-range-address="grounded_01.D2:grounded_01.D12" chart:label-cell-address="grounded_01.D1:grounded_01.D1" chart:class="chart:line">
            <chart:data-point chart:repeated="11"/>
          </chart:series>
          <chart:series chart:attached-axis="primary-y" chart:style-name="ch12" chart:values-cell-range-address="grounded_01.K2:grounded_01.K12" chart:label-cell-address="grounded_01.K1:grounded_01.K1" chart:class="chart:line">
            <chart:data-point chart:repeated="11"/>
          </chart:series>
          <chart:series chart:attached-axis="secondary-y" chart:style-name="ch13" chart:values-cell-range-address="grounded_01.M2:grounded_01.M12" chart:label-cell-address="grounded_01.M1:grounded_01.M1" chart:class="chart:line"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aive CPU time</text:p>
                <draw:g>
                  <svg:desc>grounded_01.B1:grounded_01.B1</svg:desc>
                </draw:g>
              </table:table-cell>
              <table:table-cell office:value-type="string">
                <text:p>Naive Trials</text:p>
                <draw:g>
                  <svg:desc>grounded_01.D1:grounded_01.D1</svg:desc>
                </draw:g>
              </table:table-cell>
              <table:table-cell office:value-type="string">
                <text:p>Optim CPU time</text:p>
                <draw:g>
                  <svg:desc>grounded_01.K1:grounded_01.K1</svg:desc>
                </draw:g>
              </table:table-cell>
              <table:table-cell office:value-type="string">
                <text:p>Optim Trials</text:p>
                <draw:g>
                  <svg:desc>grounded_01.M1:grounded_01.M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grounded_01.A2:grounded_01.A12</svg:desc>
                </draw:g>
              </table:table-cell>
              <table:table-cell office:value-type="float" office:value="348.7">
                <text:p>348.7</text:p>
                <draw:g>
                  <svg:desc>grounded_01.B2:grounded_01.B12</svg:desc>
                </draw:g>
              </table:table-cell>
              <table:table-cell office:value-type="float" office:value="9593.4">
                <text:p>9593.4</text:p>
                <draw:g>
                  <svg:desc>grounded_01.D2:grounded_01.D12</svg:desc>
                </draw:g>
              </table:table-cell>
              <table:table-cell office:value-type="float" office:value="175.7">
                <text:p>175.7</text:p>
                <draw:g>
                  <svg:desc>grounded_01.K2:grounded_01.K12</svg:desc>
                </draw:g>
              </table:table-cell>
              <table:table-cell office:value-type="float" office:value="3504.65">
                <text:p>3504.65</text:p>
                <draw:g>
                  <svg:desc>grounded_01.M2:grounded_01.M12</svg:desc>
                </draw:g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630.15">
                <text:p>630.15</text:p>
              </table:table-cell>
              <table:table-cell office:value-type="float" office:value="9594.6">
                <text:p>9594.6</text:p>
              </table:table-cell>
              <table:table-cell office:value-type="float" office:value="316.8">
                <text:p>316.8</text:p>
              </table:table-cell>
              <table:table-cell office:value-type="float" office:value="3164.6">
                <text:p>3164.6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649.5">
                <text:p>649.5</text:p>
              </table:table-cell>
              <table:table-cell office:value-type="float" office:value="9578.8">
                <text:p>9578.8</text:p>
              </table:table-cell>
              <table:table-cell office:value-type="float" office:value="282.9">
                <text:p>282.9</text:p>
              </table:table-cell>
              <table:table-cell office:value-type="float" office:value="2695.75">
                <text:p>2695.75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242.8">
                <text:p>1242.8</text:p>
              </table:table-cell>
              <table:table-cell office:value-type="float" office:value="9599.45">
                <text:p>9599.45</text:p>
              </table:table-cell>
              <table:table-cell office:value-type="float" office:value="516.85">
                <text:p>516.85</text:p>
              </table:table-cell>
              <table:table-cell office:value-type="float" office:value="2427.9">
                <text:p>2427.9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207.2">
                <text:p>1207.2</text:p>
              </table:table-cell>
              <table:table-cell office:value-type="float" office:value="9492">
                <text:p>9492</text:p>
              </table:table-cell>
              <table:table-cell office:value-type="float" office:value="635.45">
                <text:p>635.45</text:p>
              </table:table-cell>
              <table:table-cell office:value-type="float" office:value="3031">
                <text:p>3031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881.75">
                <text:p>881.75</text:p>
              </table:table-cell>
              <table:table-cell office:value-type="float" office:value="8602.7">
                <text:p>8602.7</text:p>
              </table:table-cell>
              <table:table-cell office:value-type="float" office:value="621.75">
                <text:p>621.75</text:p>
              </table:table-cell>
              <table:table-cell office:value-type="float" office:value="3723.9">
                <text:p>3723.9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856.6">
                <text:p>856.6</text:p>
              </table:table-cell>
              <table:table-cell office:value-type="float" office:value="8435.4">
                <text:p>8435.4</text:p>
              </table:table-cell>
              <table:table-cell office:value-type="float" office:value="615.9">
                <text:p>615.9</text:p>
              </table:table-cell>
              <table:table-cell office:value-type="float" office:value="3741.15">
                <text:p>3741.15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877.65">
                <text:p>877.65</text:p>
              </table:table-cell>
              <table:table-cell office:value-type="float" office:value="8376.6">
                <text:p>8376.6</text:p>
              </table:table-cell>
              <table:table-cell office:value-type="float" office:value="631.45">
                <text:p>631.45</text:p>
              </table:table-cell>
              <table:table-cell office:value-type="float" office:value="3745.55">
                <text:p>3745.55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787.55">
                <text:p>787.55</text:p>
              </table:table-cell>
              <table:table-cell office:value-type="float" office:value="8017.5">
                <text:p>8017.5</text:p>
              </table:table-cell>
              <table:table-cell office:value-type="float" office:value="591.05">
                <text:p>591.05</text:p>
              </table:table-cell>
              <table:table-cell office:value-type="float" office:value="3736.7">
                <text:p>3736.7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734.8">
                <text:p>734.8</text:p>
              </table:table-cell>
              <table:table-cell office:value-type="float" office:value="7527.25">
                <text:p>7527.25</text:p>
              </table:table-cell>
              <table:table-cell office:value-type="float" office:value="582.35">
                <text:p>582.35</text:p>
              </table:table-cell>
              <table:table-cell office:value-type="float" office:value="3676.1">
                <text:p>3676.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558">
                <text:p>558</text:p>
              </table:table-cell>
              <table:table-cell office:value-type="float" office:value="6599.85">
                <text:p>6599.85</text:p>
              </table:table-cell>
              <table:table-cell office:value-type="float" office:value="465.2">
                <text:p>465.2</text:p>
              </table:table-cell>
              <table:table-cell office:value-type="float" office:value="3419.5">
                <text:p>3419.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50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Fine_20_Dotted" draw:display-name="Fine Dotted" draw:style="rect" draw:dots1="1" draw:distance="0.457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15cm" chart:symbol-height="0.1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15cm" chart:symbol-height="0.15cm"/>
      <style:graphic-properties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15cm" chart:symbol-height="0.15cm"/>
      <style:graphic-properties draw:stroke-dash="Fine_20_Dotted" svg:stroke-width="0.076cm" svg:stroke-color="#004586" draw:fill-color="#004586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15cm" chart:symbol-height="0.15cm"/>
      <style:graphic-properties svg:stroke-width="0.025cm" svg:stroke-color="#004586" draw:fill-color="#004586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765cm" svg:y="0.315cm" chart:style-name="ch2">
          <text:p>CPU time / Trials of the two algorithms
for the grounded semantics with e=0.005</text:p>
        </chart:title>
        <chart:legend chart:legend-position="end" svg:x="12.18cm" svg:y="3.436cm" style:legend-expansion="high" chart:style-name="ch3"/>
        <chart:plot-area chart:style-name="ch4" table:cell-range-address="grounded_005.A2:grounded_005.B12 grounded_005.A1:grounded_005.B1 grounded_005.D1:grounded_005.D12 grounded_005.K1:grounded_005.K12 grounded_005.M1:grounded_005.M12" chart:data-source-has-labels="both" svg:x="1.324cm" svg:y="2.2cm" svg:width="9.662cm" svg:height="5.646cm">
          <chartooo:coordinate-region svg:x="2.343cm" svg:y="2.404cm" svg:width="7.43cm" svg:height="4.786cm"/>
          <chart:axis chart:dimension="x" chart:name="primary-x" chart:style-name="ch5" chartooo:axis-type="auto">
            <chartooo:date-scale/>
            <chart:title svg:x="5.34cm" svg:y="8.027cm" chart:style-name="ch6">
              <text:p>Arguments</text:p>
            </chart:title>
            <chart:categories table:cell-range-address="grounded_005.A2:grounded_005.A12"/>
          </chart:axis>
          <chart:axis chart:dimension="y" chart:name="primary-y" chart:style-name="ch5">
            <chart:title svg:x="0.451cm" svg:y="6.126cm" chart:style-name="ch7">
              <text:p>CPU time (ms)</text:p>
            </chart:title>
            <chart:grid chart:style-name="ch8" chart:class="major"/>
          </chart:axis>
          <chart:axis chart:dimension="y" chart:name="secondary-y" chart:style-name="ch9">
            <chart:title svg:x="11.307cm" svg:y="5.464cm" chart:style-name="ch7">
              <text:p>Trials</text:p>
            </chart:title>
          </chart:axis>
          <chart:series chart:attached-axis="primary-y" chart:style-name="ch10" chart:values-cell-range-address="grounded_005.B2:grounded_005.B12" chart:label-cell-address="grounded_005.B1:grounded_005.B1" chart:class="chart:line">
            <chart:data-point chart:repeated="11"/>
          </chart:series>
          <chart:series chart:attached-axis="secondary-y" chart:style-name="ch11" chart:values-cell-range-address="grounded_005.D2:grounded_005.D12" chart:label-cell-address="grounded_005.D1:grounded_005.D1" chart:class="chart:line">
            <chart:data-point chart:repeated="11"/>
          </chart:series>
          <chart:series chart:attached-axis="primary-y" chart:style-name="ch12" chart:values-cell-range-address="grounded_005.K2:grounded_005.K12" chart:label-cell-address="grounded_005.K1:grounded_005.K1" chart:class="chart:line">
            <chart:data-point chart:repeated="11"/>
          </chart:series>
          <chart:series chart:attached-axis="secondary-y" chart:style-name="ch13" chart:values-cell-range-address="grounded_005.M2:grounded_005.M12" chart:label-cell-address="grounded_005.M1:grounded_005.M1" chart:class="chart:line"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aive CPU time</text:p>
                <draw:g>
                  <svg:desc>grounded_005.B1:grounded_005.B1</svg:desc>
                </draw:g>
              </table:table-cell>
              <table:table-cell office:value-type="string">
                <text:p>Naive Trials</text:p>
                <draw:g>
                  <svg:desc>grounded_005.D1:grounded_005.D1</svg:desc>
                </draw:g>
              </table:table-cell>
              <table:table-cell office:value-type="string">
                <text:p>Optim CPU time</text:p>
                <draw:g>
                  <svg:desc>grounded_005.K1:grounded_005.K1</svg:desc>
                </draw:g>
              </table:table-cell>
              <table:table-cell office:value-type="string">
                <text:p>Optim Trials</text:p>
                <draw:g>
                  <svg:desc>grounded_005.M1:grounded_005.M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grounded_005.A2:grounded_005.A12</svg:desc>
                </draw:g>
              </table:table-cell>
              <table:table-cell office:value-type="float" office:value="1291.45">
                <text:p>1291.45</text:p>
                <draw:g>
                  <svg:desc>grounded_005.B2:grounded_005.B12</svg:desc>
                </draw:g>
              </table:table-cell>
              <table:table-cell office:value-type="float" office:value="38385.45">
                <text:p>38385.45</text:p>
                <draw:g>
                  <svg:desc>grounded_005.D2:grounded_005.D12</svg:desc>
                </draw:g>
              </table:table-cell>
              <table:table-cell office:value-type="float" office:value="665.95">
                <text:p>665.95</text:p>
                <draw:g>
                  <svg:desc>grounded_005.K2:grounded_005.K12</svg:desc>
                </draw:g>
              </table:table-cell>
              <table:table-cell office:value-type="float" office:value="14101.8">
                <text:p>14101.8</text:p>
                <draw:g>
                  <svg:desc>grounded_005.M2:grounded_005.M12</svg:desc>
                </draw:g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2490">
                <text:p>2490</text:p>
              </table:table-cell>
              <table:table-cell office:value-type="float" office:value="38388.55">
                <text:p>38388.55</text:p>
              </table:table-cell>
              <table:table-cell office:value-type="float" office:value="1253">
                <text:p>1253</text:p>
              </table:table-cell>
              <table:table-cell office:value-type="float" office:value="12774.2">
                <text:p>12774.2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2585.65">
                <text:p>2585.65</text:p>
              </table:table-cell>
              <table:table-cell office:value-type="float" office:value="38326.3">
                <text:p>38326.3</text:p>
              </table:table-cell>
              <table:table-cell office:value-type="float" office:value="1105.75">
                <text:p>1105.75</text:p>
              </table:table-cell>
              <table:table-cell office:value-type="float" office:value="10818.7">
                <text:p>10818.7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5469.4">
                <text:p>5469.4</text:p>
              </table:table-cell>
              <table:table-cell office:value-type="float" office:value="38409.85">
                <text:p>38409.85</text:p>
              </table:table-cell>
              <table:table-cell office:value-type="float" office:value="2310.45">
                <text:p>2310.45</text:p>
              </table:table-cell>
              <table:table-cell office:value-type="float" office:value="9817.2">
                <text:p>9817.2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4976.25">
                <text:p>4976.25</text:p>
              </table:table-cell>
              <table:table-cell office:value-type="float" office:value="38008.35">
                <text:p>38008.35</text:p>
              </table:table-cell>
              <table:table-cell office:value-type="float" office:value="2511.95">
                <text:p>2511.95</text:p>
              </table:table-cell>
              <table:table-cell office:value-type="float" office:value="12116.5">
                <text:p>12116.5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3466.6">
                <text:p>3466.6</text:p>
              </table:table-cell>
              <table:table-cell office:value-type="float" office:value="34351.2">
                <text:p>34351.2</text:p>
              </table:table-cell>
              <table:table-cell office:value-type="float" office:value="2454.45">
                <text:p>2454.45</text:p>
              </table:table-cell>
              <table:table-cell office:value-type="float" office:value="14907.1">
                <text:p>14907.1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369.35">
                <text:p>3369.35</text:p>
              </table:table-cell>
              <table:table-cell office:value-type="float" office:value="33653.3">
                <text:p>33653.3</text:p>
              </table:table-cell>
              <table:table-cell office:value-type="float" office:value="2426.85">
                <text:p>2426.85</text:p>
              </table:table-cell>
              <table:table-cell office:value-type="float" office:value="14983.8">
                <text:p>14983.8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3521.55">
                <text:p>3521.55</text:p>
              </table:table-cell>
              <table:table-cell office:value-type="float" office:value="33526.05">
                <text:p>33526.05</text:p>
              </table:table-cell>
              <table:table-cell office:value-type="float" office:value="2521.8">
                <text:p>2521.8</text:p>
              </table:table-cell>
              <table:table-cell office:value-type="float" office:value="14992.3">
                <text:p>14992.3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3106.55">
                <text:p>3106.55</text:p>
              </table:table-cell>
              <table:table-cell office:value-type="float" office:value="31992.4">
                <text:p>31992.4</text:p>
              </table:table-cell>
              <table:table-cell office:value-type="float" office:value="2404.2">
                <text:p>2404.2</text:p>
              </table:table-cell>
              <table:table-cell office:value-type="float" office:value="14958.9">
                <text:p>14958.9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2937.25">
                <text:p>2937.25</text:p>
              </table:table-cell>
              <table:table-cell office:value-type="float" office:value="30144.95">
                <text:p>30144.95</text:p>
              </table:table-cell>
              <table:table-cell office:value-type="float" office:value="2518.3">
                <text:p>2518.3</text:p>
              </table:table-cell>
              <table:table-cell office:value-type="float" office:value="14719.85">
                <text:p>14719.8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302.9">
                <text:p>2302.9</text:p>
              </table:table-cell>
              <table:table-cell office:value-type="float" office:value="26409.45">
                <text:p>26409.45</text:p>
              </table:table-cell>
              <table:table-cell office:value-type="float" office:value="1871.15">
                <text:p>1871.15</text:p>
              </table:table-cell>
              <table:table-cell office:value-type="float" office:value="13705.25">
                <text:p>13705.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5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Fine_20_Dotted" draw:display-name="Fine Dotted" draw:style="rect" draw:dots1="1" draw:distance="0.457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583cm" svg:y="0.315cm" chart:style-name="ch2">
          <text:p>Instance size</text:p>
        </chart:title>
        <chart:legend chart:legend-position="end" svg:x="13.418cm" svg:y="3.943cm" style:legend-expansion="high" chart:style-name="ch3"/>
        <chart:plot-area chart:style-name="ch4" table:cell-range-address="instances.A1:instances.C12" chart:data-source-has-labels="both" svg:x="0.77cm" svg:y="1.666cm" svg:width="12.008cm" svg:height="6.18cm">
          <chartooo:coordinate-region svg:x="1.405cm" svg:y="1.87cm" svg:width="11.18cm" svg:height="5.32cm"/>
          <chart:axis chart:dimension="x" chart:name="primary-x" chart:style-name="ch5" chartooo:axis-type="auto">
            <chartooo:date-scale/>
            <chart:title svg:x="5.959cm" svg:y="8.027cm" chart:style-name="ch6">
              <text:p>Arguments</text:p>
            </chart:title>
            <chart:categories table:cell-range-address="instances.A2:instances.A12"/>
          </chart:axis>
          <chart:axis chart:dimension="x" chart:name="secondary-x" chart:style-name="ch7"/>
          <chart:axis chart:dimension="y" chart:name="primary-y" chart:style-name="ch5">
            <chart:grid chart:style-name="ch8" chart:class="major"/>
          </chart:axis>
          <chart:axis chart:dimension="y" chart:name="secondary-y" chart:style-name="ch7"/>
          <chart:series chart:attached-axis="primary-y" chart:style-name="ch9" chart:values-cell-range-address="instances.B2:instances.B12" chart:label-cell-address="instances.B1:instances.B1" chart:class="chart:line">
            <chart:data-point chart:repeated="11"/>
          </chart:series>
          <chart:series chart:attached-axis="primary-y" chart:style-name="ch10" chart:values-cell-range-address="instances.C2:instances.C12" chart:label-cell-address="instances.C1:instances.C1" chart:class="chart:line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feats</text:p>
                <draw:g>
                  <svg:desc>instances.B1:instances.B1</svg:desc>
                </draw:g>
              </table:table-cell>
              <table:table-cell office:value-type="string">
                <text:p>Set size</text:p>
                <draw:g>
                  <svg:desc>instances.C1:instances.C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instances.A2:instances.A12</svg:desc>
                </draw:g>
              </table:table-cell>
              <table:table-cell office:value-type="float" office:value="13">
                <text:p>13</text:p>
                <draw:g>
                  <svg:desc>instances.B2:instances.B12</svg:desc>
                </draw:g>
              </table:table-cell>
              <table:table-cell office:value-type="float" office:value="6">
                <text:p>6</text:p>
                <draw:g>
                  <svg:desc>instances.C2:instances.C12</svg:desc>
                </draw:g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23">
                <text:p>2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6">
                <text:p>26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50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cm" chart:symbol-height="0.2cm">
        <chart:symbol-image/>
      </style:chart-properties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15cm" chart:symbol-height="0.15cm">
        <chart:symbol-image/>
      </style:chart-properties>
      <style:graphic-properties svg:stroke-width="0.025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cm" chart:symbol-height="0.2cm">
        <chart:symbol-image/>
      </style:chart-properties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cm" chart:symbol-height="0.2cm">
        <chart:symbol-image/>
      </style:chart-properties>
      <style:graphic-properties svg:stroke-width="0.025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quare" chart:symbol-width="0.2cm" chart:symbol-height="0.2cm">
        <chart:symbol-image/>
      </style:chart-properties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diamond" chart:symbol-width="0.25cm" chart:symbol-height="0.25cm">
        <chart:symbol-image/>
      </style:chart-properties>
      <style:graphic-properties svg:stroke-width="0.025cm" svg:stroke-color="#ff420e" draw:fill-color="#ff420e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142cm" svg:y="0.315cm" chart:style-name="ch2">
          <text:p>Per-semantics probabilities</text:p>
        </chart:title>
        <chart:legend chart:legend-position="end" svg:x="12.543cm" svg:y="2.929cm" style:legend-expansion="high" chart:style-name="ch3"/>
        <chart:plot-area chart:style-name="ch4" table:cell-range-address="instances.A2:instances.A12 instances.D1:instances.F12 instances.H1:instances.J12" chart:data-source-has-labels="both" svg:x="1.324cm" svg:y="1.666cm" svg:width="10.579cm" svg:height="6.18cm">
          <chartooo:coordinate-region svg:x="2.066cm" svg:y="1.871cm" svg:width="9.643cm" svg:height="5.319cm"/>
          <chart:axis chart:dimension="x" chart:name="primary-x" chart:style-name="ch5" chartooo:axis-type="auto">
            <chartooo:date-scale/>
            <chart:title svg:x="5.798cm" svg:y="8.027cm" chart:style-name="ch6">
              <text:p>Arguments</text:p>
            </chart:title>
            <chart:categories table:cell-range-address="instances.A2:instances.A12"/>
          </chart:axis>
          <chart:axis chart:dimension="y" chart:name="primary-y" chart:style-name="ch5">
            <chart:title svg:x="0.451cm" svg:y="5.528cm" chart:style-name="ch7">
              <text:p>Probability</text:p>
            </chart:title>
            <chart:grid chart:style-name="ch8" chart:class="major"/>
          </chart:axis>
          <chart:series chart:style-name="ch9" chart:values-cell-range-address="instances.D2:instances.D12" chart:label-cell-address="instances.D1:instances.D1" chart:class="chart:line">
            <chart:data-point chart:repeated="11"/>
          </chart:series>
          <chart:series chart:style-name="ch10" chart:values-cell-range-address="instances.E2:instances.E12" chart:label-cell-address="instances.E1:instances.E1" chart:class="chart:line">
            <chart:data-point chart:repeated="11"/>
          </chart:series>
          <chart:series chart:style-name="ch11" chart:values-cell-range-address="instances.F2:instances.F12" chart:label-cell-address="instances.F1:instances.F1" chart:class="chart:line">
            <chart:data-point chart:repeated="11"/>
          </chart:series>
          <chart:series chart:style-name="ch12" chart:values-cell-range-address="instances.I2:instances.I12" chart:label-cell-address="instances.I1:instances.I1" chart:class="chart:line">
            <chart:data-point chart:repeated="11"/>
          </chart:series>
          <chart:series chart:style-name="ch13" chart:values-cell-range-address="instances.H2:instances.H12" chart:label-cell-address="instances.H1:instances.H1" chart:class="chart:line">
            <chart:data-point chart:repeated="11"/>
          </chart:series>
          <chart:series chart:style-name="ch14" chart:values-cell-range-address="instances.J2:instances.J12" chart:label-cell-address="instances.J1:instances.J1" chart:class="chart:line">
            <chart:data-point chart:repeated="1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F</text:p>
                <draw:g>
                  <svg:desc>instances.D1:instances.D1</svg:desc>
                </draw:g>
              </table:table-cell>
              <table:table-cell office:value-type="string">
                <text:p>Admissible</text:p>
                <draw:g>
                  <svg:desc>instances.E1:instances.E1</svg:desc>
                </draw:g>
              </table:table-cell>
              <table:table-cell office:value-type="string">
                <text:p>Complete</text:p>
                <draw:g>
                  <svg:desc>instances.F1:instances.F1</svg:desc>
                </draw:g>
              </table:table-cell>
              <table:table-cell office:value-type="string">
                <text:p>Complete|CF</text:p>
                <draw:g>
                  <svg:desc>instances.I1:instances.I1</svg:desc>
                </draw:g>
              </table:table-cell>
              <table:table-cell office:value-type="string">
                <text:p>Grounded</text:p>
                <draw:g>
                  <svg:desc>instances.H1:instances.H1</svg:desc>
                </draw:g>
              </table:table-cell>
              <table:table-cell office:value-type="string">
                <text:p>Grounded|CF</text:p>
                <draw:g>
                  <svg:desc>instances.J1:instances.J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instances.A2:instances.A12</svg:desc>
                </draw:g>
              </table:table-cell>
              <table:table-cell office:value-type="float" office:value="0.69255">
                <text:p>0.69255</text:p>
                <draw:g>
                  <svg:desc>instances.D2:instances.D12</svg:desc>
                </draw:g>
              </table:table-cell>
              <table:table-cell office:value-type="float" office:value="0.602617562352">
                <text:p>0.602617562352</text:p>
                <draw:g>
                  <svg:desc>instances.E2:instances.E12</svg:desc>
                </draw:g>
              </table:table-cell>
              <table:table-cell office:value-type="float" office:value="0.547436721821756">
                <text:p>0.547436721821756</text:p>
                <draw:g>
                  <svg:desc>instances.F2:instances.F12</svg:desc>
                </draw:g>
              </table:table-cell>
              <table:table-cell office:value-type="float" office:value="0.790465268676278">
                <text:p>0.790465268676278</text:p>
                <draw:g>
                  <svg:desc>instances.I2:instances.I12</svg:desc>
                </draw:g>
              </table:table-cell>
              <table:table-cell office:value-type="float" office:value="0.512441093716945">
                <text:p>0.512441093716945</text:p>
                <draw:g>
                  <svg:desc>instances.H2:instances.H12</svg:desc>
                </draw:g>
              </table:table-cell>
              <table:table-cell office:value-type="float" office:value="0.739933714124532">
                <text:p>0.739933714124532</text:p>
                <draw:g>
                  <svg:desc>instances.J2:instances.J12</svg:desc>
                </draw:g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6579225">
                <text:p>0.6579225</text:p>
              </table:table-cell>
              <table:table-cell office:value-type="float" office:value="0.5724866842344">
                <text:p>0.5724866842344</text:p>
              </table:table-cell>
              <table:table-cell office:value-type="float" office:value="0.522087885850615">
                <text:p>0.522087885850615</text:p>
              </table:table-cell>
              <table:table-cell office:value-type="float" office:value="0.793540099100753">
                <text:p>0.793540099100753</text:p>
              </table:table-cell>
              <table:table-cell office:value-type="float" office:value="0.48955875562574">
                <text:p>0.48955875562574</text:p>
              </table:table-cell>
              <table:table-cell office:value-type="float" office:value="0.744097907619423">
                <text:p>0.744097907619423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6579225">
                <text:p>0.6579225</text:p>
              </table:table-cell>
              <table:table-cell office:value-type="float" office:value="0.634824123184368">
                <text:p>0.634824123184368</text:p>
              </table:table-cell>
              <table:table-cell office:value-type="float" office:value="0.561152967121811">
                <text:p>0.561152967121811</text:p>
              </table:table-cell>
              <table:table-cell office:value-type="float" office:value="0.852916516948138">
                <text:p>0.852916516948138</text:p>
              </table:table-cell>
              <table:table-cell office:value-type="float" office:value="0.521195727720964">
                <text:p>0.521195727720964</text:p>
              </table:table-cell>
              <table:table-cell office:value-type="float" office:value="0.792184075967859">
                <text:p>0.792184075967859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625026375">
                <text:p>0.625026375</text:p>
              </table:table-cell>
              <table:table-cell office:value-type="float" office:value="0.603082917025149">
                <text:p>0.603082917025149</text:p>
              </table:table-cell>
              <table:table-cell office:value-type="float" office:value="0.533934150270758">
                <text:p>0.533934150270758</text:p>
              </table:table-cell>
              <table:table-cell office:value-type="float" office:value="0.854258590720684">
                <text:p>0.854258590720684</text:p>
              </table:table-cell>
              <table:table-cell office:value-type="float" office:value="0.500255655920984">
                <text:p>0.500255655920984</text:p>
              </table:table-cell>
              <table:table-cell office:value-type="float" office:value="0.800375273637027">
                <text:p>0.800375273637027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625026375">
                <text:p>0.625026375</text:p>
              </table:table-cell>
              <table:table-cell office:value-type="float" office:value="0.603082917025149">
                <text:p>0.603082917025149</text:p>
              </table:table-cell>
              <table:table-cell office:value-type="float" office:value="0.480794031144426">
                <text:p>0.480794031144426</text:p>
              </table:table-cell>
              <table:table-cell office:value-type="float" office:value="0.769237987987989">
                <text:p>0.769237987987989</text:p>
              </table:table-cell>
              <table:table-cell office:value-type="float" office:value="0.448487893742293">
                <text:p>0.448487893742293</text:p>
              </table:table-cell>
              <table:table-cell office:value-type="float" office:value="0.717550349362926">
                <text:p>0.717550349362926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625026375">
                <text:p>0.625026375</text:p>
              </table:table-cell>
              <table:table-cell office:value-type="float" office:value="0.603082917025149">
                <text:p>0.603082917025149</text:p>
              </table:table-cell>
              <table:table-cell office:value-type="float" office:value="0.360485486912156">
                <text:p>0.360485486912156</text:p>
              </table:table-cell>
              <table:table-cell office:value-type="float" office:value="0.576752440106477">
                <text:p>0.576752440106477</text:p>
              </table:table-cell>
              <table:table-cell office:value-type="float" office:value="0.337436266173117">
                <text:p>0.337436266173117</text:p>
              </table:table-cell>
              <table:table-cell office:value-type="float" office:value="0.539875243141727">
                <text:p>0.539875243141727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625026375">
                <text:p>0.625026375</text:p>
              </table:table-cell>
              <table:table-cell office:value-type="float" office:value="0.603082917025149">
                <text:p>0.603082917025149</text:p>
              </table:table-cell>
              <table:table-cell office:value-type="float" office:value="0.339244878172418">
                <text:p>0.339244878172418</text:p>
              </table:table-cell>
              <table:table-cell office:value-type="float" office:value="0.542768900228279">
                <text:p>0.542768900228279</text:p>
              </table:table-cell>
              <table:table-cell office:value-type="float" office:value="0.322855230534427">
                <text:p>0.322855230534427</text:p>
              </table:table-cell>
              <table:table-cell office:value-type="float" office:value="0.516546570589804">
                <text:p>0.516546570589804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625026375">
                <text:p>0.625026375</text:p>
              </table:table-cell>
              <table:table-cell office:value-type="float" office:value="0.603082917025149">
                <text:p>0.603082917025149</text:p>
              </table:table-cell>
              <table:table-cell office:value-type="float" office:value="0.340843292327464">
                <text:p>0.340843292327464</text:p>
              </table:table-cell>
              <table:table-cell office:value-type="float" office:value="0.545326254955983">
                <text:p>0.545326254955983</text:p>
              </table:table-cell>
              <table:table-cell office:value-type="float" office:value="0.321309916763941">
                <text:p>0.321309916763941</text:p>
              </table:table-cell>
              <table:table-cell office:value-type="float" office:value="0.51407417289221">
                <text:p>0.51407417289221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.625026375">
                <text:p>0.625026375</text:p>
              </table:table-cell>
              <table:table-cell office:value-type="float" office:value="0.603082917025149">
                <text:p>0.603082917025149</text:p>
              </table:table-cell>
              <table:table-cell office:value-type="float" office:value="0.316262845795561">
                <text:p>0.316262845795561</text:p>
              </table:table-cell>
              <table:table-cell office:value-type="float" office:value="0.505999200106653">
                <text:p>0.505999200106653</text:p>
              </table:table-cell>
              <table:table-cell office:value-type="float" office:value="0.29890751186899">
                <text:p>0.29890751186899</text:p>
              </table:table-cell>
              <table:table-cell office:value-type="float" office:value="0.478231837606837">
                <text:p>0.478231837606837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625026375">
                <text:p>0.625026375</text:p>
              </table:table-cell>
              <table:table-cell office:value-type="float" office:value="0.554233200746112">
                <text:p>0.554233200746112</text:p>
              </table:table-cell>
              <table:table-cell office:value-type="float" office:value="0.285121844247431">
                <text:p>0.285121844247431</text:p>
              </table:table-cell>
              <table:table-cell office:value-type="float" office:value="0.456175700181342">
                <text:p>0.456175700181342</text:p>
              </table:table-cell>
              <table:table-cell office:value-type="float" office:value="0.269566772289586">
                <text:p>0.269566772289586</text:p>
              </table:table-cell>
              <table:table-cell office:value-type="float" office:value="0.431288635282929">
                <text:p>0.43128863528292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625026375">
                <text:p>0.625026375</text:p>
              </table:table-cell>
              <table:table-cell office:value-type="float" office:value="0.554233200746112">
                <text:p>0.554233200746112</text:p>
              </table:table-cell>
              <table:table-cell office:value-type="float" office:value="0.234945288180882">
                <text:p>0.234945288180882</text:p>
              </table:table-cell>
              <table:table-cell office:value-type="float" office:value="0.375896598252965">
                <text:p>0.375896598252965</text:p>
              </table:table-cell>
              <table:table-cell office:value-type="float" office:value="0.216874960560662">
                <text:p>0.216874960560662</text:p>
              </table:table-cell>
              <table:table-cell office:value-type="float" office:value="0.346985294117647">
                <text:p>0.34698529411764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50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">
      <style:chart-properties chart:display-label="true" chart:logarithmic="false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0">
      <style:chart-properties chart:symbol-type="named-symbol" chart:symbol-name="arrow-down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column-mapping="0 1" chart:style-name="ch1">
        <chart:title svg:x="2.506cm" svg:y="0.315cm" chart:style-name="ch2">
          <text:p>% CPU time / Trials compared to the naive approach
for the complete semantics with e=0.005</text:p>
        </chart:title>
        <chart:legend chart:legend-position="end" svg:x="12.948cm" svg:y="3.689cm" style:legend-expansion="high" chart:style-name="ch3"/>
        <chart:plot-area chart:style-name="ch4" table:cell-range-address="complete_005.A2:complete_005.A12 complete_005.B15:complete_005.D26" chart:data-source-has-labels="both" svg:x="1.324cm" svg:y="2.2cm" svg:width="10.984cm" svg:height="5.646cm">
          <chartooo:coordinate-region svg:x="2.279cm" svg:y="2.404cm" svg:width="9.835cm" svg:height="4.786cm"/>
          <chart:axis chart:dimension="x" chart:name="primary-x" chart:style-name="ch5" chartooo:axis-type="auto">
            <chartooo:date-scale/>
            <chart:title svg:x="6.001cm" svg:y="8.027cm" chart:style-name="ch6">
              <text:p>Arguments</text:p>
            </chart:title>
            <chart:categories table:cell-range-address="complete_005.A2:complete_005.A12"/>
          </chart:axis>
          <chart:axis chart:dimension="y" chart:name="primary-y" chart:style-name="ch7">
            <chart:title svg:x="0.451cm" svg:y="6.446cm" chart:style-name="ch8">
              <text:p>% CPU time / Trials</text:p>
            </chart:title>
            <chart:grid chart:style-name="ch9" chart:class="major"/>
          </chart:axis>
          <chart:series chart:style-name="ch10" chart:values-cell-range-address="complete_005.B16:complete_005.B26" chart:label-cell-address="complete_005.B15:complete_005.B15" chart:class="chart:line">
            <chart:data-point chart:repeated="11"/>
          </chart:series>
          <chart:series chart:style-name="ch11" chart:values-cell-range-address="complete_005.C16:complete_005.C26" chart:label-cell-address="complete_005.C15:complete_005.C15" chart:class="chart:line">
            <chart:data-point chart:repeated="11"/>
          </chart:series>
          <chart:series chart:style-name="ch12" chart:values-cell-range-address="complete_005.D16:complete_005.D26" chart:label-cell-address="complete_005.D15:complete_005.D15" chart:class="chart:line"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 time</text:p>
                <draw:g>
                  <svg:desc>complete_005.B15:complete_005.B15</svg:desc>
                </draw:g>
              </table:table-cell>
              <table:table-cell office:value-type="string">
                <text:p>Trials</text:p>
                <draw:g>
                  <svg:desc>complete_005.C15:complete_005.C15</svg:desc>
                </draw:g>
              </table:table-cell>
              <table:table-cell office:value-type="string">
                <text:p>Successes</text:p>
                <draw:g>
                  <svg:desc>complete_005.D15:complete_005.D15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complete_005.A2:complete_005.A12</svg:desc>
                </draw:g>
              </table:table-cell>
              <table:table-cell office:value-type="float" office:value="0.344113541181945">
                <text:p>0.344113541181945</text:p>
                <draw:g>
                  <svg:desc>complete_005.B16:complete_005.B26</svg:desc>
                </draw:g>
              </table:table-cell>
              <table:table-cell office:value-type="float" office:value="0.318958812834337">
                <text:p>0.318958812834337</text:p>
                <draw:g>
                  <svg:desc>complete_005.C16:complete_005.C26</svg:desc>
                </draw:g>
              </table:table-cell>
              <table:table-cell office:value-type="float" office:value="0.461104050262584">
                <text:p>0.461104050262584</text:p>
                <draw:g>
                  <svg:desc>complete_005.D16:complete_005.D26</svg:desc>
                </draw:g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321468547123349">
                <text:p>0.321468547123349</text:p>
              </table:table-cell>
              <table:table-cell office:value-type="float" office:value="0.287447967199775">
                <text:p>0.287447967199775</text:p>
              </table:table-cell>
              <table:table-cell office:value-type="float" office:value="0.435787814731892">
                <text:p>0.435787814731892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242606516290727">
                <text:p>0.242606516290727</text:p>
              </table:table-cell>
              <table:table-cell office:value-type="float" office:value="0.224132721258176">
                <text:p>0.224132721258176</text:p>
              </table:table-cell>
              <table:table-cell office:value-type="float" office:value="0.341245147226412">
                <text:p>0.341245147226412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227848101265823">
                <text:p>0.227848101265823</text:p>
              </table:table-cell>
              <table:table-cell office:value-type="float" office:value="0.200376288592445">
                <text:p>0.200376288592445</text:p>
              </table:table-cell>
              <table:table-cell office:value-type="float" office:value="0.320942376137637">
                <text:p>0.320942376137637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320284697508897">
                <text:p>0.320284697508897</text:p>
              </table:table-cell>
              <table:table-cell office:value-type="float" office:value="0.28058821381627">
                <text:p>0.28058821381627</text:p>
              </table:table-cell>
              <table:table-cell office:value-type="float" office:value="0.448824987065327">
                <text:p>0.448824987065327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456186612576065">
                <text:p>0.456186612576065</text:p>
              </table:table-cell>
              <table:table-cell office:value-type="float" office:value="0.413656575587045">
                <text:p>0.413656575587045</text:p>
              </table:table-cell>
              <table:table-cell office:value-type="float" office:value="0.66370771524998">
                <text:p>0.6637077152499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475591151792525">
                <text:p>0.475591151792525</text:p>
              </table:table-cell>
              <table:table-cell office:value-type="float" office:value="0.425499994975286">
                <text:p>0.425499994975286</text:p>
              </table:table-cell>
              <table:table-cell office:value-type="float" office:value="0.680550674907497">
                <text:p>0.680550674907497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482086406743941">
                <text:p>0.482086406743941</text:p>
              </table:table-cell>
              <table:table-cell office:value-type="float" office:value="0.429252966009224">
                <text:p>0.429252966009224</text:p>
              </table:table-cell>
              <table:table-cell office:value-type="float" office:value="0.690037819311486">
                <text:p>0.690037819311486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.506232686980609">
                <text:p>0.506232686980609</text:p>
              </table:table-cell>
              <table:table-cell office:value-type="float" office:value="0.452120044965628">
                <text:p>0.452120044965628</text:p>
              </table:table-cell>
              <table:table-cell office:value-type="float" office:value="0.723938804850905">
                <text:p>0.723938804850905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530038143674507">
                <text:p>0.530038143674507</text:p>
              </table:table-cell>
              <table:table-cell office:value-type="float" office:value="0.473001364689454">
                <text:p>0.473001364689454</text:p>
              </table:table-cell>
              <table:table-cell office:value-type="float" office:value="0.754114075730947">
                <text:p>0.75411407573094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56818956699625">
                <text:p>0.56818956699625</text:p>
              </table:table-cell>
              <table:table-cell office:value-type="float" office:value="0.509279461182081">
                <text:p>0.509279461182081</text:p>
              </table:table-cell>
              <table:table-cell office:value-type="float" office:value="0.814401965300169">
                <text:p>0.81440196530016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50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15cm" chart:symbol-height="0.1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15cm" chart:symbol-height="0.15cm"/>
      <style:graphic-properties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15cm" chart:symbol-height="0.15cm"/>
      <style:graphic-properties draw:stroke-dash="Fine_20_Dotted" svg:stroke-width="0.076cm" svg:stroke-color="#004586" draw:fill-color="#004586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15cm" chart:symbol-height="0.15cm"/>
      <style:graphic-properties svg:stroke-width="0.025cm" svg:stroke-color="#004586" draw:fill-color="#004586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787cm" svg:y="0.315cm" chart:style-name="ch2">
          <text:p>CPU time / Trials of the two algorithms
for the complete semantics with e=0.005</text:p>
        </chart:title>
        <chart:legend chart:legend-position="end" svg:x="12.18cm" svg:y="3.436cm" style:legend-expansion="high" chart:style-name="ch3"/>
        <chart:plot-area chart:style-name="ch4" table:cell-range-address="complete_005.A2:complete_005.B12 complete_005.A1:complete_005.B1 complete_005.D1:complete_005.D12 complete_005.K1:complete_005.K12 complete_005.M1:complete_005.M12" chart:data-source-has-labels="both" svg:x="1.324cm" svg:y="2.2cm" svg:width="9.662cm" svg:height="5.646cm">
          <chartooo:coordinate-region svg:x="2.151cm" svg:y="2.404cm" svg:width="7.622cm" svg:height="4.786cm"/>
          <chart:axis chart:dimension="x" chart:name="primary-x" chart:style-name="ch5" chartooo:axis-type="auto">
            <chartooo:date-scale/>
            <chart:title svg:x="5.34cm" svg:y="8.027cm" chart:style-name="ch6">
              <text:p>Arguments</text:p>
            </chart:title>
            <chart:categories table:cell-range-address="complete_005.A2:complete_005.A12"/>
          </chart:axis>
          <chart:axis chart:dimension="y" chart:name="primary-y" chart:style-name="ch5">
            <chart:title svg:x="0.451cm" svg:y="6.126cm" chart:style-name="ch7">
              <text:p>CPU time (ms)</text:p>
            </chart:title>
            <chart:grid chart:style-name="ch8" chart:class="major"/>
          </chart:axis>
          <chart:axis chart:dimension="y" chart:name="secondary-y" chart:style-name="ch9">
            <chart:title svg:x="11.307cm" svg:y="5.71cm" chart:style-name="ch7">
              <text:p>Iterations</text:p>
            </chart:title>
          </chart:axis>
          <chart:series chart:attached-axis="primary-y" chart:style-name="ch10" chart:values-cell-range-address="complete_005.B2:complete_005.B12" chart:label-cell-address="complete_005.B1:complete_005.B1" chart:class="chart:line">
            <chart:data-point chart:repeated="11"/>
          </chart:series>
          <chart:series chart:attached-axis="secondary-y" chart:style-name="ch11" chart:values-cell-range-address="complete_005.D2:complete_005.D12" chart:label-cell-address="complete_005.D1:complete_005.D1" chart:class="chart:line">
            <chart:data-point chart:repeated="11"/>
          </chart:series>
          <chart:series chart:attached-axis="primary-y" chart:style-name="ch12" chart:values-cell-range-address="complete_005.K2:complete_005.K12" chart:label-cell-address="complete_005.K1:complete_005.K1" chart:class="chart:line">
            <chart:data-point chart:repeated="11"/>
          </chart:series>
          <chart:series chart:attached-axis="secondary-y" chart:style-name="ch13" chart:values-cell-range-address="complete_005.M2:complete_005.M12" chart:label-cell-address="complete_005.M1:complete_005.M1" chart:class="chart:line"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aive CPU time</text:p>
                <draw:g>
                  <svg:desc>complete_005.B1:complete_005.B1</svg:desc>
                </draw:g>
              </table:table-cell>
              <table:table-cell office:value-type="string">
                <text:p>Naive Trials</text:p>
                <draw:g>
                  <svg:desc>complete_005.D1:complete_005.D1</svg:desc>
                </draw:g>
              </table:table-cell>
              <table:table-cell office:value-type="string">
                <text:p>Optim CPU time</text:p>
                <draw:g>
                  <svg:desc>complete_005.K1:complete_005.K1</svg:desc>
                </draw:g>
              </table:table-cell>
              <table:table-cell office:value-type="string">
                <text:p>Optim Trials</text:p>
                <draw:g>
                  <svg:desc>complete_005.M1:complete_005.M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complete_005.A2:complete_005.A12</svg:desc>
                </draw:g>
              </table:table-cell>
              <table:table-cell office:value-type="float" office:value="214.9">
                <text:p>214.9</text:p>
                <draw:g>
                  <svg:desc>complete_005.B2:complete_005.B12</svg:desc>
                </draw:g>
              </table:table-cell>
              <table:table-cell office:value-type="float" office:value="38060.4">
                <text:p>38060.4</text:p>
                <draw:g>
                  <svg:desc>complete_005.D2:complete_005.D12</svg:desc>
                </draw:g>
              </table:table-cell>
              <table:table-cell office:value-type="float" office:value="73.95">
                <text:p>73.95</text:p>
                <draw:g>
                  <svg:desc>complete_005.K2:complete_005.K12</svg:desc>
                </draw:g>
              </table:table-cell>
              <table:table-cell office:value-type="float" office:value="12139.7">
                <text:p>12139.7</text:p>
                <draw:g>
                  <svg:desc>complete_005.M2:complete_005.M12</svg:desc>
                </draw:g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223.35">
                <text:p>223.35</text:p>
              </table:table-cell>
              <table:table-cell office:value-type="float" office:value="38341.2">
                <text:p>38341.2</text:p>
              </table:table-cell>
              <table:table-cell office:value-type="float" office:value="71.8">
                <text:p>71.8</text:p>
              </table:table-cell>
              <table:table-cell office:value-type="float" office:value="11021.1">
                <text:p>11021.1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99.5">
                <text:p>199.5</text:p>
              </table:table-cell>
              <table:table-cell office:value-type="float" office:value="37892.95">
                <text:p>37892.95</text:p>
              </table:table-cell>
              <table:table-cell office:value-type="float" office:value="48.4">
                <text:p>48.4</text:p>
              </table:table-cell>
              <table:table-cell office:value-type="float" office:value="8493.05">
                <text:p>8493.05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209.35">
                <text:p>209.35</text:p>
              </table:table-cell>
              <table:table-cell office:value-type="float" office:value="38268.5">
                <text:p>38268.5</text:p>
              </table:table-cell>
              <table:table-cell office:value-type="float" office:value="47.7">
                <text:p>47.7</text:p>
              </table:table-cell>
              <table:table-cell office:value-type="float" office:value="7668.1">
                <text:p>7668.1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238.85">
                <text:p>238.85</text:p>
              </table:table-cell>
              <table:table-cell office:value-type="float" office:value="38343.2">
                <text:p>38343.2</text:p>
              </table:table-cell>
              <table:table-cell office:value-type="float" office:value="76.5">
                <text:p>76.5</text:p>
              </table:table-cell>
              <table:table-cell office:value-type="float" office:value="10758.65">
                <text:p>10758.65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246.5">
                <text:p>246.5</text:p>
              </table:table-cell>
              <table:table-cell office:value-type="float" office:value="35397.6">
                <text:p>35397.6</text:p>
              </table:table-cell>
              <table:table-cell office:value-type="float" office:value="112.45">
                <text:p>112.45</text:p>
              </table:table-cell>
              <table:table-cell office:value-type="float" office:value="14642.45">
                <text:p>14642.4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62.2">
                <text:p>262.2</text:p>
              </table:table-cell>
              <table:table-cell office:value-type="float" office:value="34827.85">
                <text:p>34827.85</text:p>
              </table:table-cell>
              <table:table-cell office:value-type="float" office:value="124.7">
                <text:p>124.7</text:p>
              </table:table-cell>
              <table:table-cell office:value-type="float" office:value="14819.25">
                <text:p>14819.25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284.7">
                <text:p>284.7</text:p>
              </table:table-cell>
              <table:table-cell office:value-type="float" office:value="34596.15">
                <text:p>34596.15</text:p>
              </table:table-cell>
              <table:table-cell office:value-type="float" office:value="137.25">
                <text:p>137.25</text:p>
              </table:table-cell>
              <table:table-cell office:value-type="float" office:value="14850.5">
                <text:p>14850.5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288.8">
                <text:p>288.8</text:p>
              </table:table-cell>
              <table:table-cell office:value-type="float" office:value="33180.9">
                <text:p>33180.9</text:p>
              </table:table-cell>
              <table:table-cell office:value-type="float" office:value="146.2">
                <text:p>146.2</text:p>
              </table:table-cell>
              <table:table-cell office:value-type="float" office:value="15001.75">
                <text:p>15001.75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314.6">
                <text:p>314.6</text:p>
              </table:table-cell>
              <table:table-cell office:value-type="float" office:value="31509">
                <text:p>31509</text:p>
              </table:table-cell>
              <table:table-cell office:value-type="float" office:value="166.75">
                <text:p>166.75</text:p>
              </table:table-cell>
              <table:table-cell office:value-type="float" office:value="14903.8">
                <text:p>14903.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93.3">
                <text:p>293.3</text:p>
              </table:table-cell>
              <table:table-cell office:value-type="float" office:value="27660.55">
                <text:p>27660.55</text:p>
              </table:table-cell>
              <table:table-cell office:value-type="float" office:value="166.65">
                <text:p>166.65</text:p>
              </table:table-cell>
              <table:table-cell office:value-type="float" office:value="14086.95">
                <text:p>14086.9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50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Fine_20_Dotted" draw:display-name="Fine Dotted" draw:style="rect" draw:dots1="1" draw:distance="0.457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">
      <style:chart-properties chart:display-label="true" chart:logarithmic="false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">
      <style:chart-properties chart:symbol-type="named-symbol" chart:symbol-name="arrow-down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1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column-mapping="1 0" chart:style-name="ch1">
        <chart:title svg:x="2.506cm" svg:y="0.315cm" chart:style-name="ch2">
          <text:p>% CPU time / Trials compared to the naive approach
for the complete semantics with e=0.01</text:p>
        </chart:title>
        <chart:legend chart:legend-position="end" svg:x="12.948cm" svg:y="3.689cm" style:legend-expansion="high" chart:style-name="ch3"/>
        <chart:plot-area chart:style-name="ch4" table:cell-range-address="complete_01.A2:complete_01.A12 complete_01.B15:complete_01.D26" chart:data-source-has-labels="both" svg:x="1.324cm" svg:y="2.2cm" svg:width="10.984cm" svg:height="5.646cm">
          <chartooo:coordinate-region svg:x="2.279cm" svg:y="2.404cm" svg:width="9.835cm" svg:height="4.786cm"/>
          <chart:axis chart:dimension="x" chart:name="primary-x" chart:style-name="ch5" chartooo:axis-type="auto">
            <chartooo:date-scale/>
            <chart:title svg:x="6.001cm" svg:y="8.027cm" chart:style-name="ch6">
              <text:p>Arguments</text:p>
            </chart:title>
            <chart:categories table:cell-range-address="complete_01.A2:complete_01.A12"/>
          </chart:axis>
          <chart:axis chart:dimension="y" chart:name="primary-y" chart:style-name="ch7">
            <chart:title svg:x="0.495cm" svg:y="6.423cm" chart:style-name="ch8">
              <text:p>% CPU time / Trials</text:p>
            </chart:title>
            <chart:grid chart:style-name="ch9" chart:class="major"/>
          </chart:axis>
          <chart:series chart:style-name="ch10" chart:values-cell-range-address="complete_01.D16:complete_01.D26" chart:label-cell-address="complete_01.D15:complete_01.D15" chart:class="chart:line">
            <chart:data-point chart:repeated="11"/>
          </chart:series>
          <chart:series chart:style-name="ch11" chart:values-cell-range-address="complete_01.B16:complete_01.B26" chart:label-cell-address="complete_01.B15:complete_01.B15" chart:class="chart:line">
            <chart:data-point chart:repeated="11"/>
          </chart:series>
          <chart:series chart:style-name="ch12" chart:values-cell-range-address="complete_01.C16:complete_01.C26" chart:label-cell-address="complete_01.C15:complete_01.C15" chart:class="chart:line"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ccesses</text:p>
                <draw:g>
                  <svg:desc>complete_01.D15:complete_01.D15</svg:desc>
                </draw:g>
              </table:table-cell>
              <table:table-cell office:value-type="string">
                <text:p>CPU time</text:p>
                <draw:g>
                  <svg:desc>complete_01.B15:complete_01.B15</svg:desc>
                </draw:g>
              </table:table-cell>
              <table:table-cell office:value-type="string">
                <text:p>Trials</text:p>
                <draw:g>
                  <svg:desc>complete_01.C15:complete_01.C15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complete_01.A2:complete_01.A12</svg:desc>
                </draw:g>
              </table:table-cell>
              <table:table-cell office:value-type="float" office:value="0.461118677229394">
                <text:p>0.461118677229394</text:p>
                <draw:g>
                  <svg:desc>complete_01.D16:complete_01.D26</svg:desc>
                </draw:g>
              </table:table-cell>
              <table:table-cell office:value-type="float" office:value="0.446997178557033">
                <text:p>0.446997178557033</text:p>
                <draw:g>
                  <svg:desc>complete_01.B16:complete_01.B26</svg:desc>
                </draw:g>
              </table:table-cell>
              <table:table-cell office:value-type="float" office:value="0.319221083732447">
                <text:p>0.319221083732447</text:p>
                <draw:g>
                  <svg:desc>complete_01.C16:complete_01.C26</svg:desc>
                </draw:g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434762091227647">
                <text:p>0.434762091227647</text:p>
              </table:table-cell>
              <table:table-cell office:value-type="float" office:value="0.303409446355959">
                <text:p>0.303409446355959</text:p>
              </table:table-cell>
              <table:table-cell office:value-type="float" office:value="0.28513901204945">
                <text:p>0.28513901204945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345423192175044">
                <text:p>0.345423192175044</text:p>
              </table:table-cell>
              <table:table-cell office:value-type="float" office:value="0.298295454545455">
                <text:p>0.298295454545455</text:p>
              </table:table-cell>
              <table:table-cell office:value-type="float" office:value="0.229049895302354">
                <text:p>0.229049895302354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323682212955569">
                <text:p>0.323682212955569</text:p>
              </table:table-cell>
              <table:table-cell office:value-type="float" office:value="0.40518038852914">
                <text:p>0.40518038852914</text:p>
              </table:table-cell>
              <table:table-cell office:value-type="float" office:value="0.202438272088999">
                <text:p>0.202438272088999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450235879963307">
                <text:p>0.450235879963307</text:p>
              </table:table-cell>
              <table:table-cell office:value-type="float" office:value="0.346383543463835">
                <text:p>0.346383543463835</text:p>
              </table:table-cell>
              <table:table-cell office:value-type="float" office:value="0.28112393209229">
                <text:p>0.28112393209229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660888339565374">
                <text:p>0.660888339565374</text:p>
              </table:table-cell>
              <table:table-cell office:value-type="float" office:value="0.446573323507738">
                <text:p>0.446573323507738</text:p>
              </table:table-cell>
              <table:table-cell office:value-type="float" office:value="0.413016722559082">
                <text:p>0.41301672255908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679259945107635">
                <text:p>0.679259945107635</text:p>
              </table:table-cell>
              <table:table-cell office:value-type="float" office:value="0.483571428571429">
                <text:p>0.483571428571429</text:p>
              </table:table-cell>
              <table:table-cell office:value-type="float" office:value="0.425352517159186">
                <text:p>0.425352517159186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687398312618461">
                <text:p>0.687398312618461</text:p>
              </table:table-cell>
              <table:table-cell office:value-type="float" office:value="0.476467170249855">
                <text:p>0.476467170249855</text:p>
              </table:table-cell>
              <table:table-cell office:value-type="float" office:value="0.427582267305995">
                <text:p>0.427582267305995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.721417406884983">
                <text:p>0.721417406884983</text:p>
              </table:table-cell>
              <table:table-cell office:value-type="float" office:value="0.46628895184136">
                <text:p>0.46628895184136</text:p>
              </table:table-cell>
              <table:table-cell office:value-type="float" office:value="0.451493593720822">
                <text:p>0.451493593720822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757592478149554">
                <text:p>0.757592478149554</text:p>
              </table:table-cell>
              <table:table-cell office:value-type="float" office:value="0.575539568345324">
                <text:p>0.575539568345324</text:p>
              </table:table-cell>
              <table:table-cell office:value-type="float" office:value="0.473177362901228">
                <text:p>0.47317736290122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813509999380843">
                <text:p>0.813509999380843</text:p>
              </table:table-cell>
              <table:table-cell office:value-type="float" office:value="0.569744597249509">
                <text:p>0.569744597249509</text:p>
              </table:table-cell>
              <table:table-cell office:value-type="float" office:value="0.509560194759489">
                <text:p>0.50956019475948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50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15cm" chart:symbol-height="0.1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15cm" chart:symbol-height="0.15cm"/>
      <style:graphic-properties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15cm" chart:symbol-height="0.15cm"/>
      <style:graphic-properties draw:stroke-dash="Fine_20_Dotted" svg:stroke-width="0.076cm" svg:stroke-color="#004586" draw:fill-color="#004586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15cm" chart:symbol-height="0.15cm"/>
      <style:graphic-properties svg:stroke-width="0.025cm" svg:stroke-color="#004586" draw:fill-color="#004586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915cm" svg:y="0.315cm" chart:style-name="ch2">
          <text:p>CPU time / Trials of the two algorithms
for the complete semantics with e=0.01</text:p>
        </chart:title>
        <chart:legend chart:legend-position="end" svg:x="12.18cm" svg:y="3.436cm" style:legend-expansion="high" chart:style-name="ch3"/>
        <chart:plot-area chart:style-name="ch4" table:cell-range-address="complete_01.A2:complete_01.B12 complete_01.A1:complete_01.B1 complete_01.D1:complete_01.D12 complete_01.K1:complete_01.K12 complete_01.M1:complete_01.M12" chart:data-source-has-labels="both" svg:x="1.324cm" svg:y="2.2cm" svg:width="9.662cm" svg:height="5.646cm">
          <chartooo:coordinate-region svg:x="2.151cm" svg:y="2.404cm" svg:width="7.622cm" svg:height="4.786cm"/>
          <chart:axis chart:dimension="x" chart:name="primary-x" chart:style-name="ch5" chartooo:axis-type="auto">
            <chartooo:date-scale/>
            <chart:title svg:x="5.34cm" svg:y="8.027cm" chart:style-name="ch6">
              <text:p>Arguments</text:p>
            </chart:title>
            <chart:categories table:cell-range-address="complete_01.A2:complete_01.A12"/>
          </chart:axis>
          <chart:axis chart:dimension="y" chart:name="primary-y" chart:style-name="ch5">
            <chart:title svg:x="0.451cm" svg:y="6.126cm" chart:style-name="ch7">
              <text:p>CPU time (ms)</text:p>
            </chart:title>
            <chart:grid chart:style-name="ch8" chart:class="major"/>
          </chart:axis>
          <chart:axis chart:dimension="y" chart:name="secondary-y" chart:style-name="ch9">
            <chart:title svg:x="11.307cm" svg:y="5.71cm" chart:style-name="ch7">
              <text:p>Iterations</text:p>
            </chart:title>
          </chart:axis>
          <chart:series chart:attached-axis="primary-y" chart:style-name="ch10" chart:values-cell-range-address="complete_01.B2:complete_01.B12" chart:label-cell-address="complete_01.B1:complete_01.B1" chart:class="chart:line">
            <chart:data-point chart:repeated="11"/>
          </chart:series>
          <chart:series chart:attached-axis="secondary-y" chart:style-name="ch11" chart:values-cell-range-address="complete_01.D2:complete_01.D12" chart:label-cell-address="complete_01.D1:complete_01.D1" chart:class="chart:line">
            <chart:data-point chart:repeated="11"/>
          </chart:series>
          <chart:series chart:attached-axis="primary-y" chart:style-name="ch12" chart:values-cell-range-address="complete_01.K2:complete_01.K12" chart:label-cell-address="complete_01.K1:complete_01.K1" chart:class="chart:line">
            <chart:data-point chart:repeated="11"/>
          </chart:series>
          <chart:series chart:attached-axis="secondary-y" chart:style-name="ch13" chart:values-cell-range-address="complete_01.M2:complete_01.M12" chart:label-cell-address="complete_01.M1:complete_01.M1" chart:class="chart:line"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aive CPU time</text:p>
                <draw:g>
                  <svg:desc>complete_01.B1:complete_01.B1</svg:desc>
                </draw:g>
              </table:table-cell>
              <table:table-cell office:value-type="string">
                <text:p>Naive Trials</text:p>
                <draw:g>
                  <svg:desc>complete_01.D1:complete_01.D1</svg:desc>
                </draw:g>
              </table:table-cell>
              <table:table-cell office:value-type="string">
                <text:p>Optim CPU time</text:p>
                <draw:g>
                  <svg:desc>complete_01.K1:complete_01.K1</svg:desc>
                </draw:g>
              </table:table-cell>
              <table:table-cell office:value-type="string">
                <text:p>Optim Trials</text:p>
                <draw:g>
                  <svg:desc>complete_01.M1:complete_01.M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complete_01.A2:complete_01.A12</svg:desc>
                </draw:g>
              </table:table-cell>
              <table:table-cell office:value-type="float" office:value="248.1">
                <text:p>248.1</text:p>
                <draw:g>
                  <svg:desc>complete_01.B2:complete_01.B12</svg:desc>
                </draw:g>
              </table:table-cell>
              <table:table-cell office:value-type="float" office:value="9510.65">
                <text:p>9510.65</text:p>
                <draw:g>
                  <svg:desc>complete_01.D2:complete_01.D12</svg:desc>
                </draw:g>
              </table:table-cell>
              <table:table-cell office:value-type="float" office:value="110.9">
                <text:p>110.9</text:p>
                <draw:g>
                  <svg:desc>complete_01.K2:complete_01.K12</svg:desc>
                </draw:g>
              </table:table-cell>
              <table:table-cell office:value-type="float" office:value="3036">
                <text:p>3036</text:p>
                <draw:g>
                  <svg:desc>complete_01.M2:complete_01.M12</svg:desc>
                </draw:g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59.85">
                <text:p>159.85</text:p>
              </table:table-cell>
              <table:table-cell office:value-type="float" office:value="9585.5">
                <text:p>9585.5</text:p>
              </table:table-cell>
              <table:table-cell office:value-type="float" office:value="48.5">
                <text:p>48.5</text:p>
              </table:table-cell>
              <table:table-cell office:value-type="float" office:value="2733.2">
                <text:p>2733.2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05.6">
                <text:p>105.6</text:p>
              </table:table-cell>
              <table:table-cell office:value-type="float" office:value="9455.8">
                <text:p>9455.8</text:p>
              </table:table-cell>
              <table:table-cell office:value-type="float" office:value="31.5">
                <text:p>31.5</text:p>
              </table:table-cell>
              <table:table-cell office:value-type="float" office:value="2165.85">
                <text:p>2165.85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62.15">
                <text:p>162.15</text:p>
              </table:table-cell>
              <table:table-cell office:value-type="float" office:value="9564.15">
                <text:p>9564.15</text:p>
              </table:table-cell>
              <table:table-cell office:value-type="float" office:value="65.7">
                <text:p>65.7</text:p>
              </table:table-cell>
              <table:table-cell office:value-type="float" office:value="1936.15">
                <text:p>1936.15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75.35">
                <text:p>75.35</text:p>
              </table:table-cell>
              <table:table-cell office:value-type="float" office:value="9580.65">
                <text:p>9580.65</text:p>
              </table:table-cell>
              <table:table-cell office:value-type="float" office:value="26.1">
                <text:p>26.1</text:p>
              </table:table-cell>
              <table:table-cell office:value-type="float" office:value="2693.35">
                <text:p>2693.35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67.85">
                <text:p>67.85</text:p>
              </table:table-cell>
              <table:table-cell office:value-type="float" office:value="8856.3">
                <text:p>8856.3</text:p>
              </table:table-cell>
              <table:table-cell office:value-type="float" office:value="30.3">
                <text:p>30.3</text:p>
              </table:table-cell>
              <table:table-cell office:value-type="float" office:value="3657.8">
                <text:p>3657.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70">
                <text:p>70</text:p>
              </table:table-cell>
              <table:table-cell office:value-type="float" office:value="8705.25">
                <text:p>8705.25</text:p>
              </table:table-cell>
              <table:table-cell office:value-type="float" office:value="33.85">
                <text:p>33.85</text:p>
              </table:table-cell>
              <table:table-cell office:value-type="float" office:value="3702.8">
                <text:p>3702.8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86.05">
                <text:p>86.05</text:p>
              </table:table-cell>
              <table:table-cell office:value-type="float" office:value="8665.35">
                <text:p>8665.35</text:p>
              </table:table-cell>
              <table:table-cell office:value-type="float" office:value="41">
                <text:p>41</text:p>
              </table:table-cell>
              <table:table-cell office:value-type="float" office:value="3705.15">
                <text:p>3705.15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88.25">
                <text:p>88.25</text:p>
              </table:table-cell>
              <table:table-cell office:value-type="float" office:value="8300.45">
                <text:p>8300.45</text:p>
              </table:table-cell>
              <table:table-cell office:value-type="float" office:value="41.15">
                <text:p>41.15</text:p>
              </table:table-cell>
              <table:table-cell office:value-type="float" office:value="3747.6">
                <text:p>3747.6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83.4">
                <text:p>83.4</text:p>
              </table:table-cell>
              <table:table-cell office:value-type="float" office:value="7871.15">
                <text:p>7871.15</text:p>
              </table:table-cell>
              <table:table-cell office:value-type="float" office:value="48">
                <text:p>48</text:p>
              </table:table-cell>
              <table:table-cell office:value-type="float" office:value="3724.45">
                <text:p>3724.4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76.35">
                <text:p>76.35</text:p>
              </table:table-cell>
              <table:table-cell office:value-type="float" office:value="6890.55">
                <text:p>6890.55</text:p>
              </table:table-cell>
              <table:table-cell office:value-type="float" office:value="43.5">
                <text:p>43.5</text:p>
              </table:table-cell>
              <table:table-cell office:value-type="float" office:value="3511.15">
                <text:p>3511.1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50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Fine_20_Dotted" draw:display-name="Fine Dotted" draw:style="rect" draw:dots1="1" draw:distance="0.457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">
      <style:chart-properties chart:display-label="true" chart:logarithmic="false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">
      <style:chart-properties chart:symbol-type="named-symbol" chart:symbol-name="arrow-down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1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column-mapping="1 0" chart:style-name="ch1">
        <chart:title svg:x="2.506cm" svg:y="0.315cm" chart:style-name="ch2">
          <text:p>% CPU time / Trials compared to the naive approach
for the grounded semantics with e=0.01</text:p>
        </chart:title>
        <chart:legend chart:legend-position="end" svg:x="12.948cm" svg:y="3.689cm" style:legend-expansion="high" chart:style-name="ch3"/>
        <chart:plot-area chart:style-name="ch4" table:cell-range-address="grounded_01.A2:grounded_01.A12 grounded_01.B15:grounded_01.D26" chart:data-source-has-labels="both" svg:x="1.324cm" svg:y="2.2cm" svg:width="10.984cm" svg:height="5.646cm">
          <chartooo:coordinate-region svg:x="2.279cm" svg:y="2.404cm" svg:width="9.835cm" svg:height="4.786cm"/>
          <chart:axis chart:dimension="x" chart:name="primary-x" chart:style-name="ch5" chartooo:axis-type="auto">
            <chartooo:date-scale/>
            <chart:title svg:x="6.001cm" svg:y="8.027cm" chart:style-name="ch6">
              <text:p>Arguments</text:p>
            </chart:title>
            <chart:categories table:cell-range-address="grounded_01.A2:grounded_01.A12"/>
          </chart:axis>
          <chart:axis chart:dimension="y" chart:name="primary-y" chart:style-name="ch7">
            <chart:title svg:x="0.451cm" svg:y="6.446cm" chart:style-name="ch8">
              <text:p>% CPU time / Trials</text:p>
            </chart:title>
            <chart:grid chart:style-name="ch9" chart:class="major"/>
          </chart:axis>
          <chart:series chart:style-name="ch10" chart:values-cell-range-address="grounded_01.D16:grounded_01.D26" chart:label-cell-address="grounded_01.D15:grounded_01.D15" chart:class="chart:line">
            <chart:data-point chart:repeated="11"/>
          </chart:series>
          <chart:series chart:style-name="ch11" chart:values-cell-range-address="grounded_01.B16:grounded_01.B26" chart:label-cell-address="grounded_01.B15:grounded_01.B15" chart:class="chart:line">
            <chart:data-point chart:repeated="11"/>
          </chart:series>
          <chart:series chart:style-name="ch12" chart:values-cell-range-address="grounded_01.C16:grounded_01.C26" chart:label-cell-address="grounded_01.C15:grounded_01.C15" chart:class="chart:line"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ccesses</text:p>
                <draw:g>
                  <svg:desc>grounded_01.D15:grounded_01.D15</svg:desc>
                </draw:g>
              </table:table-cell>
              <table:table-cell office:value-type="string">
                <text:p>CPU time</text:p>
                <draw:g>
                  <svg:desc>grounded_01.B15:grounded_01.B15</svg:desc>
                </draw:g>
              </table:table-cell>
              <table:table-cell office:value-type="string">
                <text:p>Trials</text:p>
                <draw:g>
                  <svg:desc>grounded_01.C15:grounded_01.C15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grounded_01.A2:grounded_01.A12</svg:desc>
                </draw:g>
              </table:table-cell>
              <table:table-cell office:value-type="float" office:value="0.530547899228039">
                <text:p>0.530547899228039</text:p>
                <draw:g>
                  <svg:desc>grounded_01.D16:grounded_01.D26</svg:desc>
                </draw:g>
              </table:table-cell>
              <table:table-cell office:value-type="float" office:value="0.503871522798968">
                <text:p>0.503871522798968</text:p>
                <draw:g>
                  <svg:desc>grounded_01.B16:grounded_01.B26</svg:desc>
                </draw:g>
              </table:table-cell>
              <table:table-cell office:value-type="float" office:value="0.365318865053057">
                <text:p>0.365318865053057</text:p>
                <draw:g>
                  <svg:desc>grounded_01.C16:grounded_01.C26</svg:desc>
                </draw:g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50234756813283">
                <text:p>0.50234756813283</text:p>
              </table:table-cell>
              <table:table-cell office:value-type="float" office:value="0.502737443465841">
                <text:p>0.502737443465841</text:p>
              </table:table-cell>
              <table:table-cell office:value-type="float" office:value="0.329831363475288">
                <text:p>0.329831363475288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428077172341592">
                <text:p>0.428077172341592</text:p>
              </table:table-cell>
              <table:table-cell office:value-type="float" office:value="0.435565819861432">
                <text:p>0.435565819861432</text:p>
              </table:table-cell>
              <table:table-cell office:value-type="float" office:value="0.281428780222992">
                <text:p>0.281428780222992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404355595498103">
                <text:p>0.404355595498103</text:p>
              </table:table-cell>
              <table:table-cell office:value-type="float" office:value="0.415875442549083">
                <text:p>0.415875442549083</text:p>
              </table:table-cell>
              <table:table-cell office:value-type="float" office:value="0.252920740250743">
                <text:p>0.252920740250743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513368290814823">
                <text:p>0.513368290814823</text:p>
              </table:table-cell>
              <table:table-cell office:value-type="float" office:value="0.52638336646786">
                <text:p>0.52638336646786</text:p>
              </table:table-cell>
              <table:table-cell office:value-type="float" office:value="0.319321533923304">
                <text:p>0.319321533923304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690043230631991">
                <text:p>0.690043230631991</text:p>
              </table:table-cell>
              <table:table-cell office:value-type="float" office:value="0.705131840090729">
                <text:p>0.705131840090729</text:p>
              </table:table-cell>
              <table:table-cell office:value-type="float" office:value="0.432875725063062">
                <text:p>0.43287572506306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708812399941784">
                <text:p>0.708812399941784</text:p>
              </table:table-cell>
              <table:table-cell office:value-type="float" office:value="0.71900537006771">
                <text:p>0.71900537006771</text:p>
              </table:table-cell>
              <table:table-cell office:value-type="float" office:value="0.443505939255993">
                <text:p>0.443505939255993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712461487063365">
                <text:p>0.712461487063365</text:p>
              </table:table-cell>
              <table:table-cell office:value-type="float" office:value="0.719478151882869">
                <text:p>0.719478151882869</text:p>
              </table:table-cell>
              <table:table-cell office:value-type="float" office:value="0.447144426139484">
                <text:p>0.447144426139484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.741946999286044">
                <text:p>0.741946999286044</text:p>
              </table:table-cell>
              <table:table-cell office:value-type="float" office:value="0.75049203225192">
                <text:p>0.75049203225192</text:p>
              </table:table-cell>
              <table:table-cell office:value-type="float" office:value="0.46606797630184">
                <text:p>0.46606797630184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786495942827365">
                <text:p>0.786495942827365</text:p>
              </table:table-cell>
              <table:table-cell office:value-type="float" office:value="0.792528579205226">
                <text:p>0.792528579205226</text:p>
              </table:table-cell>
              <table:table-cell office:value-type="float" office:value="0.488372247500747">
                <text:p>0.48837224750074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827558946861896">
                <text:p>0.827558946861896</text:p>
              </table:table-cell>
              <table:table-cell office:value-type="float" office:value="0.833691756272401">
                <text:p>0.833691756272401</text:p>
              </table:table-cell>
              <table:table-cell office:value-type="float" office:value="0.518117836011424">
                <text:p>0.51811783601142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50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